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103f9cc6"/>
    </style:style>
    <style:style style:name="P2" style:family="paragraph" style:parent-style-name="Standard" style:list-style-name="L1">
      <style:text-properties style:font-name="標楷體1" fo:font-size="17pt" fo:font-weight="bold" officeooo:rsid="07ca52e4" officeooo:paragraph-rsid="103f9cc6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style:font-name="標楷體1" fo:font-size="17pt" fo:font-weight="bold" officeooo:rsid="07ca52e4" officeooo:paragraph-rsid="1325977f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style:font-name="標楷體1" fo:font-size="17pt" fo:font-weight="bold" officeooo:rsid="07ca52e4" officeooo:paragraph-rsid="13222375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style:font-name="標楷體1" fo:font-size="17pt" fo:font-weight="bold" officeooo:rsid="07ca52e4" officeooo:paragraph-rsid="1321b785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style:font-name="標楷體1" fo:font-size="17pt" fo:font-weight="bold" officeooo:rsid="07e6e805" officeooo:paragraph-rsid="103f9cc6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style:font-name="標楷體1" fo:font-size="17pt" fo:font-weight="bold" officeooo:rsid="10d29b60" officeooo:paragraph-rsid="10e88be3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style:font-name="標楷體1" fo:font-size="17pt" fo:font-weight="bold" officeooo:rsid="10d29b60" officeooo:paragraph-rsid="10d29b60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style:font-name="標楷體1" fo:font-size="17pt" fo:font-weight="bold" officeooo:rsid="07d5d877" officeooo:paragraph-rsid="103f9cc6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style:font-name="標楷體1" fo:font-size="17pt" fo:font-weight="bold" officeooo:rsid="07cca448" officeooo:paragraph-rsid="103f9cc6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標楷體1" fo:font-size="17pt" fo:font-weight="bold" officeooo:rsid="07ca52e4" officeooo:paragraph-rsid="103f9cc6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標楷體1" fo:font-size="17pt" fo:font-weight="bold" officeooo:rsid="07ca52e4" officeooo:paragraph-rsid="105f6036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標楷體1" fo:font-size="17pt" fo:font-weight="bold" officeooo:rsid="07ca52e4" officeooo:paragraph-rsid="1052668a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標楷體1" fo:font-size="17pt" fo:font-weight="bold" officeooo:rsid="07ca52e4" officeooo:paragraph-rsid="1053278f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標楷體1" fo:font-size="17pt" fo:font-weight="bold" officeooo:rsid="07ca52e4" officeooo:paragraph-rsid="106a7659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標楷體1" fo:font-size="17pt" fo:font-weight="bold" officeooo:rsid="10d29b60" officeooo:paragraph-rsid="1106ef8c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標楷體1" fo:font-size="17pt" fo:font-weight="bold" officeooo:rsid="10d29b60" officeooo:paragraph-rsid="10e88be3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標楷體1" fo:font-size="17pt" fo:font-weight="bold" officeooo:rsid="10d29b60" officeooo:paragraph-rsid="110c35b7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標楷體1" fo:font-size="17pt" fo:font-weight="bold" officeooo:rsid="10d29b60" officeooo:paragraph-rsid="110d1a6e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標楷體1" fo:font-size="17pt" fo:font-weight="bold" officeooo:rsid="10d29b60" officeooo:paragraph-rsid="10e5ac82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標楷體1" fo:font-size="17pt" fo:font-weight="bold" officeooo:rsid="10d29b60" officeooo:paragraph-rsid="1116f9b0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標楷體1" fo:font-size="17pt" fo:font-weight="bold" officeooo:rsid="10d29b60" officeooo:paragraph-rsid="111e5978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標楷體1" fo:font-size="17pt" fo:font-weight="bold" officeooo:rsid="10d29b60" officeooo:paragraph-rsid="11207bf4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標楷體1" fo:font-size="17pt" fo:font-weight="bold" officeooo:rsid="10d29b60" officeooo:paragraph-rsid="1113ae03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標楷體1" fo:font-size="17pt" fo:font-weight="bold" officeooo:rsid="10d29b60" officeooo:paragraph-rsid="111ca2a4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標楷體1" fo:font-size="17pt" fo:font-weight="bold" officeooo:rsid="10d29b60" officeooo:paragraph-rsid="1126c089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標楷體1" fo:font-size="17pt" fo:font-weight="bold" officeooo:rsid="10d29b60" officeooo:paragraph-rsid="11173179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標楷體1" fo:font-size="17pt" fo:font-weight="bold" officeooo:rsid="10d29b60" officeooo:paragraph-rsid="111d9bc8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標楷體1" fo:font-size="17pt" fo:font-weight="bold" officeooo:rsid="08038b5c" officeooo:paragraph-rsid="103f9cc6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標楷體1" fo:font-size="17pt" fo:font-weight="bold" officeooo:rsid="08038b5c" officeooo:paragraph-rsid="1a482d60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標楷體1" fo:font-size="17pt" fo:font-weight="bold" officeooo:rsid="084ba5f0" officeooo:paragraph-rsid="103f9cc6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標楷體1" fo:font-size="17pt" fo:font-weight="bold" officeooo:rsid="084727a4" officeooo:paragraph-rsid="103f9cc6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標楷體1" fo:font-size="17pt" fo:font-weight="bold" officeooo:rsid="07d5d877" officeooo:paragraph-rsid="103f9cc6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標楷體1" fo:font-size="17pt" fo:font-weight="bold" officeooo:rsid="07cca448" officeooo:paragraph-rsid="103f9cc6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標楷體1" fo:font-size="17pt" fo:font-weight="bold" officeooo:rsid="07e02809" officeooo:paragraph-rsid="103f9cc6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標楷體1" fo:font-size="17pt" fo:font-weight="bold" officeooo:rsid="106f552c" officeooo:paragraph-rsid="1bac17f3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標楷體1" fo:font-size="17pt" fo:font-weight="bold" officeooo:rsid="106f552c" officeooo:paragraph-rsid="1b16b5e7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標楷體1" fo:font-size="17pt" fo:font-weight="bold" officeooo:rsid="106f552c" officeooo:paragraph-rsid="1badcfc6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標楷體1" fo:font-size="17pt" fo:font-weight="bold" officeooo:rsid="106f552c" officeooo:paragraph-rsid="1bafbf7c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標楷體1" fo:font-size="17pt" fo:font-weight="bold" officeooo:rsid="106f552c" officeooo:paragraph-rsid="1b18d913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標楷體1" fo:font-size="17pt" fo:font-weight="bold" officeooo:rsid="106f552c" officeooo:paragraph-rsid="1b1957d5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標楷體1" fo:font-size="17pt" fo:font-weight="bold" officeooo:rsid="106f552c" officeooo:paragraph-rsid="1afaadbe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標楷體1" fo:font-size="17pt" fo:font-weight="bold" officeooo:rsid="106f552c" officeooo:paragraph-rsid="1b10700a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標楷體1" fo:font-size="17pt" fo:font-weight="bold" officeooo:rsid="106f552c" officeooo:paragraph-rsid="1b0ba701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標楷體1" fo:font-size="17pt" fo:font-weight="bold" officeooo:rsid="106f552c" officeooo:paragraph-rsid="1aff9c1b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標楷體1" fo:font-size="17pt" fo:font-weight="bold" officeooo:rsid="106f552c" officeooo:paragraph-rsid="1b0e2758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標楷體1" fo:font-size="17pt" fo:font-weight="bold" officeooo:rsid="106f552c" officeooo:paragraph-rsid="1b018680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標楷體1" fo:font-size="17pt" fo:font-weight="bold" officeooo:rsid="106f552c" officeooo:paragraph-rsid="1b4600dd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標楷體1" fo:font-size="17pt" fo:font-weight="bold" officeooo:rsid="106f552c" officeooo:paragraph-rsid="1b8fa955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標楷體1" fo:font-size="17pt" fo:font-weight="bold" officeooo:rsid="106f552c" officeooo:paragraph-rsid="1b7f6d04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標楷體1" fo:font-size="17pt" fo:font-weight="bold" officeooo:rsid="106f552c" officeooo:paragraph-rsid="10bde73c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標楷體1" fo:font-size="17pt" fo:font-weight="bold" officeooo:rsid="106f552c" officeooo:paragraph-rsid="10d074d5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標楷體1" fo:font-size="17pt" fo:font-weight="bold" officeooo:rsid="106f552c" officeooo:paragraph-rsid="106f552c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標楷體1" fo:font-size="17pt" fo:font-weight="bold" officeooo:rsid="106f552c" officeooo:paragraph-rsid="1b2175af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標楷體1" fo:font-size="17pt" fo:font-weight="bold" officeooo:rsid="106f552c" officeooo:paragraph-rsid="1bb1e4da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標楷體1" fo:font-size="17pt" fo:font-weight="bold" officeooo:rsid="106f552c" officeooo:paragraph-rsid="107c1abc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標楷體1" fo:font-size="17pt" fo:font-weight="bold" officeooo:rsid="106f552c" officeooo:paragraph-rsid="1071f116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標楷體1" fo:font-size="17pt" fo:font-weight="bold" officeooo:rsid="106f552c" officeooo:paragraph-rsid="12af6aea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標楷體1" fo:font-size="17pt" fo:font-weight="bold" officeooo:rsid="106f552c" officeooo:paragraph-rsid="12be3d13" style:font-name-asian="標楷體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標楷體1" fo:font-size="17pt" fo:font-weight="bold" officeooo:rsid="106f552c" officeooo:paragraph-rsid="12bac0f8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標楷體1" fo:font-size="17pt" fo:font-weight="bold" officeooo:rsid="106f552c" officeooo:paragraph-rsid="10752a21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標楷體1" fo:font-size="17pt" fo:font-weight="bold" officeooo:rsid="106f552c" officeooo:paragraph-rsid="1099398c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標楷體1" fo:font-size="17pt" fo:font-weight="bold" officeooo:rsid="106f552c" officeooo:paragraph-rsid="10b41039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標楷體1" fo:font-size="17pt" fo:font-weight="bold" officeooo:rsid="106f552c" officeooo:paragraph-rsid="132f8b0c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標楷體1" fo:font-size="17pt" fo:font-weight="bold" officeooo:rsid="106f552c" officeooo:paragraph-rsid="1337af27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標楷體1" fo:font-size="17pt" fo:font-weight="bold" officeooo:rsid="106f552c" officeooo:paragraph-rsid="109ead18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標楷體1" fo:font-size="17pt" fo:font-weight="bold" officeooo:rsid="106f552c" officeooo:paragraph-rsid="10b7a118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標楷體1" fo:font-size="17pt" fo:font-weight="bold" officeooo:rsid="106f552c" officeooo:paragraph-rsid="1312c3d7" style:font-name-asian="標楷體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標楷體1" fo:font-size="17pt" fo:font-weight="bold" officeooo:rsid="106f552c" officeooo:paragraph-rsid="1315460c" style:font-name-asian="標楷體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標楷體1" fo:font-size="17pt" fo:font-weight="bold" officeooo:rsid="106f552c" officeooo:paragraph-rsid="131770ac" style:font-name-asian="標楷體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標楷體1" fo:font-size="17pt" fo:font-weight="bold" officeooo:rsid="106f552c" officeooo:paragraph-rsid="131947e1" style:font-name-asian="標楷體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標楷體1" fo:font-size="17pt" fo:font-weight="bold" officeooo:rsid="106f552c" officeooo:paragraph-rsid="131ac1c1" style:font-name-asian="標楷體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標楷體1" fo:font-size="17pt" fo:font-weight="bold" officeooo:rsid="106f552c" officeooo:paragraph-rsid="131b5227" style:font-name-asian="標楷體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標楷體1" fo:font-size="17pt" fo:font-weight="bold" officeooo:rsid="106f552c" officeooo:paragraph-rsid="132c1ea6" style:font-name-asian="標楷體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標楷體1" fo:font-size="17pt" fo:font-weight="bold" officeooo:rsid="106f552c" officeooo:paragraph-rsid="1e837da9" style:font-name-asian="標楷體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標楷體1" fo:font-size="17pt" fo:font-weight="bold" officeooo:rsid="106f552c" officeooo:paragraph-rsid="1e83c8ea" style:font-name-asian="標楷體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標楷體1" fo:font-size="17pt" fo:font-weight="bold" officeooo:rsid="106f552c" officeooo:paragraph-rsid="1d881504" style:font-name-asian="標楷體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標楷體1" fo:font-size="17pt" fo:font-weight="bold" officeooo:rsid="106f552c" officeooo:paragraph-rsid="1daef05d" style:font-name-asian="標楷體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標楷體1" fo:font-size="17pt" fo:font-weight="bold" officeooo:rsid="106f552c" officeooo:paragraph-rsid="1d88312c" style:font-name-asian="標楷體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標楷體1" fo:font-size="17pt" fo:font-weight="bold" officeooo:rsid="106f552c" officeooo:paragraph-rsid="1d8fcbec" style:font-name-asian="標楷體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標楷體1" fo:font-size="17pt" fo:font-weight="bold" officeooo:rsid="106f552c" officeooo:paragraph-rsid="1d9c0ffc" style:font-name-asian="標楷體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標楷體1" fo:font-size="17pt" fo:font-weight="bold" officeooo:rsid="106f552c" officeooo:paragraph-rsid="1dabeeaf" style:font-name-asian="標楷體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標楷體1" fo:font-size="17pt" fo:font-weight="bold" officeooo:rsid="106f552c" officeooo:paragraph-rsid="1da329e0" style:font-name-asian="標楷體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標楷體1" fo:font-size="17pt" fo:font-weight="bold" officeooo:rsid="106f552c" officeooo:paragraph-rsid="18d9d72a" style:font-name-asian="標楷體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標楷體1" fo:font-size="17pt" fo:font-weight="bold" officeooo:rsid="106f552c" officeooo:paragraph-rsid="18d5acc6" style:font-name-asian="標楷體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標楷體1" fo:font-size="17pt" fo:font-weight="bold" officeooo:rsid="106f552c" officeooo:paragraph-rsid="18e9456c" style:font-name-asian="標楷體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標楷體1" fo:font-size="17pt" fo:font-weight="bold" officeooo:rsid="106f552c" officeooo:paragraph-rsid="18ee55b1" style:font-name-asian="標楷體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標楷體1" fo:font-size="17pt" fo:font-weight="bold" officeooo:rsid="106f552c" officeooo:paragraph-rsid="18dfed46" style:font-name-asian="標楷體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標楷體1" fo:font-size="17pt" fo:font-weight="bold" officeooo:rsid="106f552c" officeooo:paragraph-rsid="18e0b037" style:font-name-asian="標楷體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標楷體1" fo:font-size="17pt" fo:font-weight="bold" officeooo:rsid="106f552c" officeooo:paragraph-rsid="18ebbf70" style:font-name-asian="標楷體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標楷體1" fo:font-size="17pt" fo:font-weight="bold" officeooo:rsid="106f552c" officeooo:paragraph-rsid="18ec7de0" style:font-name-asian="標楷體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標楷體1" fo:font-size="17pt" fo:font-weight="bold" officeooo:rsid="106f552c" officeooo:paragraph-rsid="18defe1c" style:font-name-asian="標楷體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標楷體1" fo:font-size="17pt" fo:font-weight="bold" officeooo:rsid="106f552c" officeooo:paragraph-rsid="18df2db7" style:font-name-asian="標楷體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標楷體1" fo:font-size="17pt" fo:font-weight="bold" officeooo:rsid="106f552c" officeooo:paragraph-rsid="18e62ac7" style:font-name-asian="標楷體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標楷體1" fo:font-size="17pt" fo:font-weight="bold" officeooo:rsid="106f552c" officeooo:paragraph-rsid="18c5ddd8" style:font-name-asian="標楷體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標楷體1" fo:font-size="17pt" fo:font-weight="bold" officeooo:rsid="106f552c" officeooo:paragraph-rsid="18d78355" style:font-name-asian="標楷體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標楷體1" fo:font-size="17pt" fo:font-weight="bold" officeooo:rsid="106f552c" officeooo:paragraph-rsid="18d0d455" style:font-name-asian="標楷體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標楷體1" fo:font-size="17pt" fo:font-weight="bold" officeooo:rsid="106f552c" officeooo:paragraph-rsid="12d01b69" style:font-name-asian="標楷體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333333" style:font-name="標楷體1" fo:font-size="17pt" fo:font-weight="bold" officeooo:rsid="106f552c" officeooo:paragraph-rsid="10a467e5" style:font-name-asian="標楷體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標楷體1" fo:font-size="17pt" fo:font-weight="bold" officeooo:rsid="106f552c" officeooo:paragraph-rsid="10cd7de8" style:font-name-asian="標楷體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text-properties fo:color="#333333" style:font-name="標楷體1" fo:font-size="17pt" fo:font-weight="bold" officeooo:rsid="106f552c" officeooo:paragraph-rsid="12b17d10" style:font-name-asian="標楷體1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text-properties fo:color="#333333" style:font-name="標楷體1" fo:font-size="17pt" fo:font-weight="bold" officeooo:rsid="106f552c" officeooo:paragraph-rsid="12b31e58" style:font-name-asian="標楷體1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text-properties fo:color="#333333" style:font-name="標楷體1" fo:font-size="17pt" fo:font-weight="bold" officeooo:rsid="1b1dc7d7" officeooo:paragraph-rsid="1b268b1a" style:font-name-asian="標楷體1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text-properties fo:color="#333333" style:font-name="標楷體1" fo:font-size="17pt" fo:font-weight="bold" officeooo:rsid="1b1dc7d7" officeooo:paragraph-rsid="1b5bd619" style:font-name-asian="標楷體1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text-properties fo:color="#333333" style:font-name="標楷體1" fo:font-size="17pt" fo:font-weight="bold" officeooo:rsid="1b1dc7d7" officeooo:paragraph-rsid="1b3b6797" style:font-name-asian="標楷體1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text-properties fo:color="#333333" style:font-name="標楷體1" fo:font-size="17pt" fo:font-weight="bold" officeooo:rsid="1b1dc7d7" officeooo:paragraph-rsid="1b655304" style:font-name-asian="標楷體1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標楷體1" fo:font-size="17pt" fo:font-weight="bold" officeooo:rsid="1b1dc7d7" officeooo:paragraph-rsid="1b60ab08" style:font-name-asian="標楷體1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text-properties fo:color="#333333" style:font-name="標楷體1" fo:font-size="17pt" fo:font-weight="bold" officeooo:rsid="1b1dc7d7" officeooo:paragraph-rsid="1b1dc7d7" style:font-name-asian="標楷體1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標楷體1" fo:font-size="17pt" fo:font-weight="bold" officeooo:rsid="1b1dc7d7" officeooo:paragraph-rsid="1b260298" style:font-name-asian="標楷體1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標楷體1" fo:font-size="17pt" fo:font-weight="bold" officeooo:rsid="1b1dc7d7" officeooo:paragraph-rsid="1b3c2674" style:font-name-asian="標楷體1" style:font-size-asian="17pt" style:language-asian="zh" style:country-asian="TW" style:font-weight-asian="bold" style:font-size-complex="17pt" style:font-weight-complex="bold"/>
    </style:style>
    <style:style style:name="P111" style:family="paragraph" style:parent-style-name="Standard" style:list-style-name="L1">
      <style:text-properties fo:color="#333333" style:font-name="標楷體1" fo:font-size="17pt" fo:font-weight="bold" officeooo:rsid="1e83c8ea" officeooo:paragraph-rsid="1e83c8ea" style:font-name-asian="標楷體1" style:font-size-asian="17pt" style:language-asian="zh" style:country-asian="TW" style:font-weight-asian="bold" style:font-size-complex="17pt" style:font-weight-complex="bold"/>
    </style:style>
    <style:style style:name="P112" style:family="paragraph" style:parent-style-name="Standard" style:list-style-name="L1">
      <style:text-properties fo:color="#333333" style:font-name="標楷體1" fo:font-size="17pt" fo:font-weight="bold" officeooo:rsid="1e83c8ea" officeooo:paragraph-rsid="1e886226" style:font-name-asian="標楷體1" style:font-size-asian="17pt" style:language-asian="zh" style:country-asian="TW" style:font-weight-asian="bold" style:font-size-complex="17pt" style:font-weight-complex="bold"/>
    </style:style>
    <style:style style:name="P113" style:family="paragraph" style:parent-style-name="Standard" style:list-style-name="L1">
      <style:text-properties fo:color="#333333" style:font-name="標楷體1" fo:font-size="17pt" fo:font-weight="bold" officeooo:rsid="1995fa5f" officeooo:paragraph-rsid="1ed8769a" style:font-name-asian="標楷體1" style:font-size-asian="17pt" style:language-asian="zh" style:country-asian="TW" style:font-weight-asian="bold" style:font-size-complex="17pt" style:font-weight-complex="bold"/>
    </style:style>
    <style:style style:name="P114" style:family="paragraph" style:parent-style-name="Standard" style:list-style-name="L1">
      <style:text-properties fo:color="#333333" style:font-name="標楷體1" fo:font-size="17pt" fo:font-weight="bold" officeooo:rsid="1995fa5f" officeooo:paragraph-rsid="1edf140a" style:font-name-asian="標楷體1" style:font-size-asian="17pt" style:language-asian="zh" style:country-asian="TW" style:font-weight-asian="bold" style:font-size-complex="17pt" style:font-weight-complex="bold"/>
    </style:style>
    <style:style style:name="P115" style:family="paragraph" style:parent-style-name="Standard" style:list-style-name="L1">
      <style:text-properties fo:color="#333333" style:font-name="標楷體1" fo:font-size="17pt" fo:font-weight="bold" officeooo:rsid="1995fa5f" officeooo:paragraph-rsid="1ee2d2dc" style:font-name-asian="標楷體1" style:font-size-asian="17pt" style:language-asian="zh" style:country-asian="TW" style:font-weight-asian="bold" style:font-size-complex="17pt" style:font-weight-complex="bold"/>
    </style:style>
    <style:style style:name="P116" style:family="paragraph" style:parent-style-name="Standard" style:list-style-name="L1">
      <style:text-properties fo:color="#333333" style:font-name="標楷體1" fo:font-size="17pt" fo:font-weight="bold" officeooo:rsid="1995fa5f" officeooo:paragraph-rsid="1eda00c1" style:font-name-asian="標楷體1" style:font-size-asian="17pt" style:language-asian="zh" style:country-asian="TW" style:font-weight-asian="bold" style:font-size-complex="17pt" style:font-weight-complex="bold"/>
    </style:style>
    <style:style style:name="P117" style:family="paragraph" style:parent-style-name="Standard" style:list-style-name="L1">
      <style:text-properties fo:color="#333333" style:font-name="標楷體1" fo:font-size="17pt" fo:font-weight="bold" officeooo:rsid="13e02786" officeooo:paragraph-rsid="14497533" style:font-name-asian="標楷體1" style:font-size-asian="17pt" style:language-asian="zh" style:country-asian="TW" style:font-weight-asian="bold" style:font-size-complex="17pt" style:font-weight-complex="bold"/>
    </style:style>
    <style:style style:name="P118" style:family="paragraph" style:parent-style-name="Standard" style:list-style-name="L1">
      <style:text-properties fo:color="#333333" style:font-name="標楷體1" fo:font-size="17pt" fo:font-weight="bold" officeooo:rsid="13e02786" officeooo:paragraph-rsid="144db23a" style:font-name-asian="標楷體1" style:font-size-asian="17pt" style:language-asian="zh" style:country-asian="TW" style:font-weight-asian="bold" style:font-size-complex="17pt" style:font-weight-complex="bold"/>
    </style:style>
    <style:style style:name="P119" style:family="paragraph" style:parent-style-name="Standard" style:list-style-name="L1">
      <style:text-properties fo:color="#333333" style:font-name="標楷體1" fo:font-size="17pt" fo:font-weight="bold" officeooo:rsid="13e02786" officeooo:paragraph-rsid="1452fe13" style:font-name-asian="標楷體1" style:font-size-asian="17pt" style:language-asian="zh" style:country-asian="TW" style:font-weight-asian="bold" style:font-size-complex="17pt" style:font-weight-complex="bold"/>
    </style:style>
    <style:style style:name="P120" style:family="paragraph" style:parent-style-name="Standard" style:list-style-name="L1">
      <style:text-properties fo:color="#333333" style:font-name="標楷體1" fo:font-size="17pt" fo:font-weight="bold" officeooo:rsid="13e02786" officeooo:paragraph-rsid="145b25c6" style:font-name-asian="標楷體1" style:font-size-asian="17pt" style:language-asian="zh" style:country-asian="TW" style:font-weight-asian="bold" style:font-size-complex="17pt" style:font-weight-complex="bold"/>
    </style:style>
    <style:style style:name="P121" style:family="paragraph" style:parent-style-name="Standard" style:list-style-name="L1">
      <style:text-properties fo:color="#333333" style:font-name="標楷體1" fo:font-size="17pt" fo:font-weight="bold" officeooo:rsid="13e02786" officeooo:paragraph-rsid="146d5da9" style:font-name-asian="標楷體1" style:font-size-asian="17pt" style:language-asian="zh" style:country-asian="TW" style:font-weight-asian="bold" style:font-size-complex="17pt" style:font-weight-complex="bold"/>
    </style:style>
    <style:style style:name="P122" style:family="paragraph" style:parent-style-name="Standard" style:list-style-name="L1">
      <style:text-properties fo:color="#333333" style:font-name="標楷體1" fo:font-size="17pt" fo:font-weight="bold" officeooo:rsid="144e108e" officeooo:paragraph-rsid="144f3708" style:font-name-asian="標楷體1" style:font-size-asian="17pt" style:language-asian="zh" style:country-asian="TW" style:font-weight-asian="bold" style:font-size-complex="17pt" style:font-weight-complex="bold"/>
    </style:style>
    <style:style style:name="P123" style:family="paragraph" style:parent-style-name="Standard" style:list-style-name="L1">
      <style:text-properties fo:color="#333333" style:font-name="標楷體1" fo:font-size="17pt" fo:font-weight="bold" officeooo:rsid="144e108e" officeooo:paragraph-rsid="1452a64a" style:font-name-asian="標楷體1" style:font-size-asian="17pt" style:language-asian="zh" style:country-asian="TW" style:font-weight-asian="bold" style:font-size-complex="17pt" style:font-weight-complex="bold"/>
    </style:style>
    <style:style style:name="P124" style:family="paragraph" style:parent-style-name="Standard" style:list-style-name="L1">
      <style:text-properties fo:color="#333333" style:font-name="標楷體1" fo:font-size="17pt" fo:font-weight="bold" officeooo:rsid="14504613" officeooo:paragraph-rsid="144f3708" style:font-name-asian="標楷體1" style:font-size-asian="17pt" style:language-asian="zh" style:country-asian="TW" style:font-weight-asian="bold" style:font-size-complex="17pt" style:font-weight-complex="bold"/>
    </style:style>
    <style:style style:name="P125" style:family="paragraph" style:parent-style-name="Standard" style:list-style-name="L1">
      <style:text-properties fo:color="#333333" style:font-name="標楷體1" fo:font-size="17pt" fo:font-weight="bold" officeooo:rsid="145c6264" officeooo:paragraph-rsid="14635c99" style:font-name-asian="標楷體1" style:font-size-asian="17pt" style:language-asian="zh" style:country-asian="TW" style:font-weight-asian="bold" style:font-size-complex="17pt" style:font-weight-complex="bold"/>
    </style:style>
    <style:style style:name="P126" style:family="paragraph" style:parent-style-name="Standard" style:list-style-name="L1">
      <style:text-properties fo:color="#333333" style:font-name="標楷體1" fo:font-size="17pt" fo:font-weight="bold" officeooo:rsid="145c6264" officeooo:paragraph-rsid="145b25c6" style:font-name-asian="標楷體1" style:font-size-asian="17pt" style:language-asian="zh" style:country-asian="TW" style:font-weight-asian="bold" style:font-size-complex="17pt" style:font-weight-complex="bold"/>
    </style:style>
    <style:style style:name="P127" style:family="paragraph" style:parent-style-name="Standard" style:list-style-name="L1">
      <style:text-properties fo:color="#333333" style:font-name="標楷體1" fo:font-size="17pt" fo:font-weight="bold" officeooo:rsid="145c6264" officeooo:paragraph-rsid="1464354f" style:font-name-asian="標楷體1" style:font-size-asian="17pt" style:language-asian="zh" style:country-asian="TW" style:font-weight-asian="bold" style:font-size-complex="17pt" style:font-weight-complex="bold"/>
    </style:style>
    <style:style style:name="P128" style:family="paragraph" style:parent-style-name="Standard" style:list-style-name="L1">
      <style:text-properties fo:color="#333333" style:font-name="標楷體1" fo:font-size="17pt" fo:font-weight="bold" officeooo:rsid="145c6264" officeooo:paragraph-rsid="1464eae9" style:font-name-asian="標楷體1" style:font-size-asian="17pt" style:language-asian="zh" style:country-asian="TW" style:font-weight-asian="bold" style:font-size-complex="17pt" style:font-weight-complex="bold"/>
    </style:style>
    <style:style style:name="P129" style:family="paragraph" style:parent-style-name="Standard" style:list-style-name="L1">
      <style:text-properties fo:color="#333333" style:font-name="標楷體1" fo:font-size="17pt" fo:font-weight="bold" officeooo:rsid="145c6264" officeooo:paragraph-rsid="148c75c6" style:font-name-asian="標楷體1" style:font-size-asian="17pt" style:language-asian="zh" style:country-asian="TW" style:font-weight-asian="bold" style:font-size-complex="17pt" style:font-weight-complex="bold"/>
    </style:style>
    <style:style style:name="P130" style:family="paragraph" style:parent-style-name="Standard" style:list-style-name="L1">
      <style:text-properties fo:color="#333333" style:font-name="標楷體1" fo:font-size="17pt" fo:font-weight="bold" officeooo:rsid="145c6264" officeooo:paragraph-rsid="1490d38e" style:font-name-asian="標楷體1" style:font-size-asian="17pt" style:language-asian="zh" style:country-asian="TW" style:font-weight-asian="bold" style:font-size-complex="17pt" style:font-weight-complex="bold"/>
    </style:style>
    <style:style style:name="P131" style:family="paragraph" style:parent-style-name="Standard" style:list-style-name="L1">
      <style:text-properties fo:color="#333333" style:font-name="標楷體1" fo:font-size="17pt" fo:font-weight="bold" officeooo:rsid="145c6264" officeooo:paragraph-rsid="14911e3b" style:font-name-asian="標楷體1" style:font-size-asian="17pt" style:language-asian="zh" style:country-asian="TW" style:font-weight-asian="bold" style:font-size-complex="17pt" style:font-weight-complex="bold"/>
    </style:style>
    <style:style style:name="P132" style:family="paragraph" style:parent-style-name="Standard" style:list-style-name="L1">
      <style:text-properties fo:color="#333333" style:font-name="標楷體1" fo:font-size="17pt" fo:font-weight="bold" officeooo:rsid="145c6264" officeooo:paragraph-rsid="14931440" style:font-name-asian="標楷體1" style:font-size-asian="17pt" style:language-asian="zh" style:country-asian="TW" style:font-weight-asian="bold" style:font-size-complex="17pt" style:font-weight-complex="bold"/>
    </style:style>
    <style:style style:name="P133" style:family="paragraph" style:parent-style-name="Standard" style:list-style-name="L1">
      <style:text-properties fo:color="#333333" style:font-name="標楷體1" fo:font-size="17pt" fo:font-weight="bold" officeooo:rsid="145c6264" officeooo:paragraph-rsid="1494f495" style:font-name-asian="標楷體1" style:font-size-asian="17pt" style:language-asian="zh" style:country-asian="TW" style:font-weight-asian="bold" style:font-size-complex="17pt" style:font-weight-complex="bold"/>
    </style:style>
    <style:style style:name="P134" style:family="paragraph" style:parent-style-name="Standard" style:list-style-name="L1">
      <style:text-properties fo:color="#333333" style:font-name="標楷體1" fo:font-size="17pt" fo:font-weight="bold" officeooo:rsid="145c6264" officeooo:paragraph-rsid="1498e07b" style:font-name-asian="標楷體1" style:font-size-asian="17pt" style:language-asian="zh" style:country-asian="TW" style:font-weight-asian="bold" style:font-size-complex="17pt" style:font-weight-complex="bold"/>
    </style:style>
    <style:style style:name="P135" style:family="paragraph" style:parent-style-name="Standard" style:list-style-name="L1">
      <style:text-properties fo:color="#333333" style:font-name="標楷體1" fo:font-size="17pt" fo:font-weight="bold" officeooo:rsid="145c6264" officeooo:paragraph-rsid="149a7aef" style:font-name-asian="標楷體1" style:font-size-asian="17pt" style:language-asian="zh" style:country-asian="TW" style:font-weight-asian="bold" style:font-size-complex="17pt" style:font-weight-complex="bold"/>
    </style:style>
    <style:style style:name="P136" style:family="paragraph" style:parent-style-name="Standard" style:list-style-name="L1">
      <style:text-properties fo:color="#333333" style:font-name="標楷體1" fo:font-size="17pt" fo:font-weight="bold" officeooo:rsid="145c6264" officeooo:paragraph-rsid="185ce9d2" style:font-name-asian="標楷體1" style:font-size-asian="17pt" style:language-asian="zh" style:country-asian="TW" style:font-weight-asian="bold" style:font-size-complex="17pt" style:font-weight-complex="bold"/>
    </style:style>
    <style:style style:name="P137" style:family="paragraph" style:parent-style-name="Standard" style:list-style-name="L1">
      <style:text-properties fo:color="#333333" style:font-name="標楷體1" fo:font-size="17pt" fo:font-weight="bold" officeooo:rsid="145c6264" officeooo:paragraph-rsid="14a03d36" style:font-name-asian="標楷體1" style:font-size-asian="17pt" style:language-asian="zh" style:country-asian="TW" style:font-weight-asian="bold" style:font-size-complex="17pt" style:font-weight-complex="bold"/>
    </style:style>
    <style:style style:name="P138" style:family="paragraph" style:parent-style-name="Standard" style:list-style-name="L1">
      <style:text-properties fo:color="#333333" style:font-name="標楷體1" fo:font-size="17pt" fo:font-weight="bold" officeooo:rsid="145c6264" officeooo:paragraph-rsid="149fefb0" style:font-name-asian="標楷體1" style:font-size-asian="17pt" style:language-asian="zh" style:country-asian="TW" style:font-weight-asian="bold" style:font-size-complex="17pt" style:font-weight-complex="bold"/>
    </style:style>
    <style:style style:name="P139" style:family="paragraph" style:parent-style-name="Standard" style:list-style-name="L1">
      <style:text-properties fo:color="#333333" style:font-name="標楷體1" fo:font-size="17pt" fo:font-weight="bold" officeooo:rsid="145c6264" officeooo:paragraph-rsid="14af345e" style:font-name-asian="標楷體1" style:font-size-asian="17pt" style:language-asian="zh" style:country-asian="TW" style:font-weight-asian="bold" style:font-size-complex="17pt" style:font-weight-complex="bold"/>
    </style:style>
    <style:style style:name="P140" style:family="paragraph" style:parent-style-name="Standard" style:list-style-name="L1">
      <style:text-properties fo:color="#333333" style:font-name="標楷體1" fo:font-size="17pt" fo:font-weight="bold" officeooo:rsid="145c6264" officeooo:paragraph-rsid="184de001" style:font-name-asian="標楷體1" style:font-size-asian="17pt" style:language-asian="zh" style:country-asian="TW" style:font-weight-asian="bold" style:font-size-complex="17pt" style:font-weight-complex="bold"/>
    </style:style>
    <style:style style:name="P141" style:family="paragraph" style:parent-style-name="Standard" style:list-style-name="L1">
      <style:text-properties fo:color="#333333" style:font-name="標楷體1" fo:font-size="17pt" fo:font-weight="bold" officeooo:rsid="145c6264" officeooo:paragraph-rsid="18516a5a" style:font-name-asian="標楷體1" style:font-size-asian="17pt" style:language-asian="zh" style:country-asian="TW" style:font-weight-asian="bold" style:font-size-complex="17pt" style:font-weight-complex="bold"/>
    </style:style>
    <style:style style:name="P142" style:family="paragraph" style:parent-style-name="Standard" style:list-style-name="L1">
      <style:text-properties fo:color="#333333" style:font-name="標楷體1" fo:font-size="17pt" fo:font-weight="bold" officeooo:rsid="145c6264" officeooo:paragraph-rsid="1467af75" style:font-name-asian="標楷體1" style:font-size-asian="17pt" style:language-asian="zh" style:country-asian="TW" style:font-weight-asian="bold" style:font-size-complex="17pt" style:font-weight-complex="bold"/>
    </style:style>
    <style:style style:name="P143" style:family="paragraph" style:parent-style-name="Standard" style:list-style-name="L1">
      <style:text-properties fo:color="#333333" style:font-name="標楷體1" fo:font-size="17pt" fo:font-weight="bold" officeooo:rsid="145c6264" officeooo:paragraph-rsid="14bfc941" style:font-name-asian="標楷體1" style:font-size-asian="17pt" style:language-asian="zh" style:country-asian="TW" style:font-weight-asian="bold" style:font-size-complex="17pt" style:font-weight-complex="bold"/>
    </style:style>
    <style:style style:name="P144" style:family="paragraph" style:parent-style-name="Standard" style:list-style-name="L1">
      <style:text-properties fo:color="#333333" style:font-name="標楷體1" fo:font-size="17pt" fo:font-weight="bold" officeooo:rsid="145c6264" officeooo:paragraph-rsid="14c26c31" style:font-name-asian="標楷體1" style:font-size-asian="17pt" style:language-asian="zh" style:country-asian="TW" style:font-weight-asian="bold" style:font-size-complex="17pt" style:font-weight-complex="bold"/>
    </style:style>
    <style:style style:name="P145" style:family="paragraph" style:parent-style-name="Standard" style:list-style-name="L1">
      <style:text-properties fo:color="#333333" style:font-name="標楷體1" fo:font-size="17pt" fo:font-weight="bold" officeooo:rsid="145c6264" officeooo:paragraph-rsid="14c30d1e" style:font-name-asian="標楷體1" style:font-size-asian="17pt" style:language-asian="zh" style:country-asian="TW" style:font-weight-asian="bold" style:font-size-complex="17pt" style:font-weight-complex="bold"/>
    </style:style>
    <style:style style:name="P146" style:family="paragraph" style:parent-style-name="Standard" style:list-style-name="L1">
      <style:text-properties fo:color="#333333" style:font-name="標楷體1" fo:font-size="17pt" fo:font-weight="bold" officeooo:rsid="145c6264" officeooo:paragraph-rsid="14c6fd3e" style:font-name-asian="標楷體1" style:font-size-asian="17pt" style:language-asian="zh" style:country-asian="TW" style:font-weight-asian="bold" style:font-size-complex="17pt" style:font-weight-complex="bold"/>
    </style:style>
    <style:style style:name="P147" style:family="paragraph" style:parent-style-name="Standard" style:list-style-name="L1">
      <style:text-properties fo:color="#333333" style:font-name="標楷體1" fo:font-size="17pt" fo:font-weight="bold" officeooo:rsid="145c6264" officeooo:paragraph-rsid="14cc4ca6" style:font-name-asian="標楷體1" style:font-size-asian="17pt" style:language-asian="zh" style:country-asian="TW" style:font-weight-asian="bold" style:font-size-complex="17pt" style:font-weight-complex="bold"/>
    </style:style>
    <style:style style:name="P148" style:family="paragraph" style:parent-style-name="Standard" style:list-style-name="L1">
      <style:text-properties fo:color="#333333" style:font-name="標楷體1" fo:font-size="17pt" fo:font-weight="bold" officeooo:rsid="145c6264" officeooo:paragraph-rsid="1478581d" style:font-name-asian="標楷體1" style:font-size-asian="17pt" style:language-asian="zh" style:country-asian="TW" style:font-weight-asian="bold" style:font-size-complex="17pt" style:font-weight-complex="bold"/>
    </style:style>
    <style:style style:name="P149" style:family="paragraph" style:parent-style-name="Standard" style:list-style-name="L1">
      <style:text-properties fo:color="#333333" style:font-name="標楷體1" fo:font-size="17pt" fo:font-weight="bold" officeooo:rsid="145c6264" officeooo:paragraph-rsid="14732a8e" style:font-name-asian="標楷體1" style:font-size-asian="17pt" style:language-asian="zh" style:country-asian="TW" style:font-weight-asian="bold" style:font-size-complex="17pt" style:font-weight-complex="bold"/>
    </style:style>
    <style:style style:name="P150" style:family="paragraph" style:parent-style-name="Standard" style:list-style-name="L1">
      <style:text-properties fo:color="#333333" style:font-name="標楷體1" fo:font-size="17pt" fo:font-weight="bold" officeooo:rsid="185ffd3e" officeooo:paragraph-rsid="188cddf1" style:font-name-asian="標楷體1" style:font-size-asian="17pt" style:language-asian="zh" style:country-asian="TW" style:font-weight-asian="bold" style:font-size-complex="17pt" style:font-weight-complex="bold"/>
    </style:style>
    <style:style style:name="P151" style:family="paragraph" style:parent-style-name="Standard" style:list-style-name="L1">
      <style:text-properties fo:color="#333333" style:font-name="標楷體1" fo:font-size="17pt" fo:font-weight="bold" officeooo:rsid="114556d7" officeooo:paragraph-rsid="11c8fc7d" style:font-name-asian="標楷體1" style:font-size-asian="17pt" style:language-asian="zh" style:country-asian="TW" style:font-weight-asian="bold" style:font-size-complex="17pt" style:font-weight-complex="bold"/>
    </style:style>
    <style:style style:name="P152" style:family="paragraph" style:parent-style-name="Standard" style:list-style-name="L1">
      <style:text-properties fo:color="#333333" style:font-name="標楷體1" fo:font-size="17pt" fo:font-weight="bold" officeooo:rsid="114556d7" officeooo:paragraph-rsid="114556d7" style:font-name-asian="標楷體1" style:font-size-asian="17pt" style:language-asian="zh" style:country-asian="TW" style:font-weight-asian="bold" style:font-size-complex="17pt" style:font-weight-complex="bold"/>
    </style:style>
    <style:style style:name="P153" style:family="paragraph" style:parent-style-name="Standard" style:list-style-name="L1">
      <style:text-properties fo:color="#333333" style:font-name="標楷體1" fo:font-size="17pt" fo:font-weight="bold" officeooo:rsid="114556d7" officeooo:paragraph-rsid="118371dc" style:font-name-asian="標楷體1" style:font-size-asian="17pt" style:language-asian="zh" style:country-asian="TW" style:font-weight-asian="bold" style:font-size-complex="17pt" style:font-weight-complex="bold"/>
    </style:style>
    <style:style style:name="P154" style:family="paragraph" style:parent-style-name="Standard" style:list-style-name="L1">
      <style:text-properties fo:color="#333333" style:font-name="標楷體1" fo:font-size="17pt" fo:font-weight="bold" officeooo:rsid="114556d7" officeooo:paragraph-rsid="117ad540" style:font-name-asian="標楷體1" style:font-size-asian="17pt" style:language-asian="zh" style:country-asian="TW" style:font-weight-asian="bold" style:font-size-complex="17pt" style:font-weight-complex="bold"/>
    </style:style>
    <style:style style:name="P155" style:family="paragraph" style:parent-style-name="Standard" style:list-style-name="L1">
      <style:text-properties fo:color="#333333" style:font-name="標楷體1" fo:font-size="17pt" fo:font-weight="bold" officeooo:rsid="114556d7" officeooo:paragraph-rsid="16d6d8f9" style:font-name-asian="標楷體1" style:font-size-asian="17pt" style:language-asian="zh" style:country-asian="TW" style:font-weight-asian="bold" style:font-size-complex="17pt" style:font-weight-complex="bold"/>
    </style:style>
    <style:style style:name="P156" style:family="paragraph" style:parent-style-name="Standard" style:list-style-name="L1">
      <style:text-properties fo:color="#333333" style:font-name="標楷體1" fo:font-size="17pt" fo:font-weight="bold" officeooo:rsid="114556d7" officeooo:paragraph-rsid="1b11e167" style:font-name-asian="標楷體1" style:font-size-asian="17pt" style:language-asian="zh" style:country-asian="TW" style:font-weight-asian="bold" style:font-size-complex="17pt" style:font-weight-complex="bold"/>
    </style:style>
    <style:style style:name="P157" style:family="paragraph" style:parent-style-name="Standard" style:list-style-name="L1">
      <style:text-properties fo:color="#333333" style:font-name="標楷體1" fo:font-size="17pt" fo:font-weight="bold" officeooo:rsid="114556d7" officeooo:paragraph-rsid="11b8ace1" style:font-name-asian="標楷體1" style:font-size-asian="17pt" style:language-asian="zh" style:country-asian="TW" style:font-weight-asian="bold" style:font-size-complex="17pt" style:font-weight-complex="bold"/>
    </style:style>
    <style:style style:name="P158" style:family="paragraph" style:parent-style-name="Standard" style:list-style-name="L1">
      <style:text-properties fo:color="#333333" style:font-name="標楷體1" fo:font-size="17pt" fo:font-weight="bold" officeooo:rsid="114556d7" officeooo:paragraph-rsid="11e54d75" style:font-name-asian="標楷體1" style:font-size-asian="17pt" style:language-asian="zh" style:country-asian="TW" style:font-weight-asian="bold" style:font-size-complex="17pt" style:font-weight-complex="bold"/>
    </style:style>
    <style:style style:name="P159" style:family="paragraph" style:parent-style-name="Standard" style:list-style-name="L1">
      <style:text-properties fo:color="#333333" style:font-name="標楷體1" fo:font-size="17pt" fo:font-weight="bold" officeooo:rsid="114556d7" officeooo:paragraph-rsid="11ff644b" style:font-name-asian="標楷體1" style:font-size-asian="17pt" style:language-asian="zh" style:country-asian="TW" style:font-weight-asian="bold" style:font-size-complex="17pt" style:font-weight-complex="bold"/>
    </style:style>
    <style:style style:name="P160" style:family="paragraph" style:parent-style-name="Standard" style:list-style-name="L1">
      <style:text-properties fo:color="#333333" style:font-name="標楷體1" fo:font-size="17pt" fo:font-weight="bold" officeooo:rsid="114556d7" officeooo:paragraph-rsid="11e91174" style:font-name-asian="標楷體1" style:font-size-asian="17pt" style:language-asian="zh" style:country-asian="TW" style:font-weight-asian="bold" style:font-size-complex="17pt" style:font-weight-complex="bold"/>
    </style:style>
    <style:style style:name="P161" style:family="paragraph" style:parent-style-name="Standard" style:list-style-name="L1">
      <style:text-properties fo:color="#333333" style:font-name="標楷體1" fo:font-size="17pt" fo:font-weight="bold" officeooo:rsid="114556d7" officeooo:paragraph-rsid="11b38b90" style:font-name-asian="標楷體1" style:font-size-asian="17pt" style:language-asian="zh" style:country-asian="TW" style:font-weight-asian="bold" style:font-size-complex="17pt" style:font-weight-complex="bold"/>
    </style:style>
    <style:style style:name="P162" style:family="paragraph" style:parent-style-name="Standard" style:list-style-name="L1">
      <style:text-properties fo:color="#333333" style:font-name="標楷體1" fo:font-size="17pt" fo:font-weight="bold" officeooo:rsid="114556d7" officeooo:paragraph-rsid="11b5b051" style:font-name-asian="標楷體1" style:font-size-asian="17pt" style:language-asian="zh" style:country-asian="TW" style:font-weight-asian="bold" style:font-size-complex="17pt" style:font-weight-complex="bold"/>
    </style:style>
    <style:style style:name="P163" style:family="paragraph" style:parent-style-name="Standard" style:list-style-name="L1">
      <style:text-properties fo:color="#333333" style:font-name="標楷體1" fo:font-size="17pt" fo:font-weight="bold" officeooo:rsid="114556d7" officeooo:paragraph-rsid="11b78c57" style:font-name-asian="標楷體1" style:font-size-asian="17pt" style:language-asian="zh" style:country-asian="TW" style:font-weight-asian="bold" style:font-size-complex="17pt" style:font-weight-complex="bold"/>
    </style:style>
    <style:style style:name="P164" style:family="paragraph" style:parent-style-name="Standard" style:list-style-name="L1">
      <style:text-properties fo:color="#333333" style:font-name="標楷體1" fo:font-size="17pt" fo:font-weight="bold" officeooo:rsid="114556d7" officeooo:paragraph-rsid="117c1ea2" style:font-name-asian="標楷體1" style:font-size-asian="17pt" style:language-asian="zh" style:country-asian="TW" style:font-weight-asian="bold" style:font-size-complex="17pt" style:font-weight-complex="bold"/>
    </style:style>
    <style:style style:name="P165" style:family="paragraph" style:parent-style-name="Standard" style:list-style-name="L1">
      <style:text-properties fo:color="#333333" style:font-name="標楷體1" fo:font-size="17pt" fo:font-weight="bold" officeooo:rsid="114556d7" officeooo:paragraph-rsid="116aa4d8" style:font-name-asian="標楷體1" style:font-size-asian="17pt" style:language-asian="zh" style:country-asian="TW" style:font-weight-asian="bold" style:font-size-complex="17pt" style:font-weight-complex="bold"/>
    </style:style>
    <style:style style:name="P166" style:family="paragraph" style:parent-style-name="Standard" style:list-style-name="L1">
      <style:text-properties fo:color="#333333" style:font-name="標楷體1" fo:font-size="17pt" fo:font-weight="bold" officeooo:rsid="114556d7" officeooo:paragraph-rsid="1163d9f2" style:font-name-asian="標楷體1" style:font-size-asian="17pt" style:language-asian="zh" style:country-asian="TW" style:font-weight-asian="bold" style:font-size-complex="17pt" style:font-weight-complex="bold"/>
    </style:style>
    <style:style style:name="P167" style:family="paragraph" style:parent-style-name="Standard" style:list-style-name="L1">
      <style:text-properties fo:color="#333333" style:font-name="標楷體1" fo:font-size="17pt" fo:font-weight="bold" officeooo:rsid="114556d7" officeooo:paragraph-rsid="115ee5c5" style:font-name-asian="標楷體1" style:font-size-asian="17pt" style:language-asian="zh" style:country-asian="TW" style:font-weight-asian="bold" style:font-size-complex="17pt" style:font-weight-complex="bold"/>
    </style:style>
    <style:style style:name="P168" style:family="paragraph" style:parent-style-name="Standard" style:list-style-name="L1">
      <style:text-properties fo:color="#333333" style:font-name="標楷體1" fo:font-size="17pt" fo:font-weight="bold" officeooo:rsid="114556d7" officeooo:paragraph-rsid="11945911" style:font-name-asian="標楷體1" style:font-size-asian="17pt" style:language-asian="zh" style:country-asian="TW" style:font-weight-asian="bold" style:font-size-complex="17pt" style:font-weight-complex="bold"/>
    </style:style>
    <style:style style:name="P169" style:family="paragraph" style:parent-style-name="Standard" style:list-style-name="L1">
      <style:text-properties fo:color="#333333" style:font-name="標楷體1" fo:font-size="17pt" fo:font-weight="bold" officeooo:rsid="114556d7" officeooo:paragraph-rsid="11e187e0" style:font-name-asian="標楷體1" style:font-size-asian="17pt" style:language-asian="zh" style:country-asian="TW" style:font-weight-asian="bold" style:font-size-complex="17pt" style:font-weight-complex="bold"/>
    </style:style>
    <style:style style:name="P170" style:family="paragraph" style:parent-style-name="Standard" style:list-style-name="L1">
      <style:text-properties fo:color="#333333" style:font-name="標楷體1" fo:font-size="17pt" fo:font-weight="bold" officeooo:rsid="114556d7" officeooo:paragraph-rsid="11e3d917" style:font-name-asian="標楷體1" style:font-size-asian="17pt" style:language-asian="zh" style:country-asian="TW" style:font-weight-asian="bold" style:font-size-complex="17pt" style:font-weight-complex="bold"/>
    </style:style>
    <style:style style:name="P171" style:family="paragraph" style:parent-style-name="Standard" style:list-style-name="L1">
      <style:text-properties fo:color="#333333" style:font-name="標楷體1" fo:font-size="17pt" fo:font-weight="bold" officeooo:rsid="114556d7" officeooo:paragraph-rsid="119981de" style:font-name-asian="標楷體1" style:font-size-asian="17pt" style:language-asian="zh" style:country-asian="TW" style:font-weight-asian="bold" style:font-size-complex="17pt" style:font-weight-complex="bold"/>
    </style:style>
    <style:style style:name="P172" style:family="paragraph" style:parent-style-name="Standard" style:list-style-name="L1">
      <style:text-properties fo:color="#333333" style:font-name="標楷體1" fo:font-size="17pt" fo:font-weight="bold" officeooo:rsid="114556d7" officeooo:paragraph-rsid="11978b2f" style:font-name-asian="標楷體1" style:font-size-asian="17pt" style:language-asian="zh" style:country-asian="TW" style:font-weight-asian="bold" style:font-size-complex="17pt" style:font-weight-complex="bold"/>
    </style:style>
    <style:style style:name="P173" style:family="paragraph" style:parent-style-name="Standard" style:list-style-name="L1">
      <style:text-properties fo:color="#333333" style:font-name="標楷體1" fo:font-size="17pt" fo:font-weight="bold" officeooo:rsid="114556d7" officeooo:paragraph-rsid="1e25f065" style:font-name-asian="標楷體1" style:font-size-asian="17pt" style:language-asian="zh" style:country-asian="TW" style:font-weight-asian="bold" style:font-size-complex="17pt" style:font-weight-complex="bold"/>
    </style:style>
    <style:style style:name="P174" style:family="paragraph" style:parent-style-name="Standard" style:list-style-name="L1">
      <style:text-properties fo:color="#333333" style:font-name="標楷體1" fo:font-size="17pt" fo:font-weight="bold" officeooo:rsid="114556d7" officeooo:paragraph-rsid="118cb9f8" style:font-name-asian="標楷體1" style:font-size-asian="17pt" style:language-asian="zh" style:country-asian="TW" style:font-weight-asian="bold" style:font-size-complex="17pt" style:font-weight-complex="bold"/>
    </style:style>
    <style:style style:name="P175" style:family="paragraph" style:parent-style-name="Standard" style:list-style-name="L1">
      <style:text-properties fo:color="#333333" style:font-name="標楷體1" fo:font-size="17pt" fo:font-weight="bold" officeooo:rsid="114556d7" officeooo:paragraph-rsid="118edfed" style:font-name-asian="標楷體1" style:font-size-asian="17pt" style:language-asian="zh" style:country-asian="TW" style:font-weight-asian="bold" style:font-size-complex="17pt" style:font-weight-complex="bold"/>
    </style:style>
    <style:style style:name="P176" style:family="paragraph" style:parent-style-name="Standard" style:list-style-name="L1">
      <style:text-properties fo:color="#333333" style:font-name="標楷體1" fo:font-size="17pt" fo:font-weight="bold" officeooo:rsid="114556d7" officeooo:paragraph-rsid="118ec81b" style:font-name-asian="標楷體1" style:font-size-asian="17pt" style:language-asian="zh" style:country-asian="TW" style:font-weight-asian="bold" style:font-size-complex="17pt" style:font-weight-complex="bold"/>
    </style:style>
    <style:style style:name="P177" style:family="paragraph" style:parent-style-name="Standard" style:list-style-name="L1">
      <style:text-properties fo:color="#333333" style:font-name="標楷體1" fo:font-size="17pt" fo:font-weight="bold" officeooo:rsid="114556d7" officeooo:paragraph-rsid="11cb51fb" style:font-name-asian="標楷體1" style:font-size-asian="17pt" style:language-asian="zh" style:country-asian="TW" style:font-weight-asian="bold" style:font-size-complex="17pt" style:font-weight-complex="bold"/>
    </style:style>
    <style:style style:name="P178" style:family="paragraph" style:parent-style-name="Standard" style:list-style-name="L1">
      <style:text-properties fo:color="#333333" style:font-name="標楷體1" fo:font-size="17pt" fo:font-weight="bold" officeooo:rsid="114556d7" officeooo:paragraph-rsid="114d5b02" style:font-name-asian="標楷體1" style:font-size-asian="17pt" style:language-asian="zh" style:country-asian="TW" style:font-weight-asian="bold" style:font-size-complex="17pt" style:font-weight-complex="bold"/>
    </style:style>
    <style:style style:name="P179" style:family="paragraph" style:parent-style-name="Standard" style:list-style-name="L1">
      <style:text-properties fo:color="#333333" style:font-name="標楷體1" fo:font-size="17pt" fo:font-weight="bold" officeooo:rsid="114556d7" officeooo:paragraph-rsid="114fb442" style:font-name-asian="標楷體1" style:font-size-asian="17pt" style:language-asian="zh" style:country-asian="TW" style:font-weight-asian="bold" style:font-size-complex="17pt" style:font-weight-complex="bold"/>
    </style:style>
    <style:style style:name="P180" style:family="paragraph" style:parent-style-name="Standard" style:list-style-name="L1">
      <style:text-properties fo:color="#333333" style:font-name="標楷體1" fo:font-size="17pt" fo:font-weight="bold" officeooo:rsid="114556d7" officeooo:paragraph-rsid="114cef98" style:font-name-asian="標楷體1" style:font-size-asian="17pt" style:language-asian="zh" style:country-asian="TW" style:font-weight-asian="bold" style:font-size-complex="17pt" style:font-weight-complex="bold"/>
    </style:style>
    <style:style style:name="P181" style:family="paragraph" style:parent-style-name="Standard" style:list-style-name="L1">
      <style:text-properties fo:color="#333333" style:font-name="標楷體1" fo:font-size="17pt" fo:font-weight="bold" officeooo:rsid="114556d7" officeooo:paragraph-rsid="11880d95" style:font-name-asian="標楷體1" style:font-size-asian="17pt" style:language-asian="zh" style:country-asian="TW" style:font-weight-asian="bold" style:font-size-complex="17pt" style:font-weight-complex="bold"/>
    </style:style>
    <style:style style:name="P182" style:family="paragraph" style:parent-style-name="Standard" style:list-style-name="L1">
      <style:text-properties fo:color="#333333" style:font-name="標楷體1" fo:font-size="17pt" fo:font-weight="bold" officeooo:rsid="1e2395e6" officeooo:paragraph-rsid="114556d7" style:font-name-asian="標楷體1" style:font-size-asian="17pt" style:language-asian="zh" style:country-asian="TW" style:font-weight-asian="bold" style:font-size-complex="17pt" style:font-weight-complex="bold"/>
    </style:style>
    <style:style style:name="P183" style:family="paragraph" style:parent-style-name="Standard" style:list-style-name="L1">
      <style:text-properties fo:color="#333333" style:font-name="標楷體1" fo:font-size="17pt" fo:font-weight="bold" officeooo:rsid="1e2395e6" officeooo:paragraph-rsid="1e25f065" style:font-name-asian="標楷體1" style:font-size-asian="17pt" style:language-asian="zh" style:country-asian="TW" style:font-weight-asian="bold" style:font-size-complex="17pt" style:font-weight-complex="bold"/>
    </style:style>
    <style:style style:name="P184" style:family="paragraph" style:parent-style-name="Standard" style:list-style-name="L1">
      <style:text-properties fo:color="#333333" style:font-name="標楷體1" fo:font-size="17pt" fo:font-weight="bold" officeooo:rsid="1e2395e6" officeooo:paragraph-rsid="1e2395e6" style:font-name-asian="標楷體1" style:font-size-asian="17pt" style:language-asian="zh" style:country-asian="TW" style:font-weight-asian="bold" style:font-size-complex="17pt" style:font-weight-complex="bold"/>
    </style:style>
    <style:style style:name="P185" style:family="paragraph" style:parent-style-name="Standard" style:list-style-name="L1">
      <style:text-properties fo:color="#333333" style:font-name="標楷體1" fo:font-size="17pt" fo:font-weight="bold" officeooo:rsid="1b1409b5" officeooo:paragraph-rsid="1b1409b5" style:font-name-asian="標楷體1" style:font-size-asian="17pt" style:language-asian="zh" style:country-asian="TW" style:font-weight-asian="bold" style:font-size-complex="17pt" style:font-weight-complex="bold"/>
    </style:style>
    <style:style style:name="P186" style:family="paragraph" style:parent-style-name="Standard" style:list-style-name="L1">
      <style:text-properties fo:color="#333333" style:font-name="標楷體1" fo:font-size="17pt" fo:font-weight="bold" officeooo:rsid="196a20b7" officeooo:paragraph-rsid="198f16b4" style:font-name-asian="標楷體1" style:font-size-asian="17pt" style:language-asian="zh" style:country-asian="TW" style:font-weight-asian="bold" style:font-size-complex="17pt" style:font-weight-complex="bold"/>
    </style:style>
    <style:style style:name="P187" style:family="paragraph" style:parent-style-name="Standard" style:list-style-name="L1">
      <style:text-properties fo:color="#333333" style:font-name="標楷體1" fo:font-size="17pt" fo:font-weight="bold" officeooo:rsid="196a20b7" officeooo:paragraph-rsid="198d4605" style:font-name-asian="標楷體1" style:font-size-asian="17pt" style:language-asian="zh" style:country-asian="TW" style:font-weight-asian="bold" style:font-size-complex="17pt" style:font-weight-complex="bold"/>
    </style:style>
    <style:style style:name="P188" style:family="paragraph" style:parent-style-name="Standard" style:list-style-name="L1">
      <style:text-properties fo:color="#333333" officeooo:paragraph-rsid="103f9cc6"/>
    </style:style>
    <style:style style:name="P189" style:family="paragraph" style:parent-style-name="Standard" style:list-style-name="L1">
      <style:text-properties fo:color="#333333" officeooo:paragraph-rsid="1b79f8a6"/>
    </style:style>
    <style:style style:name="P190" style:family="paragraph" style:parent-style-name="Standard" style:list-style-name="L1">
      <style:text-properties fo:color="#333333" officeooo:paragraph-rsid="1b55815e"/>
    </style:style>
    <style:style style:name="P191" style:family="paragraph" style:parent-style-name="Standard" style:list-style-name="L1">
      <style:text-properties fo:color="#333333" officeooo:paragraph-rsid="1b5cb663"/>
    </style:style>
    <style:style style:name="P192" style:family="paragraph" style:parent-style-name="Standard" style:list-style-name="L1">
      <style:text-properties fo:color="#333333" officeooo:paragraph-rsid="1b5e4032"/>
    </style:style>
    <style:style style:name="P193" style:family="paragraph" style:parent-style-name="Standard" style:list-style-name="L1">
      <style:text-properties fo:color="#333333" officeooo:paragraph-rsid="1b5f8fc1"/>
    </style:style>
    <style:style style:name="P194" style:family="paragraph" style:parent-style-name="Standard" style:list-style-name="L1">
      <style:text-properties fo:color="#333333" officeooo:paragraph-rsid="1b4600dd"/>
    </style:style>
    <style:style style:name="P195" style:family="paragraph" style:parent-style-name="Standard" style:list-style-name="L1">
      <style:text-properties fo:color="#333333" officeooo:paragraph-rsid="109c45a0"/>
    </style:style>
    <style:style style:name="P196" style:family="paragraph" style:parent-style-name="Standard" style:list-style-name="L1">
      <style:text-properties fo:color="#333333" officeooo:paragraph-rsid="199f8ad0"/>
    </style:style>
    <style:style style:name="P197" style:family="paragraph" style:parent-style-name="Standard" style:list-style-name="L1">
      <style:text-properties fo:color="#333333" officeooo:paragraph-rsid="19a1080e"/>
    </style:style>
    <style:style style:name="P198" style:family="paragraph" style:parent-style-name="Standard" style:list-style-name="L1">
      <style:text-properties fo:color="#333333" officeooo:paragraph-rsid="19a3cee7"/>
    </style:style>
    <style:style style:name="P199" style:family="paragraph" style:parent-style-name="Standard" style:list-style-name="L1">
      <style:text-properties fo:color="#333333" officeooo:paragraph-rsid="1d88312c"/>
    </style:style>
    <style:style style:name="P200" style:family="paragraph" style:parent-style-name="Standard" style:list-style-name="L1">
      <style:text-properties fo:color="#333333" officeooo:paragraph-rsid="1d9c0ffc"/>
    </style:style>
    <style:style style:name="P201" style:family="paragraph" style:parent-style-name="Standard" style:list-style-name="L1">
      <style:text-properties fo:color="#333333" officeooo:paragraph-rsid="144acc5f"/>
    </style:style>
    <style:style style:name="P202" style:family="paragraph" style:parent-style-name="Standard" style:list-style-name="L1">
      <style:text-properties fo:color="#333333" officeooo:paragraph-rsid="144c6448"/>
    </style:style>
    <style:style style:name="P203" style:family="paragraph" style:parent-style-name="Standard" style:list-style-name="L1">
      <style:text-properties fo:color="#333333" officeooo:paragraph-rsid="14479fca"/>
    </style:style>
    <style:style style:name="P204" style:family="paragraph" style:parent-style-name="Standard" style:list-style-name="L1">
      <style:text-properties fo:color="#333333" officeooo:paragraph-rsid="144e108e"/>
    </style:style>
    <style:style style:name="P205" style:family="paragraph" style:parent-style-name="Standard" style:list-style-name="L1">
      <style:text-properties fo:color="#333333" officeooo:paragraph-rsid="144f3708"/>
    </style:style>
    <style:style style:name="P206" style:family="paragraph" style:parent-style-name="Standard" style:list-style-name="L1">
      <style:text-properties fo:color="#333333" officeooo:paragraph-rsid="141e254b"/>
    </style:style>
    <style:style style:name="P207" style:family="paragraph" style:parent-style-name="Standard" style:list-style-name="L1">
      <style:text-properties fo:color="#333333" officeooo:paragraph-rsid="141e47e6"/>
    </style:style>
    <style:style style:name="P208" style:family="paragraph" style:parent-style-name="Standard" style:list-style-name="L1">
      <style:text-properties fo:color="#333333" officeooo:paragraph-rsid="13f0e9ed"/>
    </style:style>
    <style:style style:name="P209" style:family="paragraph" style:parent-style-name="Standard" style:list-style-name="L1">
      <style:text-properties fo:color="#333333" officeooo:paragraph-rsid="1b133e16"/>
    </style:style>
    <style:style style:name="P210" style:family="paragraph" style:parent-style-name="Standard" style:list-style-name="L1">
      <style:text-properties fo:color="#333333" officeooo:paragraph-rsid="118cb9f8"/>
    </style:style>
    <style:style style:name="P211" style:family="paragraph" style:parent-style-name="Standard" style:list-style-name="L1">
      <style:text-properties fo:color="#333333" officeooo:paragraph-rsid="1b1409b5"/>
    </style:style>
    <style:style style:name="P212" style:family="paragraph" style:parent-style-name="Standard" style:list-style-name="L1">
      <style:text-properties fo:color="#333333" officeooo:paragraph-rsid="17e78ab1"/>
    </style:style>
    <style:style style:name="P213" style:family="paragraph" style:parent-style-name="Standard" style:list-style-name="L1">
      <style:text-properties fo:color="#333333" officeooo:paragraph-rsid="1e659da9"/>
    </style:style>
    <style:style style:name="P214" style:family="paragraph" style:parent-style-name="Standard" style:list-style-name="L1">
      <style:text-properties fo:color="#333333" officeooo:paragraph-rsid="19899b41"/>
    </style:style>
    <style:style style:name="P215" style:family="paragraph" style:parent-style-name="Standard" style:list-style-name="L1">
      <style:text-properties fo:color="#333333" officeooo:paragraph-rsid="196e8b26"/>
    </style:style>
    <style:style style:name="P216" style:family="paragraph" style:parent-style-name="Standard" style:list-style-name="L1">
      <style:text-properties fo:color="#333333" officeooo:paragraph-rsid="1974ea1e"/>
    </style:style>
    <style:style style:name="P217" style:family="paragraph" style:parent-style-name="Standard" style:list-style-name="L1">
      <style:text-properties fo:color="#333333" officeooo:paragraph-rsid="1970aa6b"/>
    </style:style>
    <style:style style:name="P218" style:family="paragraph" style:parent-style-name="Standard" style:list-style-name="L1">
      <style:text-properties fo:color="#333333" officeooo:paragraph-rsid="198ad2df"/>
    </style:style>
    <style:style style:name="P219" style:family="paragraph" style:parent-style-name="Standard" style:list-style-name="L1">
      <style:text-properties fo:color="#333333" style:font-name="標楷體" fo:font-size="17pt" fo:font-weight="bold" officeooo:rsid="08a7f395" officeooo:paragraph-rsid="103f9cc6" style:font-name-asian="標楷體" style:font-size-asian="17pt" style:language-asian="zh" style:country-asian="TW" style:font-weight-asian="bold" style:font-name-complex="Arial1" style:font-size-complex="17pt" style:font-weight-complex="bold"/>
    </style:style>
    <style:style style:name="P220" style:family="paragraph" style:parent-style-name="Standard" style:list-style-name="L1">
      <style:text-properties fo:color="#333333" officeooo:rsid="07cc4448" officeooo:paragraph-rsid="103f9cc6"/>
    </style:style>
    <style:style style:name="P221" style:family="paragraph" style:parent-style-name="Standard" style:list-style-name="L1">
      <style:text-properties fo:color="#333333" style:font-name="Liberation Serif" fo:font-size="17pt" fo:font-weight="bold" officeooo:rsid="106f552c" officeooo:paragraph-rsid="132c1ea6" style:font-name-asian="標楷體1" style:font-size-asian="17pt" style:language-asian="zh" style:country-asian="TW" style:font-weight-asian="bold" style:font-size-complex="17pt" style:font-weight-complex="bold"/>
    </style:style>
    <style:style style:name="P222" style:family="paragraph" style:parent-style-name="Standard" style:list-style-name="L1">
      <style:text-properties fo:color="#333333" style:font-name="Liberation Serif" fo:font-size="17pt" fo:font-weight="bold" officeooo:rsid="106f552c" officeooo:paragraph-rsid="10b7a118" style:font-name-asian="標楷體1" style:font-size-asian="17pt" style:language-asian="zh" style:country-asian="TW" style:font-weight-asian="bold" style:font-size-complex="17pt" style:font-weight-complex="bold"/>
    </style:style>
    <style:style style:name="P223" style:family="paragraph" style:parent-style-name="Standard" style:list-style-name="L1">
      <style:text-properties fo:color="#333333" style:font-name="Liberation Serif" fo:font-size="17pt" fo:font-weight="bold" officeooo:rsid="106f552c" officeooo:paragraph-rsid="1e83c8ea" style:font-name-asian="標楷體1" style:font-size-asian="17pt" style:language-asian="zh" style:country-asian="TW" style:font-weight-asian="bold" style:font-size-complex="17pt" style:font-weight-complex="bold"/>
    </style:style>
    <style:style style:name="P224" style:family="paragraph" style:parent-style-name="Standard" style:list-style-name="L1">
      <style:text-properties fo:color="#333333" style:font-name="Liberation Serif" fo:font-size="17pt" fo:font-weight="bold" officeooo:rsid="106f552c" officeooo:paragraph-rsid="1e95a17b" style:font-name-asian="標楷體1" style:font-size-asian="17pt" style:language-asian="zh" style:country-asian="TW" style:font-weight-asian="bold" style:font-size-complex="17pt" style:font-weight-complex="bold"/>
    </style:style>
    <style:style style:name="P225" style:family="paragraph" style:parent-style-name="Standard" style:list-style-name="L1">
      <style:text-properties fo:color="#333333" style:font-name="Liberation Serif" fo:font-size="17pt" fo:font-weight="bold" officeooo:rsid="106f552c" officeooo:paragraph-rsid="1e837da9" style:font-name-asian="標楷體1" style:font-size-asian="17pt" style:language-asian="zh" style:country-asian="TW" style:font-weight-asian="bold" style:font-size-complex="17pt" style:font-weight-complex="bold"/>
    </style:style>
    <style:style style:name="P226" style:family="paragraph" style:parent-style-name="Standard" style:list-style-name="L1">
      <style:text-properties fo:color="#333333" style:font-name="Liberation Serif" fo:font-size="17pt" fo:font-weight="bold" officeooo:rsid="106f552c" officeooo:paragraph-rsid="1e85d7d6" style:font-name-asian="標楷體1" style:font-size-asian="17pt" style:language-asian="zh" style:country-asian="TW" style:font-weight-asian="bold" style:font-size-complex="17pt" style:font-weight-complex="bold"/>
    </style:style>
    <style:style style:name="P227" style:family="paragraph" style:parent-style-name="Standard" style:list-style-name="L1">
      <style:text-properties fo:color="#333333" style:font-name="Liberation Serif" fo:font-size="17pt" fo:font-weight="bold" officeooo:rsid="106f552c" officeooo:paragraph-rsid="1e86d6e7" style:font-name-asian="標楷體1" style:font-size-asian="17pt" style:language-asian="zh" style:country-asian="TW" style:font-weight-asian="bold" style:font-size-complex="17pt" style:font-weight-complex="bold"/>
    </style:style>
    <style:style style:name="P228" style:family="paragraph" style:parent-style-name="Standard" style:list-style-name="L1">
      <style:text-properties fo:color="#333333" style:font-name="Liberation Serif" fo:font-size="17pt" fo:font-weight="bold" officeooo:rsid="106f552c" officeooo:paragraph-rsid="1e886226" style:font-name-asian="標楷體1" style:font-size-asian="17pt" style:language-asian="zh" style:country-asian="TW" style:font-weight-asian="bold" style:font-size-complex="17pt" style:font-weight-complex="bold"/>
    </style:style>
    <style:style style:name="P229" style:family="paragraph" style:parent-style-name="Standard" style:list-style-name="L1">
      <style:text-properties fo:color="#333333" style:font-name="Liberation Serif" fo:font-size="17pt" fo:font-weight="bold" officeooo:rsid="106f552c" officeooo:paragraph-rsid="19966ba5" style:font-name-asian="標楷體1" style:font-size-asian="17pt" style:language-asian="zh" style:country-asian="TW" style:font-weight-asian="bold" style:font-size-complex="17pt" style:font-weight-complex="bold"/>
    </style:style>
    <style:style style:name="P230" style:family="paragraph" style:parent-style-name="Standard" style:list-style-name="L1">
      <style:text-properties fo:color="#333333" style:font-name="Liberation Serif" fo:font-size="17pt" fo:font-weight="bold" officeooo:rsid="106f552c" officeooo:paragraph-rsid="1995fa5f" style:font-name-asian="標楷體1" style:font-size-asian="17pt" style:language-asian="zh" style:country-asian="TW" style:font-weight-asian="bold" style:font-size-complex="17pt" style:font-weight-complex="bold"/>
    </style:style>
    <style:style style:name="P231" style:family="paragraph" style:parent-style-name="Standard" style:list-style-name="L1">
      <style:text-properties fo:color="#333333" style:font-name="Liberation Serif" fo:font-size="17pt" fo:font-weight="bold" officeooo:rsid="106f552c" officeooo:paragraph-rsid="18c5ddd8" style:font-name-asian="標楷體1" style:font-size-asian="17pt" style:language-asian="zh" style:country-asian="TW" style:font-weight-asian="bold" style:font-size-complex="17pt" style:font-weight-complex="bold"/>
    </style:style>
    <style:style style:name="P232" style:family="paragraph" style:parent-style-name="Standard" style:list-style-name="L1">
      <style:text-properties fo:color="#333333" style:font-name="Liberation Serif" fo:font-size="17pt" fo:font-weight="bold" officeooo:rsid="106f552c" officeooo:paragraph-rsid="18c8e3f4" style:font-name-asian="標楷體1" style:font-size-asian="17pt" style:language-asian="zh" style:country-asian="TW" style:font-weight-asian="bold" style:font-size-complex="17pt" style:font-weight-complex="bold"/>
    </style:style>
    <style:style style:name="P233" style:family="paragraph" style:parent-style-name="Standard" style:list-style-name="L1">
      <style:text-properties fo:color="#333333" style:font-name="Liberation Serif" fo:font-size="17pt" fo:font-weight="bold" officeooo:rsid="106f552c" officeooo:paragraph-rsid="18d0d455" style:font-name-asian="標楷體1" style:font-size-asian="17pt" style:language-asian="zh" style:country-asian="TW" style:font-weight-asian="bold" style:font-size-complex="17pt" style:font-weight-complex="bold"/>
    </style:style>
    <style:style style:name="P234" style:family="paragraph" style:parent-style-name="Standard" style:list-style-name="L1">
      <style:text-properties fo:color="#333333" style:font-name="Liberation Serif" fo:font-size="17pt" fo:font-weight="bold" officeooo:rsid="106f552c" officeooo:paragraph-rsid="16c8c1cd" style:font-name-asian="標楷體1" style:font-size-asian="17pt" style:language-asian="zh" style:country-asian="TW" style:font-weight-asian="bold" style:font-size-complex="17pt" style:font-weight-complex="bold"/>
    </style:style>
    <style:style style:name="P235" style:family="paragraph" style:parent-style-name="Standard" style:list-style-name="L1">
      <style:text-properties fo:color="#333333" style:font-name="Liberation Serif" fo:font-size="17pt" fo:font-weight="bold" officeooo:rsid="106f552c" officeooo:paragraph-rsid="16d104e0" style:font-name-asian="標楷體1" style:font-size-asian="17pt" style:language-asian="zh" style:country-asian="TW" style:font-weight-asian="bold" style:font-size-complex="17pt" style:font-weight-complex="bold"/>
    </style:style>
    <style:style style:name="P236" style:family="paragraph" style:parent-style-name="Standard" style:list-style-name="L1">
      <style:text-properties fo:color="#333333" style:font-name="Liberation Serif" fo:font-size="17pt" fo:font-weight="bold" officeooo:rsid="106f552c" officeooo:paragraph-rsid="16c55f58" style:font-name-asian="標楷體1" style:font-size-asian="17pt" style:language-asian="zh" style:country-asian="TW" style:font-weight-asian="bold" style:font-size-complex="17pt" style:font-weight-complex="bold"/>
    </style:style>
    <style:style style:name="P237" style:family="paragraph" style:parent-style-name="Standard" style:list-style-name="L1">
      <style:text-properties fo:color="#333333" style:font-name="Liberation Serif" fo:font-size="17pt" fo:font-weight="bold" officeooo:rsid="106f552c" officeooo:paragraph-rsid="16cc3c9a" style:font-name-asian="標楷體1" style:font-size-asian="17pt" style:language-asian="zh" style:country-asian="TW" style:font-weight-asian="bold" style:font-size-complex="17pt" style:font-weight-complex="bold"/>
    </style:style>
    <style:style style:name="P238" style:family="paragraph" style:parent-style-name="Standard" style:list-style-name="L1">
      <style:text-properties fo:color="#333333" style:font-name="Liberation Serif" fo:font-size="17pt" fo:font-weight="bold" officeooo:rsid="106f552c" officeooo:paragraph-rsid="12b525ea" style:font-name-asian="標楷體1" style:font-size-asian="17pt" style:language-asian="zh" style:country-asian="TW" style:font-weight-asian="bold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" fo:font-size="17pt" fo:font-weight="bold" officeooo:rsid="106f552c" officeooo:paragraph-rsid="13e1a5aa" style:font-name-asian="標楷體1" style:font-size-asian="17pt" style:language-asian="zh" style:country-asian="TW" style:font-weight-asian="bold" style:font-size-complex="17pt" style:font-weight-complex="bold"/>
    </style:style>
    <style:style style:name="P240" style:family="paragraph" style:parent-style-name="Standard" style:list-style-name="L1">
      <style:text-properties fo:color="#333333" style:font-name="Liberation Serif" fo:font-size="17pt" fo:font-weight="bold" officeooo:rsid="106f552c" officeooo:paragraph-rsid="13f7f505" style:font-name-asian="標楷體1" style:font-size-asian="17pt" style:language-asian="zh" style:country-asian="TW" style:font-weight-asian="bold" style:font-size-complex="17pt" style:font-weight-complex="bold"/>
    </style:style>
    <style:style style:name="P241" style:family="paragraph" style:parent-style-name="Standard" style:list-style-name="L1">
      <style:text-properties fo:color="#333333" style:font-name="Liberation Serif" fo:font-size="17pt" fo:font-weight="bold" officeooo:rsid="106f552c" officeooo:paragraph-rsid="140497fd" style:font-name-asian="標楷體1" style:font-size-asian="17pt" style:language-asian="zh" style:country-asian="TW" style:font-weight-asian="bold" style:font-size-complex="17pt" style:font-weight-complex="bold"/>
    </style:style>
    <style:style style:name="P242" style:family="paragraph" style:parent-style-name="Standard" style:list-style-name="L1">
      <style:text-properties fo:color="#333333" style:font-name="Liberation Serif" fo:font-size="17pt" fo:font-weight="bold" officeooo:rsid="106f552c" officeooo:paragraph-rsid="14085532" style:font-name-asian="標楷體1" style:font-size-asian="17pt" style:language-asian="zh" style:country-asian="TW" style:font-weight-asian="bold" style:font-size-complex="17pt" style:font-weight-complex="bold"/>
    </style:style>
    <style:style style:name="P243" style:family="paragraph" style:parent-style-name="Standard" style:list-style-name="L1">
      <style:text-properties fo:color="#333333" style:font-name="Liberation Serif" fo:font-size="17pt" fo:font-weight="bold" officeooo:rsid="106f552c" officeooo:paragraph-rsid="1452fe13" style:font-name-asian="標楷體1" style:font-size-asian="17pt" style:language-asian="zh" style:country-asian="TW" style:font-weight-asian="bold" style:font-size-complex="17pt" style:font-weight-complex="bold"/>
    </style:style>
    <style:style style:name="P244" style:family="paragraph" style:parent-style-name="Standard" style:list-style-name="L1">
      <style:text-properties fo:color="#333333" style:font-name="Liberation Serif" fo:font-size="17pt" fo:font-weight="bold" officeooo:rsid="106f552c" officeooo:paragraph-rsid="145a2df3" style:font-name-asian="標楷體1" style:font-size-asian="17pt" style:language-asian="zh" style:country-asian="TW" style:font-weight-asian="bold" style:font-size-complex="17pt" style:font-weight-complex="bold"/>
    </style:style>
    <style:style style:name="P245" style:family="paragraph" style:parent-style-name="Standard" style:list-style-name="L1">
      <style:text-properties fo:color="#333333" style:font-name="Liberation Serif" fo:font-size="17pt" fo:font-weight="bold" officeooo:rsid="106f552c" officeooo:paragraph-rsid="145d459c" style:font-name-asian="標楷體1" style:font-size-asian="17pt" style:language-asian="zh" style:country-asian="TW" style:font-weight-asian="bold" style:font-size-complex="17pt" style:font-weight-complex="bold"/>
    </style:style>
    <style:style style:name="P246" style:family="paragraph" style:parent-style-name="Standard" style:list-style-name="L1">
      <style:text-properties fo:color="#333333" style:font-name="Liberation Serif" fo:font-size="17pt" fo:font-weight="bold" officeooo:rsid="106f552c" officeooo:paragraph-rsid="14635c99" style:font-name-asian="標楷體1" style:font-size-asian="17pt" style:language-asian="zh" style:country-asian="TW" style:font-weight-asian="bold" style:font-size-complex="17pt" style:font-weight-complex="bold"/>
    </style:style>
    <style:style style:name="P247" style:family="paragraph" style:parent-style-name="Standard" style:list-style-name="L1">
      <style:text-properties fo:color="#333333" style:font-name="Liberation Serif" fo:font-size="17pt" fo:font-weight="bold" officeooo:rsid="106f552c" officeooo:paragraph-rsid="149fefb0" style:font-name-asian="標楷體1" style:font-size-asian="17pt" style:language-asian="zh" style:country-asian="TW" style:font-weight-asian="bold" style:font-size-complex="17pt" style:font-weight-complex="bold"/>
    </style:style>
    <style:style style:name="P248" style:family="paragraph" style:parent-style-name="Standard" style:list-style-name="L1">
      <style:text-properties fo:color="#333333" style:font-name="Liberation Serif" fo:font-size="17pt" fo:font-weight="bold" officeooo:rsid="106f552c" officeooo:paragraph-rsid="1860bc16" style:font-name-asian="標楷體1" style:font-size-asian="17pt" style:language-asian="zh" style:country-asian="TW" style:font-weight-asian="bold" style:font-size-complex="17pt" style:font-weight-complex="bold"/>
    </style:style>
    <style:style style:name="P249" style:family="paragraph" style:parent-style-name="Standard" style:list-style-name="L1">
      <style:text-properties fo:color="#333333" style:font-name="Liberation Serif" fo:font-size="17pt" fo:font-weight="bold" officeooo:rsid="106f552c" officeooo:paragraph-rsid="14ac45e5" style:font-name-asian="標楷體1" style:font-size-asian="17pt" style:language-asian="zh" style:country-asian="TW" style:font-weight-asian="bold" style:font-size-complex="17pt" style:font-weight-complex="bold"/>
    </style:style>
    <style:style style:name="P250" style:family="paragraph" style:parent-style-name="Standard" style:list-style-name="L1">
      <style:text-properties fo:color="#333333" style:font-name="Liberation Serif" fo:font-size="17pt" fo:font-weight="bold" officeooo:rsid="106f552c" officeooo:paragraph-rsid="14ad511a" style:font-name-asian="標楷體1" style:font-size-asian="17pt" style:language-asian="zh" style:country-asian="TW" style:font-weight-asian="bold" style:font-size-complex="17pt" style:font-weight-complex="bold"/>
    </style:style>
    <style:style style:name="P251" style:family="paragraph" style:parent-style-name="Standard" style:list-style-name="L1">
      <style:text-properties fo:color="#333333" style:font-name="Liberation Serif" fo:font-size="17pt" fo:font-weight="bold" officeooo:rsid="106f552c" officeooo:paragraph-rsid="14cecb04" style:font-name-asian="標楷體1" style:font-size-asian="17pt" style:language-asian="zh" style:country-asian="TW" style:font-weight-asian="bold" style:font-size-complex="17pt" style:font-weight-complex="bold"/>
    </style:style>
    <style:style style:name="P252" style:family="paragraph" style:parent-style-name="Standard" style:list-style-name="L1">
      <style:text-properties fo:color="#333333" style:font-name="Liberation Serif" fo:font-size="17pt" fo:font-weight="bold" officeooo:rsid="106f552c" officeooo:paragraph-rsid="14cf5453" style:font-name-asian="標楷體1" style:font-size-asian="17pt" style:language-asian="zh" style:country-asian="TW" style:font-weight-asian="bold" style:font-size-complex="17pt" style:font-weight-complex="bold"/>
    </style:style>
    <style:style style:name="P253" style:family="paragraph" style:parent-style-name="Standard" style:list-style-name="L1">
      <style:text-properties fo:color="#333333" style:font-name="Liberation Serif" fo:font-size="17pt" fo:font-weight="bold" officeooo:rsid="106f552c" officeooo:paragraph-rsid="1478581d" style:font-name-asian="標楷體1" style:font-size-asian="17pt" style:language-asian="zh" style:country-asian="TW" style:font-weight-asian="bold" style:font-size-complex="17pt" style:font-weight-complex="bold"/>
    </style:style>
    <style:style style:name="P254" style:family="paragraph" style:parent-style-name="Standard" style:list-style-name="L1">
      <style:text-properties fo:color="#333333" style:font-name="Liberation Serif" fo:font-size="17pt" fo:font-weight="bold" officeooo:rsid="106f552c" officeooo:paragraph-rsid="146d5da9" style:font-name-asian="標楷體1" style:font-size-asian="17pt" style:language-asian="zh" style:country-asian="TW" style:font-weight-asian="bold" style:font-size-complex="17pt" style:font-weight-complex="bold"/>
    </style:style>
    <style:style style:name="P255" style:family="paragraph" style:parent-style-name="Standard" style:list-style-name="L1">
      <style:text-properties fo:color="#333333" style:font-name="Liberation Serif" fo:font-size="17pt" fo:font-weight="bold" officeooo:rsid="106f552c" officeooo:paragraph-rsid="1479db21" style:font-name-asian="標楷體1" style:font-size-asian="17pt" style:language-asian="zh" style:country-asian="TW" style:font-weight-asian="bold" style:font-size-complex="17pt" style:font-weight-complex="bold"/>
    </style:style>
    <style:style style:name="P256" style:family="paragraph" style:parent-style-name="Standard" style:list-style-name="L1">
      <style:text-properties fo:color="#333333" style:font-name="Liberation Serif" fo:font-size="17pt" fo:font-weight="bold" officeooo:rsid="106f552c" officeooo:paragraph-rsid="147a6cf9" style:font-name-asian="標楷體1" style:font-size-asian="17pt" style:language-asian="zh" style:country-asian="TW" style:font-weight-asian="bold" style:font-size-complex="17pt" style:font-weight-complex="bold"/>
    </style:style>
    <style:style style:name="P257" style:family="paragraph" style:parent-style-name="Standard" style:list-style-name="L1">
      <style:text-properties fo:color="#333333" style:font-name="Liberation Serif" fo:font-size="17pt" fo:font-weight="bold" officeooo:rsid="106f552c" officeooo:paragraph-rsid="147d5333" style:font-name-asian="標楷體1" style:font-size-asian="17pt" style:language-asian="zh" style:country-asian="TW" style:font-weight-asian="bold" style:font-size-complex="17pt" style:font-weight-complex="bold"/>
    </style:style>
    <style:style style:name="P258" style:family="paragraph" style:parent-style-name="Standard" style:list-style-name="L1">
      <style:text-properties fo:color="#333333" style:font-name="Liberation Serif" fo:font-size="17pt" fo:font-weight="bold" officeooo:rsid="106f552c" officeooo:paragraph-rsid="147f508a" style:font-name-asian="標楷體1" style:font-size-asian="17pt" style:language-asian="zh" style:country-asian="TW" style:font-weight-asian="bold" style:font-size-complex="17pt" style:font-weight-complex="bold"/>
    </style:style>
    <style:style style:name="P259" style:family="paragraph" style:parent-style-name="Standard" style:list-style-name="L1">
      <style:text-properties fo:color="#333333" style:font-name="Liberation Serif" fo:font-size="17pt" fo:font-weight="bold" officeooo:rsid="106f552c" officeooo:paragraph-rsid="147f7f97" style:font-name-asian="標楷體1" style:font-size-asian="17pt" style:language-asian="zh" style:country-asian="TW" style:font-weight-asian="bold" style:font-size-complex="17pt" style:font-weight-complex="bold"/>
    </style:style>
    <style:style style:name="P260" style:family="paragraph" style:parent-style-name="Standard" style:list-style-name="L1">
      <style:text-properties fo:color="#333333" style:font-name="Liberation Serif" fo:font-size="17pt" fo:font-weight="bold" officeooo:rsid="106f552c" officeooo:paragraph-rsid="14814b81" style:font-name-asian="標楷體1" style:font-size-asian="17pt" style:language-asian="zh" style:country-asian="TW" style:font-weight-asian="bold" style:font-size-complex="17pt" style:font-weight-complex="bold"/>
    </style:style>
    <style:style style:name="P261" style:family="paragraph" style:parent-style-name="Standard" style:list-style-name="L1">
      <style:text-properties fo:color="#333333" style:font-name="Liberation Serif" fo:font-size="17pt" fo:font-weight="bold" officeooo:rsid="106f552c" officeooo:paragraph-rsid="14824bf2" style:font-name-asian="標楷體1" style:font-size-asian="17pt" style:language-asian="zh" style:country-asian="TW" style:font-weight-asian="bold" style:font-size-complex="17pt" style:font-weight-complex="bold"/>
    </style:style>
    <style:style style:name="P262" style:family="paragraph" style:parent-style-name="Standard" style:list-style-name="L1">
      <style:text-properties fo:color="#333333" style:font-name="Liberation Serif" fo:font-size="17pt" fo:font-weight="bold" officeooo:rsid="106f552c" officeooo:paragraph-rsid="1486f17a" style:font-name-asian="標楷體1" style:font-size-asian="17pt" style:language-asian="zh" style:country-asian="TW" style:font-weight-asian="bold" style:font-size-complex="17pt" style:font-weight-complex="bold"/>
    </style:style>
    <style:style style:name="P263" style:family="paragraph" style:parent-style-name="Standard" style:list-style-name="L1">
      <style:text-properties fo:color="#333333" style:font-name="Liberation Serif" fo:font-size="17pt" fo:font-weight="bold" officeooo:rsid="106f552c" officeooo:paragraph-rsid="148471d0" style:font-name-asian="標楷體1" style:font-size-asian="17pt" style:language-asian="zh" style:country-asian="TW" style:font-weight-asian="bold" style:font-size-complex="17pt" style:font-weight-complex="bold"/>
    </style:style>
    <style:style style:name="P264" style:family="paragraph" style:parent-style-name="Standard" style:list-style-name="L1">
      <style:text-properties fo:color="#333333" style:font-name="Liberation Serif" fo:font-size="17pt" fo:font-weight="bold" officeooo:rsid="106f552c" officeooo:paragraph-rsid="148975c9" style:font-name-asian="標楷體1" style:font-size-asian="17pt" style:language-asian="zh" style:country-asian="TW" style:font-weight-asian="bold" style:font-size-complex="17pt" style:font-weight-complex="bold"/>
    </style:style>
    <style:style style:name="P265" style:family="paragraph" style:parent-style-name="Standard" style:list-style-name="L1">
      <style:text-properties fo:color="#333333" style:font-name="Liberation Serif" fo:font-size="17pt" fo:font-weight="bold" officeooo:rsid="106f552c" officeooo:paragraph-rsid="1487bb50" style:font-name-asian="標楷體1" style:font-size-asian="17pt" style:language-asian="zh" style:country-asian="TW" style:font-weight-asian="bold" style:font-size-complex="17pt" style:font-weight-complex="bold"/>
    </style:style>
    <style:style style:name="P266" style:family="paragraph" style:parent-style-name="Standard" style:list-style-name="L1">
      <style:text-properties fo:color="#333333" style:font-name="Liberation Serif" fo:font-size="17pt" fo:font-weight="bold" officeooo:rsid="106f552c" officeooo:paragraph-rsid="147420cc" style:font-name-asian="標楷體1" style:font-size-asian="17pt" style:language-asian="zh" style:country-asian="TW" style:font-weight-asian="bold" style:font-size-complex="17pt" style:font-weight-complex="bold"/>
    </style:style>
    <style:style style:name="P267" style:family="paragraph" style:parent-style-name="Standard" style:list-style-name="L1">
      <style:text-properties fo:color="#333333" style:font-name="Liberation Serif" fo:font-size="17pt" fo:font-weight="bold" officeooo:rsid="106f552c" officeooo:paragraph-rsid="1475b99a" style:font-name-asian="標楷體1" style:font-size-asian="17pt" style:language-asian="zh" style:country-asian="TW" style:font-weight-asian="bold" style:font-size-complex="17pt" style:font-weight-complex="bold"/>
    </style:style>
    <style:style style:name="P268" style:family="paragraph" style:parent-style-name="Standard" style:list-style-name="L1">
      <style:text-properties fo:color="#333333" style:font-name="Liberation Serif" fo:font-size="17pt" fo:font-weight="bold" officeooo:rsid="106f552c" officeooo:paragraph-rsid="14769398" style:font-name-asian="標楷體1" style:font-size-asian="17pt" style:language-asian="zh" style:country-asian="TW" style:font-weight-asian="bold" style:font-size-complex="17pt" style:font-weight-complex="bold"/>
    </style:style>
    <style:style style:name="P269" style:family="paragraph" style:parent-style-name="Standard" style:list-style-name="L1">
      <style:text-properties fo:color="#333333" style:font-name="Liberation Serif" fo:font-size="17pt" fo:font-weight="bold" officeooo:rsid="106f552c" officeooo:paragraph-rsid="14770c46" style:font-name-asian="標楷體1" style:font-size-asian="17pt" style:language-asian="zh" style:country-asian="TW" style:font-weight-asian="bold" style:font-size-complex="17pt" style:font-weight-complex="bold"/>
    </style:style>
    <style:style style:name="P270" style:family="paragraph" style:parent-style-name="Standard" style:list-style-name="L1">
      <style:text-properties fo:color="#333333" style:font-name="Liberation Serif" fo:font-size="17pt" fo:font-weight="bold" officeooo:rsid="106f552c" officeooo:paragraph-rsid="1477328b" style:font-name-asian="標楷體1" style:font-size-asian="17pt" style:language-asian="zh" style:country-asian="TW" style:font-weight-asian="bold" style:font-size-complex="17pt" style:font-weight-complex="bold"/>
    </style:style>
    <style:style style:name="P271" style:family="paragraph" style:parent-style-name="Standard" style:list-style-name="L1">
      <style:text-properties fo:color="#333333" style:font-name="Liberation Serif" fo:font-size="17pt" fo:font-weight="bold" officeooo:rsid="106f552c" officeooo:paragraph-rsid="13e435de" style:font-name-asian="標楷體1" style:font-size-asian="17pt" style:language-asian="zh" style:country-asian="TW" style:font-weight-asian="bold" style:font-size-complex="17pt" style:font-weight-complex="bold"/>
    </style:style>
    <style:style style:name="P272" style:family="paragraph" style:parent-style-name="Standard" style:list-style-name="L1">
      <style:text-properties fo:color="#333333" style:font-name="Liberation Serif" fo:font-size="17pt" fo:font-weight="bold" officeooo:rsid="106f552c" officeooo:paragraph-rsid="13e85def" style:font-name-asian="標楷體1" style:font-size-asian="17pt" style:language-asian="zh" style:country-asian="TW" style:font-weight-asian="bold" style:font-size-complex="17pt" style:font-weight-complex="bold"/>
    </style:style>
    <style:style style:name="P273" style:family="paragraph" style:parent-style-name="Standard" style:list-style-name="L1">
      <style:text-properties fo:color="#333333" style:font-name="Liberation Serif" fo:font-size="17pt" fo:font-weight="bold" officeooo:rsid="106f552c" officeooo:paragraph-rsid="13eacd1a" style:font-name-asian="標楷體1" style:font-size-asian="17pt" style:language-asian="zh" style:country-asian="TW" style:font-weight-asian="bold" style:font-size-complex="17pt" style:font-weight-complex="bold"/>
    </style:style>
    <style:style style:name="P274" style:family="paragraph" style:parent-style-name="Standard" style:list-style-name="L1">
      <style:text-properties fo:color="#333333" style:font-name="Liberation Serif" fo:font-size="17pt" fo:font-weight="bold" officeooo:rsid="106f552c" officeooo:paragraph-rsid="13e63255" style:font-name-asian="標楷體1" style:font-size-asian="17pt" style:language-asian="zh" style:country-asian="TW" style:font-weight-asian="bold" style:font-size-complex="17pt" style:font-weight-complex="bold"/>
    </style:style>
    <style:style style:name="P275" style:family="paragraph" style:parent-style-name="Standard" style:list-style-name="L1">
      <style:text-properties fo:color="#333333" style:font-name="Liberation Serif" fo:font-size="17pt" fo:font-weight="bold" officeooo:rsid="106f552c" officeooo:paragraph-rsid="141da004" style:font-name-asian="標楷體1" style:font-size-asian="17pt" style:language-asian="zh" style:country-asian="TW" style:font-weight-asian="bold" style:font-size-complex="17pt" style:font-weight-complex="bold"/>
    </style:style>
    <style:style style:name="P276" style:family="paragraph" style:parent-style-name="Standard" style:list-style-name="L1">
      <style:text-properties fo:color="#333333" style:font-name="Liberation Serif" fo:font-size="17pt" fo:font-weight="bold" officeooo:rsid="106f552c" officeooo:paragraph-rsid="13ec16e0" style:font-name-asian="標楷體1" style:font-size-asian="17pt" style:language-asian="zh" style:country-asian="TW" style:font-weight-asian="bold" style:font-size-complex="17pt" style:font-weight-complex="bold"/>
    </style:style>
    <style:style style:name="P277" style:family="paragraph" style:parent-style-name="Standard" style:list-style-name="L1">
      <style:text-properties fo:color="#333333" style:font-name="Liberation Serif" fo:font-size="17pt" fo:font-weight="bold" officeooo:rsid="106f552c" officeooo:paragraph-rsid="13ec238c" style:font-name-asian="標楷體1" style:font-size-asian="17pt" style:language-asian="zh" style:country-asian="TW" style:font-weight-asian="bold" style:font-size-complex="17pt" style:font-weight-complex="bold"/>
    </style:style>
    <style:style style:name="P278" style:family="paragraph" style:parent-style-name="Standard" style:list-style-name="L1">
      <style:text-properties fo:color="#333333" style:font-name="Liberation Serif" fo:font-size="17pt" fo:font-weight="bold" officeooo:rsid="106f552c" officeooo:paragraph-rsid="13f0e9ed" style:font-name-asian="標楷體1" style:font-size-asian="17pt" style:language-asian="zh" style:country-asian="TW" style:font-weight-asian="bold" style:font-size-complex="17pt" style:font-weight-complex="bold"/>
    </style:style>
    <style:style style:name="P279" style:family="paragraph" style:parent-style-name="Standard" style:list-style-name="L1">
      <style:text-properties fo:color="#333333" style:font-name="Liberation Serif" fo:font-size="17pt" fo:font-weight="bold" officeooo:rsid="106f552c" officeooo:paragraph-rsid="14265183" style:font-name-asian="標楷體1" style:font-size-asian="17pt" style:language-asian="zh" style:country-asian="TW" style:font-weight-asian="bold" style:font-size-complex="17pt" style:font-weight-complex="bold"/>
    </style:style>
    <style:style style:name="P280" style:family="paragraph" style:parent-style-name="Standard" style:list-style-name="L1">
      <style:text-properties fo:color="#333333" style:font-name="Liberation Serif" fo:font-size="17pt" fo:font-weight="bold" officeooo:rsid="106f552c" officeooo:paragraph-rsid="143afe04" style:font-name-asian="標楷體1" style:font-size-asian="17pt" style:language-asian="zh" style:country-asian="TW" style:font-weight-asian="bold" style:font-size-complex="17pt" style:font-weight-complex="bold"/>
    </style:style>
    <style:style style:name="P281" style:family="paragraph" style:parent-style-name="Standard" style:list-style-name="L1">
      <style:text-properties fo:color="#333333" style:font-name="Liberation Serif" fo:font-size="17pt" fo:font-weight="bold" officeooo:rsid="106f552c" officeooo:paragraph-rsid="14436caa" style:font-name-asian="標楷體1" style:font-size-asian="17pt" style:language-asian="zh" style:country-asian="TW" style:font-weight-asian="bold" style:font-size-complex="17pt" style:font-weight-complex="bold"/>
    </style:style>
    <style:style style:name="P282" style:family="paragraph" style:parent-style-name="Standard" style:list-style-name="L1">
      <style:text-properties fo:color="#333333" style:font-name="Liberation Serif" fo:font-size="17pt" fo:font-weight="bold" officeooo:rsid="106f552c" officeooo:paragraph-rsid="143d564e" style:font-name-asian="標楷體1" style:font-size-asian="17pt" style:language-asian="zh" style:country-asian="TW" style:font-weight-asian="bold" style:font-size-complex="17pt" style:font-weight-complex="bold"/>
    </style:style>
    <style:style style:name="P283" style:family="paragraph" style:parent-style-name="Standard" style:list-style-name="L1">
      <style:text-properties fo:color="#333333" style:font-name="Liberation Serif" fo:font-size="17pt" fo:font-weight="bold" officeooo:rsid="106f552c" officeooo:paragraph-rsid="143d477d" style:font-name-asian="標楷體1" style:font-size-asian="17pt" style:language-asian="zh" style:country-asian="TW" style:font-weight-asian="bold" style:font-size-complex="17pt" style:font-weight-complex="bold"/>
    </style:style>
    <style:style style:name="P284" style:family="paragraph" style:parent-style-name="Standard" style:list-style-name="L1">
      <style:text-properties fo:color="#333333" style:font-name="Liberation Serif" fo:font-size="17pt" fo:font-weight="bold" officeooo:rsid="106f552c" officeooo:paragraph-rsid="143c1d5f" style:font-name-asian="標楷體1" style:font-size-asian="17pt" style:language-asian="zh" style:country-asian="TW" style:font-weight-asian="bold" style:font-size-complex="17pt" style:font-weight-complex="bold"/>
    </style:style>
    <style:style style:name="P285" style:family="paragraph" style:parent-style-name="Standard" style:list-style-name="L1">
      <style:text-properties fo:color="#333333" style:font-name="Liberation Serif" fo:font-size="17pt" fo:font-weight="bold" officeooo:rsid="106f552c" officeooo:paragraph-rsid="141f282a" style:font-name-asian="標楷體1" style:font-size-asian="17pt" style:language-asian="zh" style:country-asian="TW" style:font-weight-asian="bold" style:font-size-complex="17pt" style:font-weight-complex="bold"/>
    </style:style>
    <style:style style:name="P286" style:family="paragraph" style:parent-style-name="Standard" style:list-style-name="L1">
      <style:text-properties fo:color="#333333" style:font-name="Liberation Serif" fo:font-size="17pt" fo:font-weight="bold" officeooo:rsid="14455924" officeooo:paragraph-rsid="144db23a" style:font-name-asian="標楷體1" style:font-size-asian="17pt" style:language-asian="zh" style:country-asian="TW" style:font-weight-asian="bold" style:font-size-complex="17pt" style:font-weight-complex="bold"/>
    </style:style>
    <style:style style:name="P287" style:family="paragraph" style:parent-style-name="Standard" style:list-style-name="L1">
      <style:text-properties fo:color="#333333" style:font-name="Liberation Serif" fo:font-size="17pt" fo:font-weight="bold" officeooo:rsid="145c6264" officeooo:paragraph-rsid="1857e6ec" style:font-name-asian="標楷體1" style:font-size-asian="17pt" style:language-asian="zh" style:country-asian="TW" style:font-weight-asian="bold" style:font-size-complex="17pt" style:font-weight-complex="bold"/>
    </style:style>
    <style:style style:name="P288" style:family="paragraph" style:parent-style-name="Standard" style:list-style-name="L1">
      <style:text-properties fo:color="#333333" style:font-name="Liberation Serif" fo:font-size="17pt" fo:font-weight="bold" officeooo:rsid="145c6264" officeooo:paragraph-rsid="14a40d62" style:font-name-asian="標楷體1" style:font-size-asian="17pt" style:language-asian="zh" style:country-asian="TW" style:font-weight-asian="bold" style:font-size-complex="17pt" style:font-weight-complex="bold"/>
    </style:style>
    <style:style style:name="P289" style:family="paragraph" style:parent-style-name="Standard" style:list-style-name="L1">
      <style:text-properties fo:color="#333333" style:font-name="Liberation Serif" fo:font-size="17pt" fo:font-weight="bold" officeooo:rsid="185ffd3e" officeooo:paragraph-rsid="1860bc16" style:font-name-asian="標楷體1" style:font-size-asian="17pt" style:language-asian="zh" style:country-asian="TW" style:font-weight-asian="bold" style:font-size-complex="17pt" style:font-weight-complex="bold"/>
    </style:style>
    <style:style style:name="P290" style:family="paragraph" style:parent-style-name="Standard" style:list-style-name="L1">
      <style:text-properties fo:color="#333333" style:font-name="Liberation Serif" fo:font-size="17pt" fo:font-weight="bold" officeooo:rsid="185ffd3e" officeooo:paragraph-rsid="149fefb0" style:font-name-asian="標楷體1" style:font-size-asian="17pt" style:language-asian="zh" style:country-asian="TW" style:font-weight-asian="bold" style:font-size-complex="17pt" style:font-weight-complex="bold"/>
    </style:style>
    <style:style style:name="P291" style:family="paragraph" style:parent-style-name="Standard" style:list-style-name="L1">
      <style:text-properties fo:color="#333333" style:font-name="Liberation Serif" fo:font-size="17pt" fo:font-weight="bold" officeooo:rsid="185ffd3e" officeooo:paragraph-rsid="186644a6" style:font-name-asian="標楷體1" style:font-size-asian="17pt" style:language-asian="zh" style:country-asian="TW" style:font-weight-asian="bold" style:font-size-complex="17pt" style:font-weight-complex="bold"/>
    </style:style>
    <style:style style:name="P292" style:family="paragraph" style:parent-style-name="Standard" style:list-style-name="L1">
      <style:text-properties fo:color="#333333" style:font-name="Liberation Serif" fo:font-size="17pt" fo:font-weight="bold" officeooo:rsid="185ffd3e" officeooo:paragraph-rsid="18ab1ac9" style:font-name-asian="標楷體1" style:font-size-asian="17pt" style:language-asian="zh" style:country-asian="TW" style:font-weight-asian="bold" style:font-size-complex="17pt" style:font-weight-complex="bold"/>
    </style:style>
    <style:style style:name="P293" style:family="paragraph" style:parent-style-name="Standard" style:list-style-name="L1">
      <style:text-properties fo:color="#333333" style:font-name="Liberation Serif" fo:font-size="17pt" fo:font-weight="bold" officeooo:rsid="185ffd3e" officeooo:paragraph-rsid="18782f20" style:font-name-asian="標楷體1" style:font-size-asian="17pt" style:language-asian="zh" style:country-asian="TW" style:font-weight-asian="bold" style:font-size-complex="17pt" style:font-weight-complex="bold"/>
    </style:style>
    <style:style style:name="P294" style:family="paragraph" style:parent-style-name="Standard" style:list-style-name="L1">
      <style:text-properties fo:color="#333333" style:font-name="Liberation Serif" fo:font-size="17pt" fo:font-weight="bold" officeooo:rsid="185ffd3e" officeooo:paragraph-rsid="187f8219" style:font-name-asian="標楷體1" style:font-size-asian="17pt" style:language-asian="zh" style:country-asian="TW" style:font-weight-asian="bold" style:font-size-complex="17pt" style:font-weight-complex="bold"/>
    </style:style>
    <style:style style:name="P295" style:family="paragraph" style:parent-style-name="Standard" style:list-style-name="L1">
      <style:text-properties fo:color="#333333" style:font-name="Liberation Serif" fo:font-size="17pt" fo:font-weight="bold" officeooo:rsid="185ffd3e" officeooo:paragraph-rsid="187a579b" style:font-name-asian="標楷體1" style:font-size-asian="17pt" style:language-asian="zh" style:country-asian="TW" style:font-weight-asian="bold" style:font-size-complex="17pt" style:font-weight-complex="bold"/>
    </style:style>
    <style:style style:name="P296" style:family="paragraph" style:parent-style-name="Standard" style:list-style-name="L1">
      <style:text-properties fo:color="#333333" style:font-name="Liberation Serif" fo:font-size="17pt" fo:font-weight="bold" officeooo:rsid="185ffd3e" officeooo:paragraph-rsid="186aa621" style:font-name-asian="標楷體1" style:font-size-asian="17pt" style:language-asian="zh" style:country-asian="TW" style:font-weight-asian="bold" style:font-size-complex="17pt" style:font-weight-complex="bold"/>
    </style:style>
    <style:style style:name="P297" style:family="paragraph" style:parent-style-name="Standard" style:list-style-name="L1">
      <style:text-properties fo:color="#333333" style:font-name="Liberation Serif" fo:font-size="17pt" fo:font-weight="bold" officeooo:rsid="185ffd3e" officeooo:paragraph-rsid="18b57ad5" style:font-name-asian="標楷體1" style:font-size-asian="17pt" style:language-asian="zh" style:country-asian="TW" style:font-weight-asian="bold" style:font-size-complex="17pt" style:font-weight-complex="bold"/>
    </style:style>
    <style:style style:name="P298" style:family="paragraph" style:parent-style-name="Standard" style:list-style-name="L1">
      <style:text-properties fo:color="#333333" style:font-name="Liberation Serif" fo:font-size="17pt" fo:font-weight="bold" officeooo:rsid="185ffd3e" officeooo:paragraph-rsid="188a4752" style:font-name-asian="標楷體1" style:font-size-asian="17pt" style:language-asian="zh" style:country-asian="TW" style:font-weight-asian="bold" style:font-size-complex="17pt" style:font-weight-complex="bold"/>
    </style:style>
    <style:style style:name="P299" style:family="paragraph" style:parent-style-name="Standard" style:list-style-name="L1">
      <style:text-properties fo:color="#333333" style:font-name="Liberation Serif" fo:font-size="17pt" fo:font-weight="bold" officeooo:rsid="185ffd3e" officeooo:paragraph-rsid="188fff1b" style:font-name-asian="標楷體1" style:font-size-asian="17pt" style:language-asian="zh" style:country-asian="TW" style:font-weight-asian="bold" style:font-size-complex="17pt" style:font-weight-complex="bold"/>
    </style:style>
    <style:style style:name="P300" style:family="paragraph" style:parent-style-name="Standard" style:list-style-name="L1">
      <style:text-properties fo:color="#333333" style:font-name="Liberation Serif" fo:font-size="17pt" fo:font-weight="bold" officeooo:rsid="1479db21" officeooo:paragraph-rsid="14bc127f" style:font-name-asian="標楷體1" style:font-size-asian="17pt" style:language-asian="zh" style:country-asian="TW" style:font-weight-asian="bold" style:font-size-complex="17pt" style:font-weight-complex="bold"/>
    </style:style>
    <style:style style:name="P301" style:family="paragraph" style:parent-style-name="Standard" style:list-style-name="L1">
      <style:text-properties fo:color="#333333" style:font-name="Liberation Serif" fo:font-size="17pt" fo:font-weight="bold" officeooo:rsid="17960ee9" officeooo:paragraph-rsid="1796e10b" style:font-name-asian="標楷體1" style:font-size-asian="17pt" style:language-asian="zh" style:country-asian="TW" style:font-weight-asian="bold" style:font-size-complex="17pt" style:font-weight-complex="bold"/>
    </style:style>
    <style:style style:name="P302" style:family="paragraph" style:parent-style-name="Standard" style:list-style-name="L1">
      <style:text-properties fo:color="#333333" style:font-name="Liberation Serif" fo:font-size="17pt" fo:font-weight="bold" officeooo:rsid="17960ee9" officeooo:paragraph-rsid="1798cffa" style:font-name-asian="標楷體1" style:font-size-asian="17pt" style:language-asian="zh" style:country-asian="TW" style:font-weight-asian="bold" style:font-size-complex="17pt" style:font-weight-complex="bold"/>
    </style:style>
    <style:style style:name="P303" style:family="paragraph" style:parent-style-name="Standard" style:list-style-name="L1">
      <style:text-properties fo:color="#333333" style:font-name="Liberation Serif" fo:font-size="17pt" fo:font-weight="bold" officeooo:rsid="17960ee9" officeooo:paragraph-rsid="17bb7d00" style:font-name-asian="標楷體1" style:font-size-asian="17pt" style:language-asian="zh" style:country-asian="TW" style:font-weight-asian="bold" style:font-size-complex="17pt" style:font-weight-complex="bold"/>
    </style:style>
    <style:style style:name="P304" style:family="paragraph" style:parent-style-name="Standard" style:list-style-name="L1">
      <style:text-properties fo:color="#333333" style:font-name="Liberation Serif" fo:font-size="17pt" fo:font-weight="bold" officeooo:rsid="17960ee9" officeooo:paragraph-rsid="17c1d6e1" style:font-name-asian="標楷體1" style:font-size-asian="17pt" style:language-asian="zh" style:country-asian="TW" style:font-weight-asian="bold" style:font-size-complex="17pt" style:font-weight-complex="bold"/>
    </style:style>
    <style:style style:name="P305" style:family="paragraph" style:parent-style-name="Standard" style:list-style-name="L1">
      <style:text-properties fo:color="#333333" style:font-name="Liberation Serif" fo:font-size="17pt" fo:font-weight="bold" officeooo:rsid="17960ee9" officeooo:paragraph-rsid="17dad513" style:font-name-asian="標楷體1" style:font-size-asian="17pt" style:language-asian="zh" style:country-asian="TW" style:font-weight-asian="bold" style:font-size-complex="17pt" style:font-weight-complex="bold"/>
    </style:style>
    <style:style style:name="P306" style:family="paragraph" style:parent-style-name="Standard" style:list-style-name="L1">
      <style:text-properties fo:color="#333333" style:font-name="Liberation Serif" fo:font-size="17pt" fo:font-weight="bold" officeooo:rsid="17960ee9" officeooo:paragraph-rsid="179b25a8" style:font-name-asian="標楷體1" style:font-size-asian="17pt" style:language-asian="zh" style:country-asian="TW" style:font-weight-asian="bold" style:font-size-complex="17pt" style:font-weight-complex="bold"/>
    </style:style>
    <style:style style:name="P307" style:family="paragraph" style:parent-style-name="Standard" style:list-style-name="L1">
      <style:text-properties fo:color="#333333" style:font-name="Liberation Serif" fo:font-size="17pt" fo:font-weight="bold" officeooo:rsid="17960ee9" officeooo:paragraph-rsid="17aa2638" style:font-name-asian="標楷體1" style:font-size-asian="17pt" style:language-asian="zh" style:country-asian="TW" style:font-weight-asian="bold" style:font-size-complex="17pt" style:font-weight-complex="bold"/>
    </style:style>
    <style:style style:name="P308" style:family="paragraph" style:parent-style-name="Standard" style:list-style-name="L1">
      <style:text-properties fo:color="#333333" style:font-name="Liberation Serif" fo:font-size="17pt" fo:font-weight="bold" officeooo:rsid="17960ee9" officeooo:paragraph-rsid="17aa64da" style:font-name-asian="標楷體1" style:font-size-asian="17pt" style:language-asian="zh" style:country-asian="TW" style:font-weight-asian="bold" style:font-size-complex="17pt" style:font-weight-complex="bold"/>
    </style:style>
    <style:style style:name="P309" style:family="paragraph" style:parent-style-name="Standard" style:list-style-name="L1">
      <style:text-properties fo:color="#333333" style:font-name="Liberation Serif" fo:font-size="17pt" fo:font-weight="bold" officeooo:rsid="17960ee9" officeooo:paragraph-rsid="17ca77ae" style:font-name-asian="標楷體1" style:font-size-asian="17pt" style:language-asian="zh" style:country-asian="TW" style:font-weight-asian="bold" style:font-size-complex="17pt" style:font-weight-complex="bold"/>
    </style:style>
    <style:style style:name="P310" style:family="paragraph" style:parent-style-name="Standard" style:list-style-name="L1">
      <style:text-properties fo:color="#333333" style:font-name="Liberation Serif" fo:font-size="17pt" fo:font-weight="bold" officeooo:rsid="17960ee9" officeooo:paragraph-rsid="17be4e5a" style:font-name-asian="標楷體1" style:font-size-asian="17pt" style:language-asian="zh" style:country-asian="TW" style:font-weight-asian="bold" style:font-size-complex="17pt" style:font-weight-complex="bold"/>
    </style:style>
    <style:style style:name="P311" style:family="paragraph" style:parent-style-name="Standard" style:list-style-name="L1">
      <style:text-properties fo:color="#333333" style:font-name="Liberation Serif" fo:font-size="17pt" fo:font-weight="bold" officeooo:rsid="17960ee9" officeooo:paragraph-rsid="17ac350b" style:font-name-asian="標楷體1" style:font-size-asian="17pt" style:language-asian="zh" style:country-asian="TW" style:font-weight-asian="bold" style:font-size-complex="17pt" style:font-weight-complex="bold"/>
    </style:style>
    <style:style style:name="P312" style:family="paragraph" style:parent-style-name="Standard" style:list-style-name="L1">
      <style:text-properties fo:color="#333333" style:font-name="Liberation Serif" fo:font-size="17pt" fo:font-weight="bold" officeooo:rsid="17960ee9" officeooo:paragraph-rsid="17b236ab" style:font-name-asian="標楷體1" style:font-size-asian="17pt" style:language-asian="zh" style:country-asian="TW" style:font-weight-asian="bold" style:font-size-complex="17pt" style:font-weight-complex="bold"/>
    </style:style>
    <style:style style:name="P313" style:family="paragraph" style:parent-style-name="Standard" style:list-style-name="L1">
      <style:text-properties fo:color="#333333" style:font-name="Liberation Serif" fo:font-size="17pt" fo:font-weight="bold" officeooo:rsid="17960ee9" officeooo:paragraph-rsid="17b51388" style:font-name-asian="標楷體1" style:font-size-asian="17pt" style:language-asian="zh" style:country-asian="TW" style:font-weight-asian="bold" style:font-size-complex="17pt" style:font-weight-complex="bold"/>
    </style:style>
    <style:style style:name="P314" style:family="paragraph" style:parent-style-name="Standard" style:list-style-name="L1">
      <style:text-properties fo:color="#333333" style:font-name="Liberation Serif" fo:font-size="17pt" fo:font-weight="bold" officeooo:rsid="17960ee9" officeooo:paragraph-rsid="179c1129" style:font-name-asian="標楷體1" style:font-size-asian="17pt" style:language-asian="zh" style:country-asian="TW" style:font-weight-asian="bold" style:font-size-complex="17pt" style:font-weight-complex="bold"/>
    </style:style>
    <style:style style:name="P315" style:family="paragraph" style:parent-style-name="Standard" style:list-style-name="L1">
      <style:text-properties fo:color="#333333" style:font-name="Liberation Serif" fo:font-size="17pt" fo:font-weight="bold" officeooo:rsid="17960ee9" officeooo:paragraph-rsid="179cb678" style:font-name-asian="標楷體1" style:font-size-asian="17pt" style:language-asian="zh" style:country-asian="TW" style:font-weight-asian="bold" style:font-size-complex="17pt" style:font-weight-complex="bold"/>
    </style:style>
    <style:style style:name="P316" style:family="paragraph" style:parent-style-name="Standard" style:list-style-name="L1">
      <style:text-properties fo:color="#333333" style:font-name="Liberation Serif" fo:font-size="17pt" fo:font-weight="bold" officeooo:rsid="17960ee9" officeooo:paragraph-rsid="179d392d" style:font-name-asian="標楷體1" style:font-size-asian="17pt" style:language-asian="zh" style:country-asian="TW" style:font-weight-asian="bold" style:font-size-complex="17pt" style:font-weight-complex="bold"/>
    </style:style>
    <style:style style:name="P317" style:family="paragraph" style:parent-style-name="Standard" style:list-style-name="L1">
      <style:text-properties fo:color="#333333" style:font-name="Liberation Serif" fo:font-size="17pt" fo:font-weight="bold" officeooo:rsid="17960ee9" officeooo:paragraph-rsid="1e5ba64e" style:font-name-asian="標楷體1" style:font-size-asian="17pt" style:language-asian="zh" style:country-asian="TW" style:font-weight-asian="bold" style:font-size-complex="17pt" style:font-weight-complex="bold"/>
    </style:style>
    <style:style style:name="P318" style:family="paragraph" style:parent-style-name="Standard" style:list-style-name="L1">
      <style:text-properties fo:color="#333333" style:font-name="Liberation Serif" fo:font-size="17pt" fo:font-weight="bold" officeooo:rsid="17960ee9" officeooo:paragraph-rsid="1e3c3b92" style:font-name-asian="標楷體1" style:font-size-asian="17pt" style:language-asian="zh" style:country-asian="TW" style:font-weight-asian="bold" style:font-size-complex="17pt" style:font-weight-complex="bold"/>
    </style:style>
    <style:style style:name="P319" style:family="paragraph" style:parent-style-name="Standard" style:list-style-name="L1">
      <style:text-properties fo:color="#333333" style:font-name="Liberation Serif" fo:font-size="17pt" fo:font-weight="bold" officeooo:rsid="17960ee9" officeooo:paragraph-rsid="1e3bb1ac" style:font-name-asian="標楷體1" style:font-size-asian="17pt" style:language-asian="zh" style:country-asian="TW" style:font-weight-asian="bold" style:font-size-complex="17pt" style:font-weight-complex="bold"/>
    </style:style>
    <style:style style:name="P320" style:family="paragraph" style:parent-style-name="Standard" style:list-style-name="L1">
      <style:text-properties fo:color="#333333" style:font-name="Liberation Serif" fo:font-size="17pt" fo:font-weight="bold" officeooo:rsid="17960ee9" officeooo:paragraph-rsid="1e5ba8d1" style:font-name-asian="標楷體1" style:font-size-asian="17pt" style:language-asian="zh" style:country-asian="TW" style:font-weight-asian="bold" style:font-size-complex="17pt" style:font-weight-complex="bold"/>
    </style:style>
    <style:style style:name="P321" style:family="paragraph" style:parent-style-name="Standard" style:list-style-name="L1">
      <style:text-properties fo:color="#333333" style:font-name="Liberation Serif" fo:font-size="17pt" fo:font-weight="bold" officeooo:rsid="17960ee9" officeooo:paragraph-rsid="1e2c7528" style:font-name-asian="標楷體1" style:font-size-asian="17pt" style:language-asian="zh" style:country-asian="TW" style:font-weight-asian="bold" style:font-size-complex="17pt" style:font-weight-complex="bold"/>
    </style:style>
    <style:style style:name="P322" style:family="paragraph" style:parent-style-name="Standard" style:list-style-name="L1">
      <style:text-properties fo:color="#333333" style:font-name="Liberation Serif" fo:font-size="17pt" fo:font-weight="bold" officeooo:rsid="17960ee9" officeooo:paragraph-rsid="1e3eff4f" style:font-name-asian="標楷體1" style:font-size-asian="17pt" style:language-asian="zh" style:country-asian="TW" style:font-weight-asian="bold" style:font-size-complex="17pt" style:font-weight-complex="bold"/>
    </style:style>
    <style:style style:name="P323" style:family="paragraph" style:parent-style-name="Standard" style:list-style-name="L1">
      <style:text-properties fo:color="#333333" style:font-name="Liberation Serif" fo:font-size="17pt" fo:font-weight="bold" officeooo:rsid="17960ee9" officeooo:paragraph-rsid="1e4c2eb7" style:font-name-asian="標楷體1" style:font-size-asian="17pt" style:language-asian="zh" style:country-asian="TW" style:font-weight-asian="bold" style:font-size-complex="17pt" style:font-weight-complex="bold"/>
    </style:style>
    <style:style style:name="P324" style:family="paragraph" style:parent-style-name="Standard" style:list-style-name="L1">
      <style:text-properties fo:color="#333333" style:font-name="Liberation Serif" fo:font-size="17pt" fo:font-weight="bold" officeooo:rsid="17960ee9" officeooo:paragraph-rsid="1e5c4f1e" style:font-name-asian="標楷體1" style:font-size-asian="17pt" style:language-asian="zh" style:country-asian="TW" style:font-weight-asian="bold" style:font-size-complex="17pt" style:font-weight-complex="bold"/>
    </style:style>
    <style:style style:name="P325" style:family="paragraph" style:parent-style-name="Standard" style:list-style-name="L1">
      <style:text-properties fo:color="#333333" style:font-name="Liberation Serif" fo:font-size="17pt" fo:font-weight="bold" officeooo:rsid="17960ee9" officeooo:paragraph-rsid="1e659da9" style:font-name-asian="標楷體1" style:font-size-asian="17pt" style:language-asian="zh" style:country-asian="TW" style:font-weight-asian="bold" style:font-size-complex="17pt" style:font-weight-complex="bold"/>
    </style:style>
    <style:style style:name="P326" style:family="paragraph" style:parent-style-name="Standard" style:list-style-name="L1">
      <style:text-properties fo:color="#333333" style:font-name="Liberation Serif" fo:font-size="17pt" fo:font-weight="bold" officeooo:rsid="17960ee9" officeooo:paragraph-rsid="1e71ea07" style:font-name-asian="標楷體1" style:font-size-asian="17pt" style:language-asian="zh" style:country-asian="TW" style:font-weight-asian="bold" style:font-size-complex="17pt" style:font-weight-complex="bold"/>
    </style:style>
    <style:style style:name="P327" style:family="paragraph" style:parent-style-name="Standard" style:list-style-name="L1">
      <style:text-properties fo:color="#333333" style:font-name="Liberation Serif" fo:font-size="17pt" fo:font-weight="bold" officeooo:rsid="17960ee9" officeooo:paragraph-rsid="195b0866" style:font-name-asian="標楷體1" style:font-size-asian="17pt" style:language-asian="zh" style:country-asian="TW" style:font-weight-asian="bold" style:font-size-complex="17pt" style:font-weight-complex="bold"/>
    </style:style>
    <style:style style:name="P328" style:family="paragraph" style:parent-style-name="Standard" style:list-style-name="L1">
      <style:text-properties fo:color="#333333" style:font-name="Liberation Serif" fo:font-size="17pt" fo:font-weight="bold" officeooo:rsid="17960ee9" officeooo:paragraph-rsid="19660a49" style:font-name-asian="標楷體1" style:font-size-asian="17pt" style:language-asian="zh" style:country-asian="TW" style:font-weight-asian="bold" style:font-size-complex="17pt" style:font-weight-complex="bold"/>
    </style:style>
    <style:style style:name="P329" style:family="paragraph" style:parent-style-name="Standard" style:list-style-name="L1">
      <style:text-properties fo:color="#333333" style:font-name="Liberation Serif" fo:font-size="17pt" fo:font-weight="bold" officeooo:rsid="17960ee9" officeooo:paragraph-rsid="1968d7e4" style:font-name-asian="標楷體1" style:font-size-asian="17pt" style:language-asian="zh" style:country-asian="TW" style:font-weight-asian="bold" style:font-size-complex="17pt" style:font-weight-complex="bold"/>
    </style:style>
    <style:style style:name="P330" style:family="paragraph" style:parent-style-name="Standard" style:list-style-name="L1">
      <style:text-properties fo:color="#333333" style:font-name="Liberation Serif" fo:font-size="17pt" fo:font-weight="bold" officeooo:rsid="17960ee9" officeooo:paragraph-rsid="196944fd" style:font-name-asian="標楷體1" style:font-size-asian="17pt" style:language-asian="zh" style:country-asian="TW" style:font-weight-asian="bold" style:font-size-complex="17pt" style:font-weight-complex="bold"/>
    </style:style>
    <style:style style:name="P331" style:family="paragraph" style:parent-style-name="Standard" style:list-style-name="L1">
      <style:text-properties fo:color="#333333" style:font-name="Liberation Serif" fo:font-size="17pt" fo:font-weight="bold" officeooo:rsid="17960ee9" officeooo:paragraph-rsid="196aae9a" style:font-name-asian="標楷體1" style:font-size-asian="17pt" style:language-asian="zh" style:country-asian="TW" style:font-weight-asian="bold" style:font-size-complex="17pt" style:font-weight-complex="bold"/>
    </style:style>
    <style:style style:name="P332" style:family="paragraph" style:parent-style-name="Standard" style:list-style-name="L1">
      <style:text-properties fo:color="#333333" style:font-name="Liberation Serif" fo:font-size="17pt" fo:font-weight="bold" officeooo:rsid="17960ee9" officeooo:paragraph-rsid="196b57ae" style:font-name-asian="標楷體1" style:font-size-asian="17pt" style:language-asian="zh" style:country-asian="TW" style:font-weight-asian="bold" style:font-size-complex="17pt" style:font-weight-complex="bold"/>
    </style:style>
    <style:style style:name="P333" style:family="paragraph" style:parent-style-name="Standard" style:list-style-name="L1">
      <style:text-properties fo:color="#333333" style:font-name="Liberation Serif" fo:font-size="17pt" fo:font-weight="bold" officeooo:rsid="17960ee9" officeooo:paragraph-rsid="198beb06" style:font-name-asian="標楷體1" style:font-size-asian="17pt" style:language-asian="zh" style:country-asian="TW" style:font-weight-asian="bold" style:font-size-complex="17pt" style:font-weight-complex="bold"/>
    </style:style>
    <style:style style:name="P334" style:family="paragraph" style:parent-style-name="Standard" style:list-style-name="L1">
      <style:text-properties fo:color="#333333" style:font-name="Liberation Serif" fo:font-size="17pt" fo:font-weight="bold" officeooo:rsid="17960ee9" officeooo:paragraph-rsid="196cc15f" style:font-name-asian="標楷體1" style:font-size-asian="17pt" style:language-asian="zh" style:country-asian="TW" style:font-weight-asian="bold" style:font-size-complex="17pt" style:font-weight-complex="bold"/>
    </style:style>
    <style:style style:name="P335" style:family="paragraph" style:parent-style-name="Standard" style:list-style-name="L1">
      <style:text-properties fo:color="#333333" style:font-name="Liberation Serif" fo:font-size="17pt" fo:font-weight="bold" officeooo:rsid="17960ee9" officeooo:paragraph-rsid="1954e38b" style:font-name-asian="標楷體1" style:font-size-asian="17pt" style:language-asian="zh" style:country-asian="TW" style:font-weight-asian="bold" style:font-size-complex="17pt" style:font-weight-complex="bold"/>
    </style:style>
    <style:style style:name="P336" style:family="paragraph" style:parent-style-name="Standard" style:list-style-name="L1">
      <style:text-properties fo:color="#333333" style:font-name="Liberation Serif" fo:font-size="17pt" fo:font-weight="bold" officeooo:rsid="17960ee9" officeooo:paragraph-rsid="1b58690c" style:font-name-asian="標楷體1" style:font-size-asian="17pt" style:language-asian="zh" style:country-asian="TW" style:font-weight-asian="bold" style:font-size-complex="17pt" style:font-weight-complex="bold"/>
    </style:style>
    <style:style style:name="P337" style:family="paragraph" style:parent-style-name="Standard" style:list-style-name="L1">
      <style:text-properties fo:color="#333333" style:font-name="Liberation Serif" fo:font-size="17pt" fo:font-weight="bold" officeooo:rsid="1e286c1a" officeooo:paragraph-rsid="1e3c3b92" style:font-name-asian="標楷體1" style:font-size-asian="17pt" style:language-asian="zh" style:country-asian="TW" style:font-weight-asian="bold" style:font-size-complex="17pt" style:font-weight-complex="bold"/>
    </style:style>
    <style:style style:name="P338" style:family="paragraph" style:parent-style-name="Standard" style:list-style-name="L1">
      <style:text-properties fo:color="#333333" style:font-name="Liberation Serif" fo:font-size="17pt" fo:font-weight="bold" officeooo:rsid="1954e38b" officeooo:paragraph-rsid="19724f36" style:font-name-asian="標楷體1" style:font-size-asian="17pt" style:language-asian="zh" style:country-asian="TW" style:font-weight-asian="bold" style:font-size-complex="17pt" style:font-weight-complex="bold"/>
    </style:style>
    <style:style style:name="P339" style:family="paragraph" style:parent-style-name="Standard" style:list-style-name="L1">
      <style:text-properties fo:color="#333333" style:font-name="Liberation Serif" fo:font-size="17pt" fo:font-weight="bold" officeooo:rsid="1954e38b" officeooo:paragraph-rsid="1993d5d3" style:font-name-asian="標楷體1" style:font-size-asian="17pt" style:language-asian="zh" style:country-asian="TW" style:font-weight-asian="bold" style:font-size-complex="17pt" style:font-weight-complex="bold"/>
    </style:style>
    <style:style style:name="P340" style:family="paragraph" style:parent-style-name="Standard" style:list-style-name="L1">
      <style:text-properties fo:color="#333333" style:font-name="Liberation Serif" fo:font-size="17pt" fo:font-weight="bold" officeooo:rsid="1954e38b" officeooo:paragraph-rsid="1975c709" style:font-name-asian="標楷體1" style:font-size-asian="17pt" style:language-asian="zh" style:country-asian="TW" style:font-weight-asian="bold" style:font-size-complex="17pt" style:font-weight-complex="bold"/>
    </style:style>
    <style:style style:name="P341" style:family="paragraph" style:parent-style-name="Standard" style:list-style-name="L1">
      <style:text-properties fo:color="#333333" style:font-name="Liberation Serif" fo:font-size="17pt" fo:font-weight="bold" officeooo:rsid="1954e38b" officeooo:paragraph-rsid="199297d4" style:font-name-asian="標楷體1" style:font-size-asian="17pt" style:language-asian="zh" style:country-asian="TW" style:font-weight-asian="bold" style:font-size-complex="17pt" style:font-weight-complex="bold"/>
    </style:style>
    <style:style style:name="P342" style:family="paragraph" style:parent-style-name="Standard" style:list-style-name="L1">
      <style:text-properties fo:color="#333333" style:font-name="Liberation Serif" fo:font-size="17pt" fo:font-weight="bold" officeooo:rsid="1954e38b" officeooo:paragraph-rsid="19950744" style:font-name-asian="標楷體1" style:font-size-asian="17pt" style:language-asian="zh" style:country-asian="TW" style:font-weight-asian="bold" style:font-size-complex="17pt" style:font-weight-complex="bold"/>
    </style:style>
    <style:style style:name="P343" style:family="paragraph" style:parent-style-name="Standard" style:list-style-name="L1">
      <style:text-properties fo:color="#333333" style:font-name="Liberation Serif" fo:font-size="17pt" fo:font-weight="bold" officeooo:rsid="114556d7" officeooo:paragraph-rsid="1b58690c" style:font-name-asian="標楷體1" style:font-size-asian="17pt" style:language-asian="zh" style:country-asian="TW" style:font-weight-asian="bold" style:font-size-complex="17pt" style:font-weight-complex="bold"/>
    </style:style>
    <style:style style:name="P344" style:family="paragraph" style:parent-style-name="Standard" style:list-style-name="L1">
      <style:text-properties fo:color="#333333" style:font-name="Liberation Serif" fo:font-size="17pt" fo:font-weight="bold" officeooo:rsid="106f552c" officeooo:paragraph-rsid="12b31e58" style:font-name-asian="Liberation Serif" style:font-size-asian="17pt" style:language-asian="zh" style:country-asian="TW" style:font-weight-asian="bold" style:font-size-complex="17pt" style:font-weight-complex="bold"/>
    </style:style>
    <style:style style:name="P345" style:family="paragraph" style:parent-style-name="Standard" style:list-style-name="L1">
      <style:text-properties fo:color="#333333" style:font-name="Liberation Serif" fo:font-size="17pt" fo:font-weight="bold" officeooo:rsid="106f552c" officeooo:paragraph-rsid="18613344" style:font-name-asian="Liberation Serif" style:font-size-asian="17pt" style:language-asian="zh" style:country-asian="TW" style:font-weight-asian="bold" style:font-size-complex="17pt" style:font-weight-complex="bold"/>
    </style:style>
    <style:style style:name="P346" style:family="paragraph" style:parent-style-name="Standard" style:list-style-name="L1">
      <style:text-properties fo:color="#333333" style:font-name="Liberation Serif" fo:font-size="17pt" fo:font-weight="bold" officeooo:rsid="106f552c" officeooo:paragraph-rsid="186143da" style:font-name-asian="Liberation Serif" style:font-size-asian="17pt" style:language-asian="zh" style:country-asian="TW" style:font-weight-asian="bold" style:font-size-complex="17pt" style:font-weight-complex="bold"/>
    </style:style>
    <style:style style:name="P347" style:family="paragraph" style:parent-style-name="Standard" style:list-style-name="L1">
      <style:text-properties fo:color="#333333" style:font-name="Liberation Serif" fo:font-size="17pt" fo:font-weight="bold" officeooo:rsid="106f552c" officeooo:paragraph-rsid="1862478f" style:font-name-asian="Liberation Serif" style:font-size-asian="17pt" style:language-asian="zh" style:country-asian="TW" style:font-weight-asian="bold" style:font-size-complex="17pt" style:font-weight-complex="bold"/>
    </style:style>
    <style:style style:name="P348" style:family="paragraph" style:parent-style-name="Standard" style:list-style-name="L1">
      <style:text-properties fo:color="#333333" style:font-name="Liberation Serif" fo:font-size="17pt" fo:font-weight="bold" officeooo:rsid="106f552c" officeooo:paragraph-rsid="1867d7bc" style:font-name-asian="Liberation Serif" style:font-size-asian="17pt" style:language-asian="zh" style:country-asian="TW" style:font-weight-asian="bold" style:font-size-complex="17pt" style:font-weight-complex="bold"/>
    </style:style>
    <style:style style:name="P349" style:family="paragraph" style:parent-style-name="Standard" style:list-style-name="L1">
      <style:text-properties fo:color="#333333" style:font-name="Liberation Serif" fo:font-size="17pt" fo:font-weight="bold" officeooo:rsid="106f552c" officeooo:paragraph-rsid="18a99779" style:font-name-asian="Liberation Serif" style:font-size-asian="17pt" style:language-asian="zh" style:country-asian="TW" style:font-weight-asian="bold" style:font-size-complex="17pt" style:font-weight-complex="bold"/>
    </style:style>
    <style:style style:name="P350" style:family="paragraph" style:parent-style-name="Standard" style:list-style-name="L1">
      <style:text-properties fo:color="#333333" style:font-name="Liberation Serif" fo:font-size="17pt" fo:font-weight="bold" officeooo:rsid="106f552c" officeooo:paragraph-rsid="186aa621" style:font-name-asian="Liberation Serif" style:font-size-asian="17pt" style:language-asian="zh" style:country-asian="TW" style:font-weight-asian="bold" style:font-size-complex="17pt" style:font-weight-complex="bold"/>
    </style:style>
    <style:style style:name="P351" style:family="paragraph" style:parent-style-name="Standard" style:list-style-name="L1">
      <style:text-properties fo:color="#333333" style:font-name="Liberation Serif" fo:font-size="17pt" fo:font-weight="bold" officeooo:rsid="106f552c" officeooo:paragraph-rsid="18760138" style:font-name-asian="Liberation Serif" style:font-size-asian="17pt" style:language-asian="zh" style:country-asian="TW" style:font-weight-asian="bold" style:font-size-complex="17pt" style:font-weight-complex="bold"/>
    </style:style>
    <style:style style:name="P352" style:family="paragraph" style:parent-style-name="Standard" style:list-style-name="L1">
      <style:text-properties fo:color="#333333" style:font-name="Liberation Serif" fo:font-size="17pt" fo:font-weight="bold" officeooo:rsid="145c6264" officeooo:paragraph-rsid="18553c36" style:font-name-asian="Liberation Serif" style:font-size-asian="17pt" style:language-asian="zh" style:country-asian="TW" style:font-weight-asian="bold" style:font-size-complex="17pt" style:font-weight-complex="bold"/>
    </style:style>
    <style:style style:name="P353" style:family="paragraph" style:parent-style-name="Standard" style:list-style-name="L1">
      <style:text-properties fo:color="#333333" style:font-name="Liberation Serif" fo:font-size="17pt" fo:font-weight="bold" officeooo:rsid="114556d7" officeooo:paragraph-rsid="17960ee9" style:font-name-asian="Liberation Serif" style:font-size-asian="17pt" style:language-asian="zh" style:country-asian="TW" style:font-weight-asian="bold" style:font-size-complex="17pt" style:font-weight-complex="bold"/>
    </style:style>
    <style:style style:name="P354" style:family="paragraph" style:parent-style-name="Standard" style:list-style-name="L1">
      <style:text-properties fo:color="#333333" style:font-name="Liberation Serif" fo:font-size="17pt" fo:font-weight="bold" officeooo:rsid="114556d7" officeooo:paragraph-rsid="1796e10b" style:font-name-asian="Liberation Serif" style:font-size-asian="17pt" style:language-asian="zh" style:country-asian="TW" style:font-weight-asian="bold" style:font-size-complex="17pt" style:font-weight-complex="bold"/>
    </style:style>
    <style:style style:name="P355" style:family="paragraph" style:parent-style-name="Standard" style:list-style-name="L1">
      <style:text-properties fo:color="#333333" style:font-name="Liberation Serif" fo:font-size="17pt" fo:font-weight="bold" officeooo:rsid="114556d7" officeooo:paragraph-rsid="17982fc9" style:font-name-asian="Liberation Serif" style:font-size-asian="17pt" style:language-asian="zh" style:country-asian="TW" style:font-weight-asian="bold" style:font-size-complex="17pt" style:font-weight-complex="bold"/>
    </style:style>
    <style:style style:name="P356" style:family="paragraph" style:parent-style-name="Standard" style:list-style-name="L1">
      <style:text-properties fo:color="#333333" style:font-name="Liberation Serif" fo:font-size="17pt" fo:font-weight="bold" officeooo:rsid="114556d7" officeooo:paragraph-rsid="17981e05" style:font-name-asian="Liberation Serif" style:font-size-asian="17pt" style:language-asian="zh" style:country-asian="TW" style:font-weight-asian="bold" style:font-size-complex="17pt" style:font-weight-complex="bold"/>
    </style:style>
    <style:style style:name="P357" style:family="paragraph" style:parent-style-name="Standard" style:list-style-name="L1">
      <style:text-properties fo:color="#333333" style:font-name="Liberation Serif" fo:font-size="17pt" fo:font-weight="bold" officeooo:rsid="114556d7" officeooo:paragraph-rsid="17c0c0a6" style:font-name-asian="Liberation Serif" style:font-size-asian="17pt" style:language-asian="zh" style:country-asian="TW" style:font-weight-asian="bold" style:font-size-complex="17pt" style:font-weight-complex="bold"/>
    </style:style>
    <style:style style:name="P358" style:family="paragraph" style:parent-style-name="Standard" style:list-style-name="L1">
      <style:text-properties fo:color="#333333" style:font-name="Liberation Serif" fo:font-size="17pt" fo:font-weight="bold" officeooo:rsid="114556d7" officeooo:paragraph-rsid="17c1d6e1" style:font-name-asian="Liberation Serif" style:font-size-asian="17pt" style:language-asian="zh" style:country-asian="TW" style:font-weight-asian="bold" style:font-size-complex="17pt" style:font-weight-complex="bold"/>
    </style:style>
    <style:style style:name="P359" style:family="paragraph" style:parent-style-name="Standard" style:list-style-name="L1">
      <style:text-properties fo:color="#333333" style:font-name="Liberation Serif" fo:font-size="17pt" fo:font-weight="bold" officeooo:rsid="114556d7" officeooo:paragraph-rsid="17c745fa" style:font-name-asian="Liberation Serif" style:font-size-asian="17pt" style:language-asian="zh" style:country-asian="TW" style:font-weight-asian="bold" style:font-size-complex="17pt" style:font-weight-complex="bold"/>
    </style:style>
    <style:style style:name="P360" style:family="paragraph" style:parent-style-name="Standard" style:list-style-name="L1">
      <style:text-properties fo:color="#333333" style:font-name="Liberation Serif" fo:font-size="17pt" fo:font-weight="bold" officeooo:rsid="114556d7" officeooo:paragraph-rsid="179b25a8" style:font-name-asian="Liberation Serif" style:font-size-asian="17pt" style:language-asian="zh" style:country-asian="TW" style:font-weight-asian="bold" style:font-size-complex="17pt" style:font-weight-complex="bold"/>
    </style:style>
    <style:style style:name="P361" style:family="paragraph" style:parent-style-name="Standard" style:list-style-name="L1">
      <style:text-properties fo:color="#333333" style:font-name="Liberation Serif" fo:font-size="17pt" fo:font-weight="bold" officeooo:rsid="114556d7" officeooo:paragraph-rsid="17aa2638" style:font-name-asian="Liberation Serif" style:font-size-asian="17pt" style:language-asian="zh" style:country-asian="TW" style:font-weight-asian="bold" style:font-size-complex="17pt" style:font-weight-complex="bold"/>
    </style:style>
    <style:style style:name="P362" style:family="paragraph" style:parent-style-name="Standard" style:list-style-name="L1">
      <style:text-properties fo:color="#333333" style:font-name="Liberation Serif" fo:font-size="17pt" fo:font-weight="bold" officeooo:rsid="114556d7" officeooo:paragraph-rsid="17ac350b" style:font-name-asian="Liberation Serif" style:font-size-asian="17pt" style:language-asian="zh" style:country-asian="TW" style:font-weight-asian="bold" style:font-size-complex="17pt" style:font-weight-complex="bold"/>
    </style:style>
    <style:style style:name="P363" style:family="paragraph" style:parent-style-name="Standard" style:list-style-name="L1">
      <style:text-properties fo:color="#333333" style:font-name="Liberation Serif" fo:font-size="17pt" fo:font-weight="bold" officeooo:rsid="114556d7" officeooo:paragraph-rsid="17b1cc68" style:font-name-asian="Liberation Serif" style:font-size-asian="17pt" style:language-asian="zh" style:country-asian="TW" style:font-weight-asian="bold" style:font-size-complex="17pt" style:font-weight-complex="bold"/>
    </style:style>
    <style:style style:name="P364" style:family="paragraph" style:parent-style-name="Standard" style:list-style-name="L1">
      <style:text-properties fo:color="#333333" style:font-name="Liberation Serif" fo:font-size="17pt" fo:font-weight="bold" officeooo:rsid="114556d7" officeooo:paragraph-rsid="179c1129" style:font-name-asian="Liberation Serif" style:font-size-asian="17pt" style:language-asian="zh" style:country-asian="TW" style:font-weight-asian="bold" style:font-size-complex="17pt" style:font-weight-complex="bold"/>
    </style:style>
    <style:style style:name="P365" style:family="paragraph" style:parent-style-name="Standard" style:list-style-name="L1">
      <style:text-properties fo:color="#333333" style:font-name="Liberation Serif" officeooo:paragraph-rsid="1ed8769a" style:font-name-asian="Liberation Serif"/>
    </style:style>
    <style:style style:name="P366" style:family="paragraph" style:parent-style-name="Standard" style:list-style-name="L1">
      <style:text-properties fo:color="#333333" style:font-name="Liberation Serif" officeooo:paragraph-rsid="1ef6bcbc" style:font-name-asian="Liberation Serif"/>
    </style:style>
    <style:style style:name="P367" style:family="paragraph" style:parent-style-name="Standard" style:list-style-name="L1">
      <style:text-properties fo:color="#333333" style:font-name="Liberation Serif" officeooo:paragraph-rsid="1eedc73e" style:font-name-asian="Liberation Serif"/>
    </style:style>
    <style:style style:name="P368" style:family="paragraph" style:parent-style-name="Standard" style:list-style-name="L1">
      <style:text-properties fo:color="#333333" style:font-name="Liberation Serif" officeooo:paragraph-rsid="1eed75c5" style:font-name-asian="Liberation Serif"/>
    </style:style>
    <style:style style:name="P369" style:family="paragraph" style:parent-style-name="Standard" style:list-style-name="L1">
      <style:text-properties fo:color="#333333" style:font-name="Liberation Serif" officeooo:paragraph-rsid="1ef29a8a" style:font-name-asian="Liberation Serif"/>
    </style:style>
    <style:style style:name="P370" style:family="paragraph" style:parent-style-name="Standard" style:list-style-name="L1">
      <style:text-properties fo:color="#333333" style:font-name="Liberation Serif" officeooo:paragraph-rsid="1ee90b34" style:font-name-asian="Liberation Serif"/>
    </style:style>
    <style:style style:name="P371" style:family="paragraph" style:parent-style-name="Standard" style:list-style-name="L1">
      <style:text-properties fo:color="#333333" style:font-name="Liberation Serif" officeooo:paragraph-rsid="18b2d2be" style:font-name-asian="Liberation Serif"/>
    </style:style>
    <style:style style:name="P372" style:family="paragraph" style:parent-style-name="Standard" style:list-style-name="L1">
      <style:text-properties fo:color="#333333" style:font-name="Liberation Serif" officeooo:paragraph-rsid="187cca94" style:font-name-asian="Liberation Serif"/>
    </style:style>
    <style:style style:name="P373" style:family="paragraph" style:parent-style-name="Standard" style:list-style-name="L1">
      <style:text-properties fo:color="#333333" style:font-name="Liberation Serif" officeooo:paragraph-rsid="1b58690c" style:font-name-asian="Liberation Serif"/>
    </style:style>
    <style:style style:name="P374" style:family="paragraph" style:parent-style-name="Standard" style:list-style-name="L1">
      <style:text-properties fo:color="#333333" officeooo:rsid="1da21615" officeooo:paragraph-rsid="1da299a3"/>
    </style:style>
    <style:style style:name="P375" style:family="paragraph" style:parent-style-name="Standard" style:list-style-name="L1">
      <style:text-properties fo:color="#333333" officeooo:rsid="1da21615" officeooo:paragraph-rsid="1da329e0"/>
    </style:style>
    <style:style style:name="P376" style:family="paragraph" style:parent-style-name="Standard" style:list-style-name="L1">
      <style:text-properties fo:color="#333333" officeooo:rsid="1da21615" officeooo:paragraph-rsid="1da52474"/>
    </style:style>
    <style:style style:name="P377" style:family="paragraph" style:parent-style-name="Standard" style:list-style-name="L1">
      <style:text-properties style:use-window-font-color="true" style:font-name="標楷體1" fo:font-size="17pt" fo:font-weight="bold" officeooo:rsid="07ca52e4" officeooo:paragraph-rsid="103f9cc6" style:font-name-asian="標楷體1" style:font-size-asian="17pt" style:language-asian="zh" style:country-asian="TW" style:font-weight-asian="bold" style:font-size-complex="17pt" style:font-weight-complex="bold"/>
    </style:style>
    <style:style style:name="P378" style:family="paragraph" style:parent-style-name="Standard" style:list-style-name="L1">
      <style:text-properties style:use-window-font-color="true" style:font-name="標楷體1" fo:font-size="17pt" fo:font-weight="bold" officeooo:rsid="10d29b60" officeooo:paragraph-rsid="111860cb" style:font-name-asian="標楷體1" style:font-size-asian="17pt" style:language-asian="zh" style:country-asian="TW" style:font-weight-asian="bold" style:font-size-complex="17pt" style:font-weight-complex="bold"/>
    </style:style>
    <style:style style:name="P379" style:family="paragraph" style:parent-style-name="Standard" style:list-style-name="L1">
      <style:text-properties style:use-window-font-color="true" style:font-name="標楷體1" fo:font-size="17pt" fo:font-weight="bold" officeooo:rsid="07cca448" officeooo:paragraph-rsid="103f9cc6" style:font-name-asian="標楷體1" style:font-size-asian="17pt" style:language-asian="zh" style:country-asian="TW" style:font-weight-asian="bold" style:font-size-complex="17pt" style:font-weight-complex="bold"/>
    </style:style>
    <style:style style:name="P380" style:family="paragraph" style:parent-style-name="Standard" style:list-style-name="L1">
      <style:text-properties style:use-window-font-color="true" style:font-name="標楷體1" fo:font-size="17pt" fo:font-weight="bold" officeooo:rsid="07e02809" officeooo:paragraph-rsid="103f9cc6" style:font-name-asian="標楷體1" style:font-size-asian="17pt" style:language-asian="zh" style:country-asian="TW" style:font-weight-asian="bold" style:font-size-complex="17pt" style:font-weight-complex="bold"/>
    </style:style>
    <style:style style:name="P381" style:family="paragraph" style:parent-style-name="Standard" style:list-style-name="L1">
      <style:text-properties style:use-window-font-color="true" style:font-name="標楷體1" fo:font-size="17pt" fo:font-weight="bold" officeooo:rsid="106f552c" officeooo:paragraph-rsid="106f552c" style:font-name-asian="標楷體1" style:font-size-asian="17pt" style:language-asian="zh" style:country-asian="TW" style:font-weight-asian="bold" style:font-size-complex="17pt" style:font-weight-complex="bold"/>
    </style:style>
    <style:style style:name="P382" style:family="paragraph" style:parent-style-name="Standard" style:list-style-name="L1">
      <style:text-properties style:use-window-font-color="true" style:font-name="標楷體1" fo:font-size="17pt" fo:font-weight="bold" officeooo:rsid="106f552c" officeooo:paragraph-rsid="1baa064b" style:font-name-asian="標楷體1" style:font-size-asian="17pt" style:language-asian="zh" style:country-asian="TW" style:font-weight-asian="bold" style:font-size-complex="17pt" style:font-weight-complex="bold"/>
    </style:style>
    <style:style style:name="P383" style:family="paragraph" style:parent-style-name="Standard" style:list-style-name="L1">
      <style:text-properties style:use-window-font-color="true" style:font-name="標楷體1" fo:font-size="17pt" fo:font-weight="bold" officeooo:rsid="106f552c" officeooo:paragraph-rsid="1b1c898a" style:font-name-asian="標楷體1" style:font-size-asian="17pt" style:language-asian="zh" style:country-asian="TW" style:font-weight-asian="bold" style:font-size-complex="17pt" style:font-weight-complex="bold"/>
    </style:style>
    <style:style style:name="P384" style:family="paragraph" style:parent-style-name="Standard" style:list-style-name="L1">
      <style:text-properties style:use-window-font-color="true" style:font-name="標楷體1" fo:font-size="17pt" fo:font-weight="bold" officeooo:rsid="106f552c" officeooo:paragraph-rsid="10bde73c" style:font-name-asian="標楷體1" style:font-size-asian="17pt" style:language-asian="zh" style:country-asian="TW" style:font-weight-asian="bold" style:font-size-complex="17pt" style:font-weight-complex="bold"/>
    </style:style>
    <style:style style:name="P385" style:family="paragraph" style:parent-style-name="Standard" style:list-style-name="L1">
      <style:text-properties style:use-window-font-color="true" style:font-name="標楷體1" fo:font-size="17pt" fo:font-weight="bold" officeooo:rsid="106f552c" officeooo:paragraph-rsid="10d074d5" style:font-name-asian="標楷體1" style:font-size-asian="17pt" style:language-asian="zh" style:country-asian="TW" style:font-weight-asian="bold" style:font-size-complex="17pt" style:font-weight-complex="bold"/>
    </style:style>
    <style:style style:name="P386" style:family="paragraph" style:parent-style-name="Standard" style:list-style-name="L1">
      <style:text-properties style:use-window-font-color="true" style:font-name="標楷體1" fo:font-size="17pt" fo:font-weight="bold" officeooo:rsid="106f552c" officeooo:paragraph-rsid="10752a21" style:font-name-asian="標楷體1" style:font-size-asian="17pt" style:language-asian="zh" style:country-asian="TW" style:font-weight-asian="bold" style:font-size-complex="17pt" style:font-weight-complex="bold"/>
    </style:style>
    <style:style style:name="P387" style:family="paragraph" style:parent-style-name="Standard" style:list-style-name="L1">
      <style:text-properties style:use-window-font-color="true" style:font-name="標楷體1" fo:font-size="17pt" fo:font-weight="bold" officeooo:rsid="145c6264" officeooo:paragraph-rsid="1467af75" style:font-name-asian="標楷體1" style:font-size-asian="17pt" style:language-asian="zh" style:country-asian="TW" style:font-weight-asian="bold" style:font-size-complex="17pt" style:font-weight-complex="bold"/>
    </style:style>
    <style:style style:name="P388" style:family="paragraph" style:parent-style-name="Standard" style:list-style-name="L1">
      <style:text-properties style:use-window-font-color="true" style:font-name="標楷體1" fo:font-size="17pt" fo:font-weight="bold" officeooo:rsid="114556d7" officeooo:paragraph-rsid="114556d7" style:font-name-asian="標楷體1" style:font-size-asian="17pt" style:language-asian="zh" style:country-asian="TW" style:font-weight-asian="bold" style:font-size-complex="17pt" style:font-weight-complex="bold"/>
    </style:style>
    <style:style style:name="P389" style:family="paragraph" style:parent-style-name="Standard" style:list-style-name="L1">
      <style:text-properties style:use-window-font-color="true" style:font-name="標楷體1" fo:font-size="17pt" fo:font-weight="bold" officeooo:rsid="114556d7" officeooo:paragraph-rsid="117ad540" style:font-name-asian="標楷體1" style:font-size-asian="17pt" style:language-asian="zh" style:country-asian="TW" style:font-weight-asian="bold" style:font-size-complex="17pt" style:font-weight-complex="bold"/>
    </style:style>
    <style:style style:name="P390" style:family="paragraph" style:parent-style-name="Standard" style:list-style-name="L1">
      <style:text-properties style:use-window-font-color="true" style:font-name="標楷體1" fo:font-size="17pt" fo:font-weight="bold" officeooo:rsid="114556d7" officeooo:paragraph-rsid="1163d9f2" style:font-name-asian="標楷體1" style:font-size-asian="17pt" style:language-asian="zh" style:country-asian="TW" style:font-weight-asian="bold" style:font-size-complex="17pt" style:font-weight-complex="bold"/>
    </style:style>
    <style:style style:name="P391" style:family="paragraph" style:parent-style-name="Standard" style:list-style-name="L1">
      <style:text-properties style:use-window-font-color="true" style:font-name="標楷體1" fo:font-size="17pt" fo:font-weight="bold" officeooo:rsid="114556d7" officeooo:paragraph-rsid="117c1ea2" style:font-name-asian="標楷體1" style:font-size-asian="17pt" style:language-asian="zh" style:country-asian="TW" style:font-weight-asian="bold" style:font-size-complex="17pt" style:font-weight-complex="bold"/>
    </style:style>
    <style:style style:name="P392" style:family="paragraph" style:parent-style-name="Standard" style:list-style-name="L1">
      <style:text-properties style:use-window-font-color="true" style:font-name="標楷體1" fo:font-size="17pt" fo:font-weight="bold" officeooo:rsid="114556d7" officeooo:paragraph-rsid="11945911" style:font-name-asian="標楷體1" style:font-size-asian="17pt" style:language-asian="zh" style:country-asian="TW" style:font-weight-asian="bold" style:font-size-complex="17pt" style:font-weight-complex="bold"/>
    </style:style>
    <style:style style:name="P393" style:family="paragraph" style:parent-style-name="Standard" style:list-style-name="L1">
      <style:text-properties style:use-window-font-color="true" style:font-name="標楷體1" fo:font-size="17pt" fo:font-weight="bold" officeooo:rsid="114556d7" officeooo:paragraph-rsid="118ec81b" style:font-name-asian="標楷體1" style:font-size-asian="17pt" style:language-asian="zh" style:country-asian="TW" style:font-weight-asian="bold" style:font-size-complex="17pt" style:font-weight-complex="bold"/>
    </style:style>
    <style:style style:name="P394" style:family="paragraph" style:parent-style-name="Standard" style:list-style-name="L1">
      <style:text-properties style:use-window-font-color="true" style:font-name="標楷體1" fo:font-size="17pt" fo:font-weight="bold" officeooo:rsid="114556d7" officeooo:paragraph-rsid="1171017a" style:font-name-asian="標楷體1" style:font-size-asian="17pt" style:language-asian="zh" style:country-asian="TW" style:font-weight-asian="bold" style:font-size-complex="17pt" style:font-weight-complex="bold"/>
    </style:style>
    <style:style style:name="P395" style:family="paragraph" style:parent-style-name="Standard" style:list-style-name="L1">
      <style:text-properties style:use-window-font-color="true" officeooo:rsid="07cc4448" officeooo:paragraph-rsid="103f9cc6"/>
    </style:style>
    <style:style style:name="P396" style:family="paragraph" style:parent-style-name="Standard" style:list-style-name="L1">
      <style:text-properties style:use-window-font-color="true" style:font-name="Liberation Serif" fo:font-size="17pt" fo:font-weight="bold" officeooo:rsid="106f552c" officeooo:paragraph-rsid="1995fa5f" style:font-name-asian="標楷體1" style:font-size-asian="17pt" style:language-asian="zh" style:country-asian="TW" style:font-weight-asian="bold" style:font-size-complex="17pt" style:font-weight-complex="bold"/>
    </style:style>
    <style:style style:name="P397" style:family="paragraph" style:parent-style-name="Standard" style:list-style-name="L1">
      <style:text-properties style:use-window-font-color="true" style:font-name="Liberation Serif" fo:font-size="17pt" fo:font-weight="bold" officeooo:rsid="106f552c" officeooo:paragraph-rsid="146951d8" style:font-name-asian="標楷體1" style:font-size-asian="17pt" style:language-asian="zh" style:country-asian="TW" style:font-weight-asian="bold" style:font-size-complex="17pt" style:font-weight-complex="bold"/>
    </style:style>
    <style:style style:name="P398" style:family="paragraph" style:parent-style-name="Standard" style:list-style-name="L1">
      <style:text-properties style:use-window-font-color="true" style:font-name="Liberation Serif" fo:font-size="17pt" fo:font-weight="bold" officeooo:rsid="106f552c" officeooo:paragraph-rsid="146adbd9" style:font-name-asian="標楷體1" style:font-size-asian="17pt" style:language-asian="zh" style:country-asian="TW" style:font-weight-asian="bold" style:font-size-complex="17pt" style:font-weight-complex="bold"/>
    </style:style>
    <style:style style:name="P399" style:family="paragraph" style:parent-style-name="Standard" style:list-style-name="L1">
      <style:text-properties style:use-window-font-color="true" style:font-name="Liberation Serif" fo:font-size="17pt" fo:font-weight="bold" officeooo:rsid="106f552c" officeooo:paragraph-rsid="146d5da9" style:font-name-asian="標楷體1" style:font-size-asian="17pt" style:language-asian="zh" style:country-asian="TW" style:font-weight-asian="bold" style:font-size-complex="17pt" style:font-weight-complex="bold"/>
    </style:style>
    <style:style style:name="P400" style:family="paragraph" style:parent-style-name="Standard" style:list-style-name="L1">
      <style:text-properties style:use-window-font-color="true" style:font-name="Liberation Serif" fo:font-size="17pt" fo:font-weight="bold" officeooo:rsid="106f552c" officeooo:paragraph-rsid="147d5333" style:font-name-asian="標楷體1" style:font-size-asian="17pt" style:language-asian="zh" style:country-asian="TW" style:font-weight-asian="bold" style:font-size-complex="17pt" style:font-weight-complex="bold"/>
    </style:style>
    <style:style style:name="P401" style:family="paragraph" style:parent-style-name="Standard" style:list-style-name="L1">
      <style:text-properties officeooo:rsid="07cc4448" officeooo:paragraph-rsid="103f9cc6"/>
    </style:style>
    <style:style style:name="P402" style:family="paragraph" style:parent-style-name="Standard" style:list-style-name="L1">
      <style:text-properties fo:color="#1c1c1c" style:font-name="標楷體1" fo:font-size="17pt" fo:font-weight="bold" officeooo:rsid="106f552c" officeooo:paragraph-rsid="1e210bc4" style:font-name-asian="標楷體1" style:font-size-asian="17pt" style:language-asian="zh" style:country-asian="TW" style:font-weight-asian="bold" style:font-size-complex="17pt" style:font-weight-complex="bold"/>
    </style:style>
    <style:style style:name="P403" style:family="paragraph" style:parent-style-name="Standard" style:list-style-name="L1">
      <style:text-properties fo:color="#1c1c1c" style:font-name="Liberation Serif" officeooo:paragraph-rsid="1ef84015" style:font-name-asian="Liberation Serif"/>
    </style:style>
    <style:style style:name="P404" style:family="paragraph" style:parent-style-name="Standard" style:list-style-name="L1">
      <style:text-properties fo:color="#1c1c1c" style:font-name="Liberation Serif" officeooo:paragraph-rsid="1ee889e8" style:font-name-asian="Liberation Serif"/>
    </style:style>
    <style:style style:name="T1" style:family="text">
      <style:text-properties style:use-window-font-color="true" officeooo:rsid="08038b5c"/>
    </style:style>
    <style:style style:name="T2" style:family="text">
      <style:text-properties style:use-window-font-color="true" officeooo:rsid="07e02809"/>
    </style:style>
    <style:style style:name="T3" style:family="text">
      <style:text-properties fo:color="#333333"/>
    </style:style>
    <style:style style:name="T4" style:family="text">
      <style:text-properties fo:color="#333333" officeooo:rsid="08038b5c"/>
    </style:style>
    <style:style style:name="T5" style:family="text">
      <style:text-properties fo:color="#333333" officeooo:rsid="08a7f395"/>
    </style:style>
    <style:style style:name="T6" style:family="text">
      <style:text-properties fo:color="#333333" officeooo:rsid="10752a21"/>
    </style:style>
    <style:style style:name="T7" style:family="text">
      <style:text-properties fo:color="#333333" officeooo:rsid="07e27b95"/>
    </style:style>
    <style:style style:name="T8" style:family="text">
      <style:text-properties fo:color="#333333" officeooo:rsid="07ca52e4"/>
    </style:style>
    <style:style style:name="T9" style:family="text">
      <style:text-properties fo:color="#333333" officeooo:rsid="114f551e"/>
    </style:style>
    <style:style style:name="T10" style:family="text">
      <style:text-properties fo:color="#333333" officeooo:rsid="07f44af2"/>
    </style:style>
    <style:style style:name="T11" style:family="text">
      <style:text-properties fo:color="#333333" officeooo:rsid="1320887e"/>
    </style:style>
    <style:style style:name="T12" style:family="text">
      <style:text-properties fo:color="#333333" officeooo:rsid="1321c8ce"/>
    </style:style>
    <style:style style:name="T13" style:family="text">
      <style:text-properties fo:color="#333333" officeooo:rsid="07e02809"/>
    </style:style>
    <style:style style:name="T14" style:family="text">
      <style:text-properties fo:color="#333333" style:font-name="標楷體1" officeooo:rsid="145c6264"/>
    </style:style>
    <style:style style:name="T15" style:family="text">
      <style:text-properties fo:color="#333333" style:font-name="標楷體1" officeooo:rsid="1479db21"/>
    </style:style>
    <style:style style:name="T16" style:family="text">
      <style:text-properties fo:color="#333333" style:font-name="標楷體1" officeooo:rsid="147f508a"/>
    </style:style>
    <style:style style:name="T17" style:family="text">
      <style:text-properties fo:color="#333333" officeooo:rsid="1afaadbe"/>
    </style:style>
    <style:style style:name="T18" style:family="text">
      <style:text-properties style:font-name="標楷體1"/>
    </style:style>
    <style:style style:name="T19" style:family="text">
      <style:text-properties style:font-name="標楷體1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20" style:family="text">
      <style:text-properties style:font-name="標楷體1" fo:font-size="17pt" fo:font-weight="bold" officeooo:rsid="07ca52e4" style:font-name-asian="標楷體1" style:font-size-asian="17pt" style:language-asian="zh" style:country-asian="TW" style:font-weight-asian="bold" style:font-size-complex="17pt" style:font-weight-complex="bold"/>
    </style:style>
    <style:style style:name="T21" style:family="text">
      <style:text-properties style:font-name="標楷體1" fo:font-size="17pt" fo:font-weight="bold" officeooo:rsid="07cca448" style:font-name-asian="標楷體1" style:font-size-asian="17pt" style:language-asian="zh" style:country-asian="TW" style:font-weight-asian="bold" style:font-size-complex="17pt" style:font-weight-complex="bold"/>
    </style:style>
    <style:style style:name="T22" style:family="text">
      <style:text-properties style:font-name="標楷體1" fo:font-size="17pt" fo:font-weight="bold" officeooo:rsid="088adaf5" style:font-name-asian="標楷體1" style:font-size-asian="17pt" style:language-asian="zh" style:country-asian="TW" style:font-weight-asian="bold" style:font-size-complex="17pt" style:font-weight-complex="bold"/>
    </style:style>
    <style:style style:name="T23" style:family="text">
      <style:text-properties style:font-name="標楷體1" fo:font-size="17pt" fo:font-weight="bold" officeooo:rsid="07d5d877" style:font-name-asian="標楷體1" style:font-size-asian="17pt" style:language-asian="zh" style:country-asian="TW" style:font-weight-asian="bold" style:font-size-complex="17pt" style:font-weight-complex="bold"/>
    </style:style>
    <style:style style:name="T24" style:family="text">
      <style:text-properties style:font-name="標楷體1" fo:font-size="17pt" fo:font-weight="bold" officeooo:rsid="07ccecb8" style:font-name-asian="標楷體1" style:font-size-asian="17pt" style:language-asian="zh" style:country-asian="TW" style:font-weight-asian="bold" style:font-size-complex="17pt" style:font-weight-complex="bold"/>
    </style:style>
    <style:style style:name="T25" style:family="text">
      <style:text-properties style:font-name="標楷體1" fo:font-size="17pt" fo:font-weight="bold" officeooo:rsid="07cff013" style:font-name-asian="標楷體1" style:font-size-asian="17pt" style:language-asian="zh" style:country-asian="TW" style:font-weight-asian="bold" style:font-size-complex="17pt" style:font-weight-complex="bold"/>
    </style:style>
    <style:style style:name="T26" style:family="text">
      <style:text-properties style:font-name="標楷體1" fo:font-size="17pt" fo:font-weight="bold" officeooo:rsid="07e02809" style:font-name-asian="標楷體1" style:font-size-asian="17pt" style:language-asian="zh" style:country-asian="TW" style:font-weight-asian="bold" style:font-size-complex="17pt" style:font-weight-complex="bold"/>
    </style:style>
    <style:style style:name="T27" style:family="text">
      <style:text-properties style:font-name="標楷體1" fo:font-size="17pt" fo:font-weight="bold" officeooo:rsid="0800cb9d" style:font-name-asian="標楷體1" style:font-size-asian="17pt" style:language-asian="zh" style:country-asian="TW" style:font-weight-asian="bold" style:font-size-complex="17pt" style:font-weight-complex="bold"/>
    </style:style>
    <style:style style:name="T28" style:family="text">
      <style:text-properties style:font-name="標楷體1" fo:font-size="17pt" fo:font-weight="bold" officeooo:rsid="07ecdc98" style:font-name-asian="標楷體1" style:font-size-asian="17pt" style:language-asian="zh" style:country-asian="TW" style:font-weight-asian="bold" style:font-size-complex="17pt" style:font-weight-complex="bold"/>
    </style:style>
    <style:style style:name="T29" style:family="text">
      <style:text-properties style:font-name="標楷體1" fo:font-size="17pt" fo:font-weight="bold" officeooo:rsid="082da85e" style:font-name-asian="標楷體1" style:font-size-asian="17pt" style:language-asian="zh" style:country-asian="TW" style:font-weight-asian="bold" style:font-size-complex="17pt" style:font-weight-complex="bold"/>
    </style:style>
    <style:style style:name="T30" style:family="text">
      <style:text-properties style:font-name="標楷體1" fo:font-size="17pt" fo:font-weight="bold" officeooo:rsid="07fdd825" style:font-name-asian="標楷體1" style:font-size-asian="17pt" style:language-asian="zh" style:country-asian="TW" style:font-weight-asian="bold" style:font-size-complex="17pt" style:font-weight-complex="bold"/>
    </style:style>
    <style:style style:name="T31" style:family="text">
      <style:text-properties style:font-name="標楷體1" fo:font-size="17pt" fo:font-weight="bold" officeooo:rsid="106f552c" style:font-name-asian="標楷體1" style:font-size-asian="17pt" style:language-asian="zh" style:country-asian="TW" style:font-weight-asian="bold" style:font-size-complex="17pt" style:font-weight-complex="bold"/>
    </style:style>
    <style:style style:name="T32" style:family="text">
      <style:text-properties style:font-name="標楷體1" fo:font-size="17pt" fo:font-weight="bold" officeooo:rsid="109c45a0" style:font-name-asian="標楷體1" style:font-size-asian="17pt" style:language-asian="zh" style:country-asian="TW" style:font-weight-asian="bold" style:font-size-complex="17pt" style:font-weight-complex="bold"/>
    </style:style>
    <style:style style:name="T33" style:family="text">
      <style:text-properties style:font-name="標楷體1" fo:font-size="17pt" fo:font-weight="bold" officeooo:rsid="10752a21" style:font-name-asian="標楷體1" style:font-size-asian="17pt" style:language-asian="zh" style:country-asian="TW" style:font-weight-asian="bold" style:font-size-complex="17pt" style:font-weight-complex="bold"/>
    </style:style>
    <style:style style:name="T34" style:family="text">
      <style:text-properties style:font-name="標楷體1" fo:font-size="17pt" fo:font-weight="bold" officeooo:rsid="114556d7" style:font-name-asian="標楷體1" style:font-size-asian="17pt" style:language-asian="zh" style:country-asian="TW" style:font-weight-asian="bold" style:font-size-complex="17pt" style:font-weight-complex="bold"/>
    </style:style>
    <style:style style:name="T35" style:family="text">
      <style:text-properties style:font-name="標楷體1" fo:font-size="17pt" fo:font-weight="bold" officeooo:rsid="11895c69" style:font-name-asian="標楷體1" style:font-size-asian="17pt" style:language-asian="zh" style:country-asian="TW" style:font-weight-asian="bold" style:font-size-complex="17pt" style:font-weight-complex="bold"/>
    </style:style>
    <style:style style:name="T36" style:family="text">
      <style:text-properties style:font-name="標楷體1" fo:font-size="17pt" fo:font-weight="bold" officeooo:rsid="118aa266" style:font-name-asian="標楷體1" style:font-size-asian="17pt" style:language-asian="zh" style:country-asian="TW" style:font-weight-asian="bold" style:font-size-complex="17pt" style:font-weight-complex="bold"/>
    </style:style>
    <style:style style:name="T37" style:family="text">
      <style:text-properties style:font-name="標楷體1" fo:font-size="17pt" fo:font-weight="bold" officeooo:rsid="13e90d8e" style:font-name-asian="標楷體1" style:font-size-asian="17pt" style:language-asian="zh" style:country-asian="TW" style:font-weight-asian="bold" style:font-size-complex="17pt" style:font-weight-complex="bold"/>
    </style:style>
    <style:style style:name="T38" style:family="text">
      <style:text-properties style:font-name="標楷體1" fo:font-size="17pt" fo:font-weight="bold" officeooo:rsid="13e02786" style:font-name-asian="標楷體1" style:font-size-asian="17pt" style:language-asian="zh" style:country-asian="TW" style:font-weight-asian="bold" style:font-size-complex="17pt" style:font-weight-complex="bold"/>
    </style:style>
    <style:style style:name="T39" style:family="text">
      <style:text-properties style:font-name="標楷體1" fo:font-size="17pt" fo:font-weight="bold" officeooo:rsid="144e108e" style:font-name-asian="標楷體1" style:font-size-asian="17pt" style:language-asian="zh" style:country-asian="TW" style:font-weight-asian="bold" style:font-size-complex="17pt" style:font-weight-complex="bold"/>
    </style:style>
    <style:style style:name="T40" style:family="text">
      <style:text-properties style:font-name="標楷體1" fo:font-size="17pt" fo:font-weight="bold" officeooo:rsid="144f3708" style:font-name-asian="標楷體1" style:font-size-asian="17pt" style:language-asian="zh" style:country-asian="TW" style:font-weight-asian="bold" style:font-size-complex="17pt" style:font-weight-complex="bold"/>
    </style:style>
    <style:style style:name="T41" style:family="text">
      <style:text-properties style:font-name="標楷體1" fo:font-size="17pt" fo:font-weight="bold" officeooo:rsid="14504613" style:font-name-asian="標楷體1" style:font-size-asian="17pt" style:language-asian="zh" style:country-asian="TW" style:font-weight-asian="bold" style:font-size-complex="17pt" style:font-weight-complex="bold"/>
    </style:style>
    <style:style style:name="T42" style:family="text">
      <style:text-properties style:font-name="標楷體1" fo:font-size="17pt" fo:font-weight="bold" officeooo:rsid="13f0e9ed" style:font-name-asian="標楷體1" style:font-size-asian="17pt" style:language-asian="zh" style:country-asian="TW" style:font-weight-asian="bold" style:font-size-complex="17pt" style:font-weight-complex="bold"/>
    </style:style>
    <style:style style:name="T43" style:family="text">
      <style:text-properties style:font-name="標楷體1" fo:font-size="17pt" fo:font-weight="bold" officeooo:rsid="17960ee9" style:font-name-asian="標楷體1" style:font-size-asian="17pt" style:language-asian="zh" style:country-asian="TW" style:font-weight-asian="bold" style:font-size-complex="17pt" style:font-weight-complex="bold"/>
    </style:style>
    <style:style style:name="T44" style:family="text">
      <style:text-properties style:font-name="標楷體1" fo:font-size="17pt" fo:font-weight="bold" officeooo:rsid="145c6264" style:font-name-asian="標楷體1" style:font-size-asian="17pt" style:language-asian="zh" style:country-asian="TW" style:font-weight-asian="bold" style:font-size-complex="17pt" style:font-weight-complex="bold"/>
    </style:style>
    <style:style style:name="T45" style:family="text">
      <style:text-properties style:font-name="標楷體1" fo:font-size="17pt" fo:font-weight="bold" officeooo:rsid="185ffd3e" style:font-name-asian="標楷體1" style:font-size-asian="17pt" style:language-asian="zh" style:country-asian="TW" style:font-weight-asian="bold" style:font-size-complex="17pt" style:font-weight-complex="bold"/>
    </style:style>
    <style:style style:name="T46" style:family="text">
      <style:text-properties style:font-name="標楷體1" fo:font-size="17pt" fo:font-weight="bold" officeooo:rsid="186a9fb2" style:font-name-asian="標楷體1" style:font-size-asian="17pt" style:language-asian="zh" style:country-asian="TW" style:font-weight-asian="bold" style:font-size-complex="17pt" style:font-weight-complex="bold"/>
    </style:style>
    <style:style style:name="T47" style:family="text">
      <style:text-properties style:font-name="標楷體1" fo:font-size="17pt" fo:font-weight="bold" officeooo:rsid="187818ef" style:font-name-asian="標楷體1" style:font-size-asian="17pt" style:language-asian="zh" style:country-asian="TW" style:font-weight-asian="bold" style:font-size-complex="17pt" style:font-weight-complex="bold"/>
    </style:style>
    <style:style style:name="T48" style:family="text">
      <style:text-properties style:font-name="標楷體1" fo:font-size="17pt" fo:font-weight="bold" officeooo:rsid="18785c3d" style:font-name-asian="標楷體1" style:font-size-asian="17pt" style:language-asian="zh" style:country-asian="TW" style:font-weight-asian="bold" style:font-size-complex="17pt" style:font-weight-complex="bold"/>
    </style:style>
    <style:style style:name="T49" style:family="text">
      <style:text-properties style:font-name="標楷體1" fo:font-size="17pt" fo:font-weight="bold" officeooo:rsid="18b08ee0" style:font-name-asian="標楷體1" style:font-size-asian="17pt" style:language-asian="zh" style:country-asian="TW" style:font-weight-asian="bold" style:font-size-complex="17pt" style:font-weight-complex="bold"/>
    </style:style>
    <style:style style:name="T50" style:family="text">
      <style:text-properties style:font-name="標楷體1" fo:font-size="17pt" fo:font-weight="bold" officeooo:rsid="18b27cc8" style:font-name-asian="標楷體1" style:font-size-asian="17pt" style:language-asian="zh" style:country-asian="TW" style:font-weight-asian="bold" style:font-size-complex="17pt" style:font-weight-complex="bold"/>
    </style:style>
    <style:style style:name="T51" style:family="text">
      <style:text-properties style:font-name="標楷體1" fo:font-size="17pt" fo:font-weight="bold" officeooo:rsid="1954e38b" style:font-name-asian="標楷體1" style:font-size-asian="17pt" style:language-asian="zh" style:country-asian="TW" style:font-weight-asian="bold" style:font-size-complex="17pt" style:font-weight-complex="bold"/>
    </style:style>
    <style:style style:name="T52" style:family="text">
      <style:text-properties style:font-name="標楷體1" fo:font-size="17pt" fo:font-weight="bold" officeooo:rsid="196a20b7" style:font-name-asian="標楷體1" style:font-size-asian="17pt" style:language-asian="zh" style:country-asian="TW" style:font-weight-asian="bold" style:font-size-complex="17pt" style:font-weight-complex="bold"/>
    </style:style>
    <style:style style:name="T53" style:family="text">
      <style:text-properties style:font-name="標楷體1" fo:font-size="17pt" fo:font-weight="bold" officeooo:rsid="199f8ad0" style:font-name-asian="標楷體1" style:font-size-asian="17pt" style:language-asian="zh" style:country-asian="TW" style:font-weight-asian="bold" style:font-size-complex="17pt" style:font-weight-complex="bold"/>
    </style:style>
    <style:style style:name="T54" style:family="text">
      <style:text-properties style:font-name="標楷體1" fo:font-size="17pt" fo:font-weight="bold" officeooo:rsid="1995fa5f" style:font-name-asian="標楷體1" style:font-size-asian="17pt" style:language-asian="zh" style:country-asian="TW" style:font-weight-asian="bold" style:font-size-complex="17pt" style:font-weight-complex="bold"/>
    </style:style>
    <style:style style:name="T55" style:family="text">
      <style:text-properties style:font-name="標楷體1" fo:font-size="17pt" fo:font-weight="bold" officeooo:rsid="19a1080e" style:font-name-asian="標楷體1" style:font-size-asian="17pt" style:language-asian="zh" style:country-asian="TW" style:font-weight-asian="bold" style:font-size-complex="17pt" style:font-weight-complex="bold"/>
    </style:style>
    <style:style style:name="T56" style:family="text">
      <style:text-properties style:font-name="標楷體1" fo:font-size="17pt" fo:font-weight="bold" officeooo:rsid="19a7c399" style:font-name-asian="標楷體1" style:font-size-asian="17pt" style:language-asian="zh" style:country-asian="TW" style:font-weight-asian="bold" style:font-size-complex="17pt" style:font-weight-complex="bold"/>
    </style:style>
    <style:style style:name="T57" style:family="text">
      <style:text-properties style:font-name="標楷體1" fo:font-size="17pt" fo:font-weight="bold" officeooo:rsid="19ac7236" style:font-name-asian="標楷體1" style:font-size-asian="17pt" style:language-asian="zh" style:country-asian="TW" style:font-weight-asian="bold" style:font-size-complex="17pt" style:font-weight-complex="bold"/>
    </style:style>
    <style:style style:name="T58" style:family="text">
      <style:text-properties style:font-name="標楷體1" fo:font-size="17pt" fo:font-weight="bold" officeooo:rsid="1b133e16" style:font-name-asian="標楷體1" style:font-size-asian="17pt" style:language-asian="zh" style:country-asian="TW" style:font-weight-asian="bold" style:font-size-complex="17pt" style:font-weight-complex="bold"/>
    </style:style>
    <style:style style:name="T59" style:family="text">
      <style:text-properties style:font-name="標楷體1" fo:font-size="17pt" fo:font-weight="bold" officeooo:rsid="1afaadbe" style:font-name-asian="標楷體1" style:font-size-asian="17pt" style:language-asian="zh" style:country-asian="TW" style:font-weight-asian="bold" style:font-size-complex="17pt" style:font-weight-complex="bold"/>
    </style:style>
    <style:style style:name="T60" style:family="text">
      <style:text-properties style:font-name="標楷體1" fo:font-size="17pt" fo:font-weight="bold" officeooo:rsid="1b1957d5" style:font-name-asian="標楷體1" style:font-size-asian="17pt" style:language-asian="zh" style:country-asian="TW" style:font-weight-asian="bold" style:font-size-complex="17pt" style:font-weight-complex="bold"/>
    </style:style>
    <style:style style:name="T61" style:family="text">
      <style:text-properties style:font-name="標楷體1" fo:font-size="17pt" fo:font-weight="bold" officeooo:rsid="1b1dc7d7" style:font-name-asian="標楷體1" style:font-size-asian="17pt" style:language-asian="zh" style:country-asian="TW" style:font-weight-asian="bold" style:font-size-complex="17pt" style:font-weight-complex="bold"/>
    </style:style>
    <style:style style:name="T62" style:family="text">
      <style:text-properties style:font-name="標楷體1" fo:font-size="17pt" fo:font-weight="bold" officeooo:rsid="1b79f8a6" style:font-name-asian="標楷體1" style:font-size-asian="17pt" style:language-asian="zh" style:country-asian="TW" style:font-weight-asian="bold" style:font-size-complex="17pt" style:font-weight-complex="bold"/>
    </style:style>
    <style:style style:name="T63" style:family="text">
      <style:text-properties style:font-name="標楷體1" fo:font-size="17pt" fo:font-weight="bold" officeooo:rsid="1da21615" style:font-name-asian="標楷體1" style:font-size-asian="17pt" style:language-asian="zh" style:country-asian="TW" style:font-weight-asian="bold" style:font-size-complex="17pt" style:font-weight-complex="bold"/>
    </style:style>
    <style:style style:name="T64" style:family="text">
      <style:text-properties style:font-name="標楷體1" style:font-name-asian="標楷體1"/>
    </style:style>
    <style:style style:name="T65" style:family="text">
      <style:text-properties style:font-name="標楷體1" officeooo:rsid="12b0bb77" style:font-name-asian="標楷體1"/>
    </style:style>
    <style:style style:name="T66" style:family="text">
      <style:text-properties style:font-name="標楷體1" officeooo:rsid="145c6264" style:font-name-asian="標楷體1"/>
    </style:style>
    <style:style style:name="T67" style:family="text">
      <style:text-properties style:font-name="標楷體1" officeooo:rsid="114f551e" style:font-name-asian="標楷體1"/>
    </style:style>
    <style:style style:name="T68" style:family="text">
      <style:text-properties style:font-name="標楷體1" officeooo:rsid="17960ee9" style:font-name-asian="標楷體1"/>
    </style:style>
    <style:style style:name="T69" style:family="text">
      <style:text-properties style:font-name="標楷體1" officeooo:rsid="185ffd3e" style:font-name-asian="標楷體1"/>
    </style:style>
    <style:style style:name="T70" style:family="text">
      <style:text-properties style:font-name="標楷體1" officeooo:rsid="13e90d8e"/>
    </style:style>
    <style:style style:name="T71" style:family="text">
      <style:text-properties style:font-name="標楷體1" officeooo:rsid="145c6264"/>
    </style:style>
    <style:style style:name="T72" style:family="text">
      <style:text-properties style:font-name="標楷體1" officeooo:rsid="185ffd3e"/>
    </style:style>
    <style:style style:name="T73" style:family="text">
      <style:text-properties style:font-name="標楷體1" officeooo:rsid="1954e38b"/>
    </style:style>
    <style:style style:name="T74" style:family="text">
      <style:text-properties style:font-name="標楷體1" officeooo:rsid="196a20b7"/>
    </style:style>
    <style:style style:name="T75" style:family="text">
      <style:text-properties style:font-name="標楷體1" officeooo:rsid="196aae9a"/>
    </style:style>
    <style:style style:name="T76" style:family="text">
      <style:text-properties style:font-name="標楷體1" officeooo:rsid="196b9832"/>
    </style:style>
    <style:style style:name="T77" style:family="text">
      <style:text-properties style:font-name="標楷體1" officeooo:rsid="114556d7"/>
    </style:style>
    <style:style style:name="T78" style:family="text">
      <style:text-properties style:font-name="標楷體1" officeooo:rsid="1e43b6e9"/>
    </style:style>
    <style:style style:name="T79" style:family="text">
      <style:text-properties style:font-name="標楷體1" officeooo:rsid="1e66d95e"/>
    </style:style>
    <style:style style:name="T80" style:family="text">
      <style:text-properties style:font-name="標楷體1" officeooo:rsid="10752a21"/>
    </style:style>
    <style:style style:name="T81" style:family="text">
      <style:text-properties style:font-name="標楷體1" officeooo:rsid="1e837da9"/>
    </style:style>
    <style:style style:name="T82" style:family="text">
      <style:text-properties style:font-name="標楷體1" officeooo:rsid="1e83c8ea"/>
    </style:style>
    <style:style style:name="T83" style:family="text">
      <style:text-properties style:font-name="標楷體1" officeooo:rsid="1995fa5f"/>
    </style:style>
    <style:style style:name="T84" style:family="text">
      <style:text-properties style:font-name="標楷體1" officeooo:rsid="13f78307"/>
    </style:style>
    <style:style style:name="T85" style:family="text">
      <style:text-properties style:font-name="標楷體1" officeooo:rsid="13e02786"/>
    </style:style>
    <style:style style:name="T86" style:family="text">
      <style:text-properties style:font-name="標楷體1" officeooo:rsid="144e108e"/>
    </style:style>
    <style:style style:name="T87" style:family="text">
      <style:text-properties style:font-name="標楷體1" officeooo:rsid="14a2af06"/>
    </style:style>
    <style:style style:name="T88" style:family="text">
      <style:text-properties style:font-name="標楷體1" officeooo:rsid="14bfc941"/>
    </style:style>
    <style:style style:name="T89" style:family="text">
      <style:text-properties style:font-name="標楷體1" officeooo:rsid="146cefb8"/>
    </style:style>
    <style:style style:name="T90" style:family="text">
      <style:text-properties style:font-name="標楷體1" officeooo:rsid="1479db21"/>
    </style:style>
    <style:style style:name="T91" style:family="text">
      <style:text-properties style:font-name="標楷體1" officeooo:rsid="147a6cf9"/>
    </style:style>
    <style:style style:name="T92" style:family="text">
      <style:text-properties style:font-name="標楷體1" officeooo:rsid="147f508a"/>
    </style:style>
    <style:style style:name="T93" style:family="text">
      <style:text-properties style:font-name="標楷體1" officeooo:rsid="147f7f97"/>
    </style:style>
    <style:style style:name="T94" style:family="text">
      <style:text-properties style:font-name="標楷體1" officeooo:rsid="148471d0"/>
    </style:style>
    <style:style style:name="T95" style:family="text">
      <style:text-properties style:font-name="標楷體1" officeooo:rsid="1e286c1a"/>
    </style:style>
    <style:style style:name="T96" style:family="text">
      <style:text-properties style:font-name="標楷體1" officeooo:rsid="1e399ff3"/>
    </style:style>
    <style:style style:name="T97" style:family="text">
      <style:text-properties style:font-name="標楷體1" officeooo:rsid="1e418d07"/>
    </style:style>
    <style:style style:name="T98" style:family="text">
      <style:text-properties style:font-name="標楷體1" officeooo:rsid="1e42ee58"/>
    </style:style>
    <style:style style:name="T99" style:family="text">
      <style:text-properties fo:color="#050505"/>
    </style:style>
    <style:style style:name="T100" style:family="text">
      <style:text-properties fo:color="#050505" officeooo:rsid="07ca52e4"/>
    </style:style>
    <style:style style:name="T101" style:family="text">
      <style:text-properties fo:color="#050505" officeooo:rsid="13d5e4c5"/>
    </style:style>
    <style:style style:name="T102" style:family="text">
      <style:text-properties fo:color="#050505" officeooo:rsid="07e02809"/>
    </style:style>
    <style:style style:name="T103" style:family="text">
      <style:text-properties fo:color="#050505" style:font-name="標楷體1"/>
    </style:style>
    <style:style style:name="T104" style:family="text">
      <style:text-properties fo:color="#050505" style:font-name="標楷體1" fo:font-size="17pt" fo:font-weight="bold" officeooo:rsid="106f552c" style:font-name-asian="標楷體1" style:font-size-asian="17pt" style:language-asian="zh" style:country-asian="TW" style:font-weight-asian="bold" style:font-size-complex="17pt" style:font-weight-complex="bold"/>
    </style:style>
    <style:style style:name="T105" style:family="text">
      <style:text-properties fo:color="#050505" style:font-name="標楷體1" style:font-name-asian="標楷體1"/>
    </style:style>
    <style:style style:name="T106" style:family="text">
      <style:text-properties fo:color="#050505" style:font-name="標楷體1" officeooo:rsid="1995fa5f"/>
    </style:style>
    <style:style style:name="T107" style:family="text">
      <style:text-properties fo:color="#050505" style:text-underline-style="solid" style:text-underline-width="auto" style:text-underline-color="font-color"/>
    </style:style>
    <style:style style:name="T108" style:family="text">
      <style:text-properties fo:color="#050505" style:font-name-asian="標楷體1"/>
    </style:style>
    <style:style style:name="T109" style:family="text">
      <style:text-properties fo:color="#050505" officeooo:rsid="17960ee9" style:font-name-asian="標楷體1"/>
    </style:style>
    <style:style style:name="T110" style:family="text">
      <style:text-properties fo:color="#050505" officeooo:rsid="114556d7"/>
    </style:style>
    <style:style style:name="T111" style:family="text">
      <style:text-properties officeooo:rsid="07e27b95"/>
    </style:style>
    <style:style style:name="T112" style:family="text">
      <style:text-properties officeooo:rsid="07f44af2"/>
    </style:style>
    <style:style style:name="T113" style:family="text">
      <style:text-properties officeooo:rsid="07f5d7ca"/>
    </style:style>
    <style:style style:name="T114" style:family="text">
      <style:text-properties officeooo:rsid="07f02fb2"/>
    </style:style>
    <style:style style:name="T115" style:family="text">
      <style:text-properties officeooo:rsid="08038b5c"/>
    </style:style>
    <style:style style:name="T116" style:family="text">
      <style:text-properties officeooo:rsid="07e6e805"/>
    </style:style>
    <style:style style:name="T117" style:family="text">
      <style:text-properties officeooo:rsid="07d5d877"/>
    </style:style>
    <style:style style:name="T118" style:family="text">
      <style:text-properties officeooo:rsid="08a6217d"/>
    </style:style>
    <style:style style:name="T119" style:family="text">
      <style:text-properties officeooo:rsid="08a7f395"/>
    </style:style>
    <style:style style:name="T120" style:family="text">
      <style:text-properties style:font-name="標楷體" officeooo:rsid="08a7f395" style:font-name-asian="標楷體" style:font-name-complex="Arial1"/>
    </style:style>
    <style:style style:name="T121" style:family="text">
      <style:text-properties style:font-name="標楷體" officeooo:rsid="08a7f395" style:font-name-asian="標楷體" style:font-name-complex="標楷體"/>
    </style:style>
    <style:style style:name="T122" style:family="text">
      <style:text-properties style:font-name-complex="Arial1"/>
    </style:style>
    <style:style style:name="T123" style:family="text">
      <style:text-properties officeooo:rsid="08a7f395" style:font-name-complex="Arial1"/>
    </style:style>
    <style:style style:name="T124" style:family="text">
      <style:text-properties officeooo:rsid="07cca448"/>
    </style:style>
    <style:style style:name="T125" style:family="text">
      <style:text-properties officeooo:rsid="08c02708"/>
    </style:style>
    <style:style style:name="T126" style:family="text">
      <style:text-properties officeooo:rsid="08c3fe1b"/>
    </style:style>
    <style:style style:name="T127" style:family="text">
      <style:text-properties style:font-name-asian="標楷體1"/>
    </style:style>
    <style:style style:name="T128" style:family="text">
      <style:text-properties officeooo:rsid="12b0bb77" style:font-name-asian="標楷體1"/>
    </style:style>
    <style:style style:name="T129" style:family="text">
      <style:text-properties officeooo:rsid="17960ee9" style:font-name-asian="標楷體1"/>
    </style:style>
    <style:style style:name="T130" style:family="text">
      <style:text-properties officeooo:rsid="145c6264" style:font-name-asian="標楷體1"/>
    </style:style>
    <style:style style:name="T131" style:family="text">
      <style:text-properties officeooo:rsid="10752a21"/>
    </style:style>
    <style:style style:name="T132" style:family="text">
      <style:text-properties officeooo:rsid="07ca52e4"/>
    </style:style>
    <style:style style:name="T133" style:family="text">
      <style:text-properties officeooo:rsid="114f551e"/>
    </style:style>
    <style:style style:name="T134" style:family="text">
      <style:text-properties officeooo:rsid="1181212e"/>
    </style:style>
    <style:style style:name="T135" style:family="text">
      <style:text-properties officeooo:rsid="12b0bb77"/>
    </style:style>
    <style:style style:name="T136" style:family="text">
      <style:text-properties officeooo:rsid="12d6aacd"/>
    </style:style>
    <style:style style:name="T137" style:family="text">
      <style:text-properties style:font-name="Liberation Serif1" fo:font-size="17pt" style:text-underline-style="none" fo:font-weight="bold" officeooo:rsid="25fdc6ed" style:font-name-asian="標楷體1" style:font-size-asian="17pt" style:language-asian="zh" style:country-asian="TW" style:font-weight-asian="bold" style:font-name-complex="Liberation Serif1" style:font-size-complex="17pt" style:font-weight-complex="bold"/>
    </style:style>
    <style:style style:name="T138" style:family="text">
      <style:text-properties style:font-name="Liberation Serif1" fo:font-size="17pt" style:text-underline-style="solid" style:text-underline-width="auto" style:text-underline-color="font-color" fo:font-weight="bold" officeooo:rsid="25fdc6ed" style:font-name-asian="標楷體1" style:font-size-asian="17pt" style:language-asian="zh" style:country-asian="TW" style:font-weight-asian="bold" style:font-name-complex="Liberation Serif1" style:font-size-complex="17pt" style:font-weight-complex="bold"/>
    </style:style>
    <style:style style:name="T139" style:family="text">
      <style:text-properties officeooo:rsid="13e02786"/>
    </style:style>
    <style:style style:name="T140" style:family="text">
      <style:text-properties officeooo:rsid="13e90d8e"/>
    </style:style>
    <style:style style:name="T141" style:family="text">
      <style:text-properties style:font-name="Liberation Serif" fo:font-size="17pt" fo:font-weight="bold" officeooo:rsid="13e02786" style:font-name-asian="標楷體1" style:font-size-asian="17pt" style:language-asian="zh" style:country-asian="TW" style:font-weight-asian="bold" style:font-size-complex="17pt" style:font-weight-complex="bold"/>
    </style:style>
    <style:style style:name="T142" style:family="text">
      <style:text-properties style:font-name="Liberation Serif" fo:font-size="17pt" fo:font-weight="bold" officeooo:rsid="106f552c" style:font-name-asian="標楷體1" style:font-size-asian="17pt" style:language-asian="zh" style:country-asian="TW" style:font-weight-asian="bold" style:font-size-complex="17pt" style:font-weight-complex="bold"/>
    </style:style>
    <style:style style:name="T143" style:family="text">
      <style:text-properties style:font-name="Liberation Serif" fo:font-size="17pt" fo:font-weight="bold" officeooo:rsid="13f0e9ed" style:font-name-asian="標楷體1" style:font-size-asian="17pt" style:language-asian="zh" style:country-asian="TW" style:font-weight-asian="bold" style:font-size-complex="17pt" style:font-weight-complex="bold"/>
    </style:style>
    <style:style style:name="T144" style:family="text">
      <style:text-properties style:font-name="Liberation Serif" fo:font-size="17pt" fo:font-weight="bold" officeooo:rsid="14455924" style:font-name-asian="標楷體1" style:font-size-asian="17pt" style:language-asian="zh" style:country-asian="TW" style:font-weight-asian="bold" style:font-size-complex="17pt" style:font-weight-complex="bold"/>
    </style:style>
    <style:style style:name="T145" style:family="text">
      <style:text-properties style:font-name="Liberation Serif" fo:font-size="17pt" fo:font-weight="bold" officeooo:rsid="17960ee9" style:font-name-asian="標楷體1" style:font-size-asian="17pt" style:language-asian="zh" style:country-asian="TW" style:font-weight-asian="bold" style:font-size-complex="17pt" style:font-weight-complex="bold"/>
    </style:style>
    <style:style style:name="T146" style:family="text">
      <style:text-properties style:font-name="Liberation Serif" fo:font-size="17pt" fo:font-weight="bold" officeooo:rsid="1954e38b" style:font-name-asian="標楷體1" style:font-size-asian="17pt" style:language-asian="zh" style:country-asian="TW" style:font-weight-asian="bold" style:font-size-complex="17pt" style:font-weight-complex="bold"/>
    </style:style>
    <style:style style:name="T147" style:family="text">
      <style:text-properties style:font-name="Liberation Serif" fo:font-size="17pt" fo:font-weight="bold" officeooo:rsid="199f8ad0" style:font-name-asian="標楷體1" style:font-size-asian="17pt" style:language-asian="zh" style:country-asian="TW" style:font-weight-asian="bold" style:font-size-complex="17pt" style:font-weight-complex="bold"/>
    </style:style>
    <style:style style:name="T148" style:family="text">
      <style:text-properties style:font-name="Liberation Serif" fo:font-size="17pt" fo:font-weight="bold" officeooo:rsid="1e659da9" style:font-name-asian="標楷體1" style:font-size-asian="17pt" style:language-asian="zh" style:country-asian="TW" style:font-weight-asian="bold" style:font-size-complex="17pt" style:font-weight-complex="bold"/>
    </style:style>
    <style:style style:name="T149" style:family="text">
      <style:text-properties style:font-name="Liberation Serif" fo:font-size="17pt" fo:font-weight="bold" officeooo:rsid="1e667a28" style:font-name-asian="標楷體1" style:font-size-asian="17pt" style:language-asian="zh" style:country-asian="TW" style:font-weight-asian="bold" style:font-size-complex="17pt" style:font-weight-complex="bold"/>
    </style:style>
    <style:style style:name="T150" style:family="text">
      <style:text-properties style:font-name="Liberation Serif" officeooo:rsid="1954e38b"/>
    </style:style>
    <style:style style:name="T151" style:family="text">
      <style:text-properties officeooo:rsid="13f78307"/>
    </style:style>
    <style:style style:name="T152" style:family="text">
      <style:text-properties fo:font-size="17pt" fo:font-weight="bold" officeooo:rsid="185ffd3e" style:font-name-asian="標楷體1" style:font-size-asian="17pt" style:language-asian="zh" style:country-asian="TW" style:font-weight-asian="bold" style:font-size-complex="17pt" style:font-weight-complex="bold"/>
    </style:style>
    <style:style style:name="T153" style:family="text">
      <style:text-properties fo:font-size="17pt" fo:font-weight="bold" officeooo:rsid="18785c3d" style:font-name-asian="標楷體1" style:font-size-asian="17pt" style:language-asian="zh" style:country-asian="TW" style:font-weight-asian="bold" style:font-size-complex="17pt" style:font-weight-complex="bold"/>
    </style:style>
    <style:style style:name="T154" style:family="text">
      <style:text-properties fo:font-size="17pt" fo:font-weight="bold" officeooo:rsid="106f552c" style:font-name-asian="標楷體1" style:font-size-asian="17pt" style:language-asian="zh" style:country-asian="TW" style:font-weight-asian="bold" style:font-size-complex="17pt" style:font-weight-complex="bold"/>
    </style:style>
    <style:style style:name="T155" style:family="text">
      <style:text-properties fo:font-size="17pt" fo:font-weight="bold" officeooo:rsid="199f8ad0" style:font-name-asian="標楷體1" style:font-size-asian="17pt" style:language-asian="zh" style:country-asian="TW" style:font-weight-asian="bold" style:font-size-complex="17pt" style:font-weight-complex="bold"/>
    </style:style>
    <style:style style:name="T156" style:family="text">
      <style:text-properties fo:font-size="17pt" fo:font-weight="bold" officeooo:rsid="1995fa5f" style:font-name-asian="標楷體1" style:font-size-asian="17pt" style:language-asian="zh" style:country-asian="TW" style:font-weight-asian="bold" style:font-size-complex="17pt" style:font-weight-complex="bold"/>
    </style:style>
    <style:style style:name="T157" style:family="text">
      <style:text-properties fo:font-size="17pt" fo:font-weight="bold" officeooo:rsid="1eda00c1" style:font-name-asian="標楷體1" style:font-size-asian="17pt" style:language-asian="zh" style:country-asian="TW" style:font-weight-asian="bold" style:font-size-complex="17pt" style:font-weight-complex="bold"/>
    </style:style>
    <style:style style:name="T158" style:family="text">
      <style:text-properties fo:font-size="17pt" fo:font-weight="bold" officeooo:rsid="17960ee9" style:font-name-asian="標楷體1" style:font-size-asian="17pt" style:language-asian="zh" style:country-asian="TW" style:font-weight-asian="bold" style:font-size-complex="17pt" style:font-weight-complex="bold"/>
    </style:style>
    <style:style style:name="T159" style:family="text">
      <style:text-properties fo:font-size="17pt" fo:font-weight="bold" officeooo:rsid="114556d7" style:font-name-asian="標楷體1" style:font-size-asian="17pt" style:language-asian="zh" style:country-asian="TW" style:font-weight-asian="bold" style:font-size-complex="17pt" style:font-weight-complex="bold"/>
    </style:style>
    <style:style style:name="T160" style:family="text">
      <style:text-properties fo:font-size="17pt" style:text-underline-style="none" fo:font-weight="bold" officeooo:rsid="2f7a955a" style:font-name-asian="標楷體1" style:font-size-asian="17pt" style:language-asian="zh" style:country-asian="TW" style:font-weight-asian="bold" style:font-size-complex="17pt" style:font-weight-complex="bold"/>
    </style:style>
    <style:style style:name="T161" style:family="text">
      <style:text-properties fo:font-size="17pt" style:text-underline-style="none" fo:font-weight="bold" officeooo:rsid="325a12c2" style:font-name-asian="標楷體1" style:font-size-asian="17pt" style:language-asian="zh" style:country-asian="TW" style:font-weight-asian="bold" style:font-size-complex="17pt" style:font-weight-complex="bold"/>
    </style:style>
    <style:style style:name="T162" style:family="text">
      <style:text-properties officeooo:rsid="145c6264"/>
    </style:style>
    <style:style style:name="T163" style:family="text">
      <style:text-properties officeooo:rsid="1954e38b"/>
    </style:style>
    <style:style style:name="T164" style:family="text">
      <style:text-properties officeooo:rsid="1afaadbe"/>
    </style:style>
    <style:style style:name="T165" style:family="text">
      <style:text-properties officeooo:rsid="1b07de16"/>
    </style:style>
    <style:style style:name="T166" style:family="text">
      <style:text-properties officeooo:rsid="1b10700a"/>
    </style:style>
    <style:style style:name="T167" style:family="text">
      <style:text-properties officeooo:rsid="1b1957d5"/>
    </style:style>
    <style:style style:name="T168" style:family="text">
      <style:text-properties officeooo:rsid="1b507275"/>
    </style:style>
    <style:style style:name="T169" style:family="text">
      <style:text-properties officeooo:rsid="1b786a5f"/>
    </style:style>
    <style:style style:name="T170" style:family="text">
      <style:text-properties style:text-underline-style="none"/>
    </style:style>
    <style:style style:name="T171" style:family="text">
      <style:text-properties style:text-underline-style="solid" style:text-underline-width="auto" style:text-underline-color="font-color"/>
    </style:style>
    <style:style style:name="T172" style:family="text">
      <style:text-properties officeooo:rsid="1e286c1a"/>
    </style:style>
    <style:style style:name="T173" style:family="text">
      <style:text-properties officeooo:rsid="1e2a9cde"/>
    </style:style>
    <style:style style:name="T174" style:family="text">
      <style:text-properties officeooo:rsid="1e399ff3"/>
    </style:style>
    <style:style style:name="T175" style:family="text">
      <style:text-properties officeooo:rsid="1e40f91d"/>
    </style:style>
    <style:style style:name="T176" style:family="text">
      <style:text-properties officeooo:rsid="1e418d07"/>
    </style:style>
    <style:style style:name="T177" style:family="text">
      <style:text-properties officeooo:rsid="1e42ee58"/>
    </style:style>
    <style:style style:name="T178" style:family="text">
      <style:text-properties officeooo:rsid="1e43b6e9"/>
    </style:style>
    <style:style style:name="T179" style:family="text">
      <style:text-properties officeooo:rsid="1e488e61"/>
    </style:style>
    <style:style style:name="T180" style:family="text">
      <style:text-properties officeooo:rsid="1e66d95e"/>
    </style:style>
    <style:style style:name="T181" style:family="text">
      <style:text-properties style:text-outline="false" style:text-line-through-style="none" style:text-line-through-type="none" style:text-position="0% 100%" style:font-name="Arial" fo:font-size="17pt" fo:font-style="normal" fo:text-shadow="none" style:text-underline-style="none" fo:font-weight="bold" officeooo:rsid="30905997" style:font-name-asian="Arial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82" style:family="text">
      <style:text-properties style:text-outline="false" style:text-line-through-style="none" style:text-line-through-type="none" style:text-position="0% 100%" style:font-name="Arial" fo:font-size="17pt" fo:font-style="normal" fo:text-shadow="none" style:text-underline-style="none" fo:font-weight="bold" officeooo:rsid="309059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8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9059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8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7d32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8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995fa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8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09059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8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52e8a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88" style:family="text">
      <style:text-properties officeooo:rsid="185ffd3e"/>
    </style:style>
    <style:style style:name="T189" style:family="text">
      <style:text-properties style:font-name="Arial" style:font-name-asian="Arial"/>
    </style:style>
    <style:style style:name="T190" style:family="text">
      <style:text-properties style:font-name="Arial" officeooo:rsid="07e27b95" style:font-name-asian="Arial"/>
    </style:style>
    <style:style style:name="T191" style:family="text">
      <style:text-properties style:font-name="Arial" officeooo:rsid="07ca52e4" style:font-name-asian="Arial"/>
    </style:style>
    <style:style style:name="T192" style:family="text">
      <style:text-properties style:font-name="Arial" officeooo:rsid="07f44af2" style:font-name-asian="Arial"/>
    </style:style>
    <style:style style:name="T193" style:family="text">
      <style:text-properties style:font-name="Arial" officeooo:rsid="08038b5c" style:font-name-asian="Arial"/>
    </style:style>
    <style:style style:name="T194" style:family="text">
      <style:text-properties style:font-name="Arial" officeooo:rsid="1e837da9" style:font-name-asian="Arial"/>
    </style:style>
    <style:style style:name="T195" style:family="text">
      <style:text-properties style:font-name="Arial" officeooo:rsid="1e25f065" style:font-name-asian="Arial"/>
    </style:style>
    <style:style style:name="T196" style:family="text">
      <style:text-properties style:font-name="Arial" officeooo:rsid="1e42ee58" style:font-name-asian="Arial"/>
    </style:style>
    <style:style style:name="T197" style:family="text">
      <style:text-properties style:font-name="Arial" officeooo:rsid="1e488e61" style:font-name-asian="Arial"/>
    </style:style>
    <style:style style:name="T198" style:family="text">
      <style:text-properties style:font-name="Arial" officeooo:rsid="1e66d95e" style:font-name-asian="Arial"/>
    </style:style>
    <style:style style:name="T199" style:family="text">
      <style:text-properties style:font-name="Arial" officeooo:rsid="1e286c1a" style:font-name-asian="Arial"/>
    </style:style>
    <style:style style:name="T200" style:family="text">
      <style:text-properties style:font-name="Arial" fo:font-size="17pt" fo:font-weight="bold" officeooo:rsid="07fdd825" style:font-name-asian="Arial" style:font-size-asian="17pt" style:language-asian="zh" style:country-asian="TW" style:font-weight-asian="bold" style:font-size-complex="17pt" style:font-weight-complex="bold"/>
    </style:style>
    <style:style style:name="T201" style:family="text">
      <style:text-properties style:font-name="Arial" fo:font-size="17pt" fo:font-weight="bold" officeooo:rsid="07e02809" style:font-name-asian="Arial" style:font-size-asian="17pt" style:language-asian="zh" style:country-asian="TW" style:font-weight-asian="bold" style:font-size-complex="17pt" style:font-weight-complex="bold"/>
    </style:style>
    <style:style style:name="T202" style:family="text">
      <style:text-properties style:font-name="Arial" fo:font-size="17pt" fo:font-weight="bold" officeooo:rsid="17960ee9" style:font-name-asian="Arial" style:font-size-asian="17pt" style:language-asian="zh" style:country-asian="TW" style:font-weight-asian="bold" style:font-size-complex="17pt" style:font-weight-complex="bold"/>
    </style:style>
    <style:style style:name="T203" style:family="text">
      <style:text-properties style:font-name="Arial" fo:font-size="17pt" style:text-underline-style="none" fo:font-weight="bold" officeooo:rsid="325a12c2" style:font-name-asian="Arial" style:font-size-asian="17pt" style:language-asian="zh" style:country-asian="TW" style:font-weight-asian="bold" style:font-size-complex="17pt" style:font-weight-complex="bold"/>
    </style:style>
    <style:style style:name="T204" style:family="text">
      <style:text-properties fo:color="#1c1c1c" style:font-name="Arial" fo:font-size="17pt" style:text-underline-style="none" fo:font-weight="bold" officeooo:rsid="325a12c2" style:font-name-asian="Arial" style:font-size-asian="17pt" style:language-asian="zh" style:country-asian="TW" style:font-weight-asian="bold" style:font-size-complex="17pt" style:font-weight-complex="bold"/>
    </style:style>
    <style:style style:name="T205" style:family="text">
      <style:text-properties fo:color="#1c1c1c" fo:font-size="17pt" style:text-underline-style="none" fo:font-weight="bold" officeooo:rsid="2f7a955a" style:font-name-asian="標楷體1" style:font-size-asian="17pt" style:language-asian="zh" style:country-asian="TW" style:font-weight-asian="bold" style:font-size-complex="17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02637179" text:style-name="L1">
        <text:list-item>
          <text:p text:style-name="P2"><text:bookmark-start text:name="能量、儲量、假想量"/>能量、儲量、假想量<text:bookmark-end text:name="能量、儲量、假想量"/></text:p>
          <text:list>
            <text:list-item>
              <text:p text:style-name="P2">宗量 由 能量、儲量 組成</text:p>
              <text:list>
                <text:list-item>
                  <text:p text:style-name="P11">宗量</text:p>
                  <text:list>
                    <text:list-item>
                      <text:p text:style-name="P11">不用 總量 來 稱呼。</text:p>
                      <text:list>
                        <text:list-item>
                          <text:p text:style-name="P11">使用 總量 來 稱呼、命名 容易 被誤會。</text:p>
                        </text:list-item>
                        <text:list-item>
                          <text:p text:style-name="P11">原因很明顯，總量 是 日常用語（數量總和）。</text:p>
                        </text:list-item>
                      </text:list>
                    </text:list-item>
                    <text:list-item>
                      <text:p text:style-name="P11">使用 宗量 來 稱呼。</text:p>
                      <text:list>
                        <text:list-item>
                          <text:p text:style-name="P11">總 和 宗 的 發音 極度相似。</text:p>
                        </text:list-item>
                        <text:list-item>
                          <text:p text:style-name="P11">宗 蘊含 特殊意義。</text:p>
                          <text:list>
                            <text:list-item>
                              <text:p text:style-name="P188"><text:span text:style-name="T20">所以 不</text:span><text:span text:style-name="T29">使</text:span><text:span text:style-name="T20">用 合量 來 稱呼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<text:span text:style-name="T3">假定、假設、令</text:span> 宗量 <text:span text:style-name="T3">固定</text:span>不變。</text:p>
                  <text:list>
                    <text:list-item>
                      <text:p text:style-name="P2">能量 越高，儲量 越低。<text:span text:style-name="T3">儲量 越高，能量 越低。</text:span></text:p>
                    </text:list-item>
                    <text:list-item>
                      <text:p text:style-name="P2">能量 越低，儲量 越高。<text:span text:style-name="T3">儲量 越低，能量 越高。</text:span></text:p>
                    </text:list-item>
                  </text:list>
                </text:list-item>
                <text:list-item>
                  <text:p text:style-name="P12">能量 是 能量。<text:span text:style-name="T99">（宗量）</text:span></text:p>
                </text:list-item>
                <text:list-item>
                  <text:p text:style-name="P12">儲量<text:span text:style-name="T99">（宗量）</text:span></text:p>
                  <text:list>
                    <text:list-item>
                      <text:p text:style-name="P12">儲量 是 儲存 在 某一特定個體 的 能量。</text:p>
                    </text:list-item>
                    <text:list-item>
                      <text:p text:style-name="P11">儲量 是 某一特定個體 蘊含 的 能量。</text:p>
                    </text:list-item>
                    <text:list-item>
                      <text:p text:style-name="P13">增加 儲量 的 方法 是 能量 輸入 到 某一特定個體。</text:p>
                    </text:list-item>
                    <text:list-item>
                      <text:p text:style-name="P14">減少 儲量 的 方法 是 某一特定個體 輸出 能量。</text:p>
                    </text:list-item>
                    <text:list-item>
                      <text:p text:style-name="P11">明顯例子 是 彈簧 蘊含 動能。</text:p>
                      <text:list>
                        <text:list-item>
                          <text:p text:style-name="P11">彈簧 是 媒介、介質、暫存器、系統、個體。</text:p>
                        </text:list-item>
                        <text:list-item>
                          <text:p text:style-name="P11">（彈簧的）壓縮長度 是 儲量。</text:p>
                        </text:list-item>
                        <text:list-item>
                          <text:p text:style-name="P15">增加 儲量 的 方法 是 動能（機械能）輸入 到 彈簧（壓縮長度）。</text:p>
                        </text:list-item>
                        <text:list-item>
                          <text:p text:style-name="P15">減少 儲量 的 方法 是 彈簧（壓縮長度） 輸出 動能（機械能）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77">假想量 是 不存在 的 <text:span text:style-name="T3">能量、儲</text:span>量。</text:p>
              <text:list>
                <text:list-item>
                  <text:p text:style-name="P11">簡單舉例，科氏力 是 假想量。</text:p>
                </text:list-item>
              </text:list>
            </text:list-item>
            <text:list-item>
              <text:p text:style-name="P2">能量、儲量 轉換</text:p>
              <text:list>
                <text:list-item>
                  <text:p text:style-name="P6">能量 減少，儲量 增加<text:span text:style-name="T3">；儲量 減少，能量 增加</text:span>。</text:p>
                </text:list-item>
                <text:list-item>
                  <text:p text:style-name="P6">能量 增加，儲量 減少<text:span text:style-name="T3">；儲量 增加，能量 減少</text:span>。</text:p>
                </text:list-item>
              </text:list>
            </text:list-item>
            <text:list-item>
              <text:p text:style-name="P2">能量 是 儲量 的 等效。<text:span text:style-name="T3">儲量 是 能量 的 等效。</text:span></text:p>
              <text:list>
                <text:list-item>
                  <text:p text:style-name="P11">能量 就是 儲量。<text:span text:style-name="T99">（宗量）</text:span></text:p>
                </text:list-item>
                <text:list-item>
                  <text:p text:style-name="P11">儲量 就是 能量。<text:span text:style-name="T99">（宗量）</text:span></text:p>
                </text:list-item>
                <text:list-item>
                  <text:p text:style-name="P11">命名、名稱、定義 把 他們 分割 開來。</text:p>
                </text:list-item>
                <text:list-item>
                  <text:p text:style-name="P11">能量、儲量 的 差別，只在於 定義、形式 不同。</text:p>
                </text:list-item>
                <text:list-item>
                  <text:p text:style-name="P11">能量、儲量 本為一體。</text:p>
                </text:list-item>
                <text:list-item>
                  <text:p text:style-name="P11">能量、儲量 的 分類，是 &lt;?2&gt;個體 方便 使用、傳承 而 存在 的 產物。</text:p>
                </text:list-item>
                <text:list-item>
                  <text:p text:style-name="P11"><text:span text:style-name="T125">物理定律、化學反應式 </text:span>是 人類文明 方便 使用、傳承 而 存在 的 產物。</text:p>
                  <text:list>
                    <text:list-item>
                      <text:p text:style-name="P11">人類文明 對 &lt;_<text:span text:style-name="T126">?3_&gt;個體 的 內部機制</text:span> 的 描述、命名。<text:span text:style-name="T99">（名可名）</text:span></text:p>
                    </text:list-item>
                  </text:list>
                </text:list-item>
              </text:list>
            </text:list-item>
            <text:list-item>
              <text:p text:style-name="P2">能量 <text:span text:style-name="T190">↔</text:span><text:span text:style-name="T111"> 儲量</text:span></text:p>
              <text:list>
                <text:list-item>
                  <text:p text:style-name="P7">蘊含<text:span text:style-name="T132"> </text:span><text:span text:style-name="T191">↔</text:span><text:span text:style-name="T132"> 不蘊含</text:span></text:p>
                  <text:list>
                    <text:list-item>
                      <text:p text:style-name="P16">能<text:span text:style-name="T132">量 能夠 蘊含 </text:span>能<text:span text:style-name="T132">量。</text:span><text:span text:style-name="T100">（</text:span><text:span text:style-name="T99">&lt;?</text:span><text:span text:style-name="T101">a&gt;</text:span><text:span text:style-name="T99">能</text:span><text:span text:style-name="T100">量 能夠 蘊含 </text:span><text:span text:style-name="T99">&lt;?</text:span><text:span text:style-name="T101">a-1&gt;</text:span><text:span text:style-name="T99">能</text:span><text:span text:style-name="T100">量）</text:span></text:p>
                      <text:list>
                        <text:list-item>
                          <text:p text:style-name="P17">明顯例子 是 空間 蘊含 物體。</text:p>
                        </text:list-item>
                        <text:list-item>
                          <text:p text:style-name="P18">明顯例子 是 物體 蘊含 動能。</text:p>
                        </text:list-item>
                      </text:list>
                    </text:list-item>
                    <text:list-item>
                      <text:p text:style-name="P16"><text:span text:style-name="T132">儲量<text:tab/> 不能 蘊含 儲量。</text:span><text:span text:style-name="T100">（</text:span><text:span text:style-name="T99">&lt;?</text:span><text:span text:style-name="T101">a&gt;儲量 不能 蘊含 </text:span><text:span text:style-name="T99">&lt;?</text:span><text:span text:style-name="T101">a-1&gt;儲量）</text:span></text:p>
                      <text:list>
                        <text:list-item>
                          <text:p text:style-name="P17">原因很明顯，<text:span text:style-name="T132">儲量 被蘊含 在 某一特定個體。</text:span></text:p>
                        </text:list-item>
                        <text:list-item>
                          <text:p text:style-name="P17">該個體 只能 蘊含 一種 儲量。</text:p>
                        </text:list-item>
                        <text:list-item>
                          <text:p text:style-name="P17">因此 該儲量 即便 要 蘊含 儲量，也只能 蘊含 同一種 儲量。</text:p>
                        </text:list-item>
                        <text:list-item>
                          <text:p text:style-name="P19">明顯例子 是 距離， 距離 不能 蘊含 其他種類 的 儲量。</text:p>
                        </text:list-item>
                      </text:list>
                    </text:list-item>
                  </text:list>
                </text:list-item>
                <text:list-item>
                  <text:p text:style-name="P8">存在<text:span text:style-name="T132"> </text:span><text:span text:style-name="T191">↔</text:span><text:span text:style-name="T132"> 變化</text:span></text:p>
                  <text:list>
                    <text:list-item>
                      <text:p text:style-name="P378">能<text:span text:style-name="T132">量</text:span><text:span text:style-name="T8">個體</text:span><text:span text:style-name="T132"> 透過 變化、存在</text:span><text:span text:style-name="T8">、不為零</text:span><text:span text:style-name="T132"> </text:span><text:span text:style-name="T8">跟 其他個體</text:span><text:span text:style-name="T132"> 交互作用。</text:span></text:p>
                      <text:list>
                        <text:list-item>
                          <text:p text:style-name="P20">能<text:span text:style-name="T132">量個體（持續）存在 就能 跟 其他個體 交互作用。</text:span></text:p>
                        </text:list-item>
                        <text:list-item>
                          <text:p text:style-name="P21"><text:span text:style-name="T132">變化 </text:span>對 其他個體 來說，<text:span text:style-name="T132">有意義。</text:span></text:p>
                          <text:list>
                            <text:list-item>
                              <text:p text:style-name="P22">對 其他個體 來說 是 暫態、太極 存在。</text:p>
                            </text:list-item>
                            <text:list-item>
                              <text:p text:style-name="P23">明顯例子，物體 液體化，動能 從 古典力學 變成 流體力學。</text:p>
                            </text:list-item>
                          </text:list>
                        </text:list-item>
                        <text:list-item>
                          <text:p text:style-name="P24"><text:span text:style-name="T132">沒有變化 </text:span>對 其他個體 來說，<text:span text:style-name="T132">有意義。</text:span></text:p>
                          <text:list>
                            <text:list-item>
                              <text:p text:style-name="P25">存在（本身）對 其他個體 來說，有意義。</text:p>
                            </text:list-item>
                            <text:list-item>
                              <text:p text:style-name="P25">對 其他個體 來說 是 穩態、無極 存在。</text:p>
                            </text:list-item>
                            <text:list-item>
                              <text:p text:style-name="P26">明顯例子，物體 沒有變化，動能 仍然能夠 交互作用、改變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78"><text:span text:style-name="T132">儲量</text:span><text:span text:style-name="T8">個體</text:span><text:span text:style-name="T132"> 透過 變化 </text:span><text:span text:style-name="T8">跟 其他個體</text:span><text:span text:style-name="T132"> 交互作用。</text:span></text:p>
                      <text:list>
                        <text:list-item>
                          <text:p text:style-name="P20"><text:span text:style-name="T132">儲量個體 是 被儲存 的 能量個體。</text:span><text:span text:style-name="T100">（儲存能量 到 某一特定個體）</text:span></text:p>
                        </text:list-item>
                        <text:list-item>
                          <text:p text:style-name="P27"><text:span text:style-name="T132">變化 </text:span>對 其他個體 來說，<text:span text:style-name="T132">有意義。</text:span></text:p>
                          <text:list>
                            <text:list-item>
                              <text:p text:style-name="P27">對 其他個體 來說 是 暫態、太極 存在。</text:p>
                            </text:list-item>
                            <text:list-item>
                              <text:p text:style-name="P28">明顯例子，兩個電荷 距離 改變，距離減少，電荷力增加。</text:p>
                            </text:list-item>
                          </text:list>
                        </text:list-item>
                        <text:list-item>
                          <text:p text:style-name="P24"><text:span text:style-name="T132">沒有變化 </text:span>對 其他個體 來說，<text:span text:style-name="T132">沒有意義。</text:span></text:p>
                          <text:list>
                            <text:list-item>
                              <text:p text:style-name="P25">存在（本身）對 其他個體 來說，沒有意義。</text:p>
                            </text:list-item>
                            <text:list-item>
                              <text:p text:style-name="P24">對 其他個體 來說 是 虛無存在。</text:p>
                            </text:list-item>
                            <text:list-item>
                              <text:p text:style-name="P24">虛無存在 是 無法交互作用 的 存在。</text:p>
                            </text:list-item>
                            <text:list-item>
                              <text:p text:style-name="P28">明顯例子，兩個電荷 距離 不變，沒有 任何 交互作用、改變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<text:span text:style-name="T2">能量、儲量 轉換</text:span><text:span text:style-name="T13">、映射。</text:span><text:span text:style-name="T102">（</text:span><text:span text:style-name="T99">能儲轉換）</text:span></text:p>
                  <text:list>
                    <text:list-item>
                      <text:p text:style-name="P4">動能 <text:span text:style-name="T190">↔</text:span><text:span text:style-name="T111"> 位能</text:span><text:span text:style-name="T10">（&lt;?</text:span><text:span text:style-name="T12">1</text:span><text:span text:style-name="T11">&gt;個體</text:span><text:span text:style-name="T10">）</text:span><text:span text:style-name="T7">（該儲量 儲存 在 （空間的）距離（本身））</text:span></text:p>
                    </text:list-item>
                    <text:list-item>
                      <text:p text:style-name="P2">磁場 <text:span text:style-name="T192">↔</text:span><text:span text:style-name="T112"> 電場</text:span><text:span text:style-name="T10">（&lt;?</text:span><text:span text:style-name="T11">2&gt;個體</text:span><text:span text:style-name="T10">）</text:span></text:p>
                    </text:list-item>
                    <text:list-item>
                      <text:p text:style-name="P5">空間 <text:span text:style-name="T190">↔</text:span><text:span text:style-name="T111"> 時間</text:span><text:span text:style-name="T10">（&lt;?3</text:span><text:span text:style-name="T11">&gt;個體</text:span><text:span text:style-name="T10">）（相對型時間、絕對型時間）</text:span></text:p>
                    </text:list-item>
                    <text:list-item>
                      <text:p text:style-name="P2">電流 <text:span text:style-name="T190">↔</text:span><text:span text:style-name="T111"> 電壓</text:span><text:span text:style-name="T7">（</text:span><text:span text:style-name="T3">電位差；功率 = 電流 * 電壓）</text:span></text:p>
                    </text:list-item>
                    <text:list-item>
                      <text:p text:style-name="P2">庫倫力 <text:span text:style-name="T189">↔</text:span><text:span text:style-name="T113"> 距離</text:span></text:p>
                    </text:list-item>
                    <text:list-item>
                      <text:p text:style-name="P2">萬有引力 <text:span text:style-name="T189">↔</text:span><text:span text:style-name="T114"> 距離</text:span></text:p>
                    </text:list-item>
                    <text:list-item>
                      <text:p text:style-name="P377"><text:span text:style-name="T115">旋轉動能 </text:span><text:span text:style-name="T193">↔</text:span><text:span text:style-name="T115"> </text:span><text:span text:style-name="T4">飛輪的材料</text:span><text:span text:style-name="T115">密度</text:span></text:p>
                    </text:list-item>
                    <text:list-item>
                      <text:p text:style-name="P2">力 <text:span text:style-name="T193">↔</text:span><text:span text:style-name="T115"> </text:span><text:span text:style-name="T4">彈簧</text:span><text:span text:style-name="T1">壓縮長度</text:span><text:span text:style-name="T4">（自然長度–壓縮後的長度）</text:span></text:p>
                      <text:list>
                        <text:list-item>
                          <text:p text:style-name="P29">F = k * x</text:p>
                          <text:list>
                            <text:list-item>
                              <text:p text:style-name="P31">F = 力。（能量）</text:p>
                            </text:list-item>
                            <text:list-item>
                              <text:p text:style-name="P31">F = 彈簧力。（假想量）</text:p>
                            </text:list-item>
                            <text:list-item>
                              <text:p text:style-name="P32">k = 材料 的 彈性係數。<text:span text:style-name="T115">（儲量）</text:span></text:p>
                              <text:list>
                                <text:list-item>
                                  <text:p text:style-name="P32">彈性係數 不是 映射到 力。</text:p>
                                  <text:list>
                                    <text:list-item>
                                      <text:p text:style-name="P32">所以 力 的 變化，不會 增減 該儲量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0">x = （彈簧）壓縮長度。（儲量）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能量 和 儲量 之間 有 映射 關係。</text:p>
              <text:list>
                <text:list-item>
                  <text:p text:style-name="P11">能量 一對一、一對多 映射 儲量。</text:p>
                </text:list-item>
                <text:list-item>
                  <text:p text:style-name="P11">儲量 一對一 映射 能量。</text:p>
                </text:list-item>
                <text:list-item>
                  <text:p text:style-name="P11">能量 能夠 直接 儲存 在 不同 儲量 種類。</text:p>
                  <text:list>
                    <text:list-item>
                      <text:p text:style-name="P11">儲量 種類 一對一 映射 （儲存 <text:span text:style-name="T116">儲量</text:span> 的） 個體。</text:p>
                    </text:list-item>
                    <text:list-item>
                      <text:p text:style-name="P11">個體 的 特性、性質 直接 綁定 儲量種類。</text:p>
                      <text:list>
                        <text:list-item>
                          <text:p text:style-name="P11">個體 例如：（彈簧）彈性係數、長度（本身）。</text:p>
                        </text:list-item>
                      </text:list>
                    </text:list-item>
                    <text:list-item>
                      <text:p text:style-name="P11">個體 以 儲量 形式 輸入、儲存 能量。</text:p>
                    </text:list-item>
                    <text:list-item>
                      <text:p text:style-name="P11">個體 以 能量 形式 輸出、釋放 儲量。</text:p>
                    </text:list-item>
                  </text:list>
                </text:list-item>
                <text:list-item>
                  <text:p text:style-name="P11">儲量 只能 直接 釋放 出 原本 能量 種類。</text:p>
                  <text:list>
                    <text:list-item>
                      <text:p text:style-name="P11">儲量 還原 成（當初 儲存 的 能量 種類 的）能量。</text:p>
                      <text:list>
                        <text:list-item>
                          <text:p text:style-name="P11">不是 因為 當初 儲存 的 能量種類 的 關係。</text:p>
                        </text:list-item>
                        <text:list-item>
                          <text:p text:style-name="P11">是因為 該個體 就是 只能 釋放出 該能量種類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能量</text:p>
              <text:list>
                <text:list-item>
                  <text:p text:style-name="P1"><text:span text:style-name="T20">&lt;?</text:span><text:span text:style-name="T21">1&gt;能量</text:span></text:p>
                  <text:list>
                    <text:list-item>
                      <text:p text:style-name="P33">存在、生存、生活、移動、變化 於 &lt;?2&gt;能量。</text:p>
                      <text:list>
                        <text:list-item>
                          <text:p text:style-name="P34">例如：人類 蘊含 生物電流。</text:p>
                        </text:list-item>
                        <text:list-item>
                          <text:p text:style-name="P34">例如：生物電流 在 人類個體 <text:span text:style-name="T117">存在、生存</text:span>。</text:p>
                        </text:list-item>
                      </text:list>
                    </text:list-item>
                    <text:list-item>
                      <text:p text:style-name="P188"><text:span text:style-name="T21">直接 作用 在 &lt;?</text:span><text:span text:style-name="T22">2</text:span><text:span text:style-name="T23">&gt;能量。</text:span></text:p>
                      <text:list>
                        <text:list-item>
                          <text:p text:style-name="P33">例如：強大的生物電流會造成肌肉 抽搐、不適。</text:p>
                        </text:list-item>
                      </text:list>
                    </text:list-item>
                    <text:list-item>
                      <text:p text:style-name="P34">例如：動能（機械能）、力。</text:p>
                    </text:list-item>
                  </text:list>
                </text:list-item>
                <text:list-item>
                  <text:p text:style-name="P1"><text:span text:style-name="T20">&lt;?</text:span><text:span text:style-name="T24">2</text:span><text:span text:style-name="T21">&gt;能量</text:span></text:p>
                  <text:list>
                    <text:list-item>
                      <text:p text:style-name="P9">存在、生存、生活、移動、變化 於 &lt;?3&gt;能量。</text:p>
                      <text:list>
                        <text:list-item>
                          <text:p text:style-name="P34">例如：空間 蘊含 人類。</text:p>
                        </text:list-item>
                        <text:list-item>
                          <text:p text:style-name="P34">例如：人類 在 &lt;?<text:span text:style-name="T118">3&gt;個體</text:span> <text:span text:style-name="T117">存在、生存、生活</text:span>。</text:p>
                        </text:list-item>
                      </text:list>
                    </text:list-item>
                    <text:list-item>
                      <text:p text:style-name="P1"><text:span text:style-name="T21">直接 作用 在 &lt;?</text:span><text:span text:style-name="T23">3&gt;能量。</text:span></text:p>
                      <text:list>
                        <text:list-item>
                          <text:p text:style-name="P33">例如：強大的核子爆炸會造成&lt;?3&gt; 抽搐、不適。</text:p>
                          <text:list>
                            <text:list-item>
                              <text:p text:style-name="P34">恆星 的 核融合 是 &lt;?<text:span text:style-name="T119">3&gt;個體 的 內部機制。</text:span></text:p>
                              <text:list>
                                <text:list-item>
                                  <text:p text:style-name="P34">&lt;?<text:span text:style-name="T119">3&gt;個體 是由 </text:span>&lt;?<text:span text:style-name="T119">3&gt; 能量、儲量 構成。</text:span></text:p>
                                </text:list-item>
                              </text:list>
                            </text:list-item>
                            <text:list-item>
                              <text:p text:style-name="P34">恆星 對 &lt;?<text:span text:style-name="T119">3&gt;個體 來說，是 必要之惡。</text:span></text:p>
                            </text:list-item>
                            <text:list-item>
                              <text:p text:style-name="P34">恆星 的 存在 造福、維持 &lt;?<text:span text:style-name="T119">2&gt;個體 生存。</text:span></text:p>
                            </text:list-item>
                            <text:list-item>
                              <text:p text:style-name="P34">核子武器 用來 傷害、內戰 &lt;?<text:span text:style-name="T119">2&gt;個體</text:span>。</text:p>
                            </text:list-item>
                            <text:list-item>
                              <text:p text:style-name="P34">核子武器 對 &lt;?<text:span text:style-name="T119">3&gt;個體 來說，</text:span>百害無一利。</text:p>
                            </text:list-item>
                            <text:list-item>
                              <text:p text:style-name="P379">核子武器 <text:span text:style-name="T3">對 &lt;?</text:span><text:span text:style-name="T5">3&gt;個體 來說，</text:span><text:span text:style-name="T119">期望值 -</text:span><text:span text:style-name="T121">∞</text:span><text:span text:style-name="T120">。</text:span></text:p>
                            </text:list-item>
                            <text:list-item>
                              <text:p text:style-name="P219">核子武器 是 極為強大 的 耗儲武器。</text:p>
                            </text:list-item>
                            <text:list-item>
                              <text:p text:style-name="P34"><text:span text:style-name="T120">核子武器 是 浪費 </text:span><text:span text:style-name="T122">&lt;?</text:span><text:span text:style-name="T123">3&gt;個體 儲量 的 存在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4">例如：水、火、光、電磁波、輻射、萬有引力、重力波。</text:p>
                    </text:list-item>
                  </text:list>
                </text:list-item>
                <text:list-item>
                  <text:p text:style-name="P1"><text:span text:style-name="T20">&lt;?</text:span><text:span text:style-name="T24">3</text:span><text:span text:style-name="T21">&gt;能量</text:span></text:p>
                  <text:list>
                    <text:list-item>
                      <text:p text:style-name="P10">存在、生存、生活、移動、變化 於 &lt;?4&gt;能量。</text:p>
                    </text:list-item>
                    <text:list-item>
                      <text:p text:style-name="P9"><text:span text:style-name="T124">直接 作用 在 &lt;?4</text:span>&gt;能量。</text:p>
                    </text:list-item>
                    <text:list-item>
                      <text:p text:style-name="P188"><text:span text:style-name="T21">例如：</text:span><text:span text:style-name="T24">空間</text:span><text:span text:style-name="T21">。</text:span></text:p>
                    </text:list-item>
                  </text:list>
                </text:list-item>
              </text:list>
            </text:list-item>
            <text:list-item>
              <text:p text:style-name="P2">儲量</text:p>
              <text:list>
                <text:list-item>
                  <text:p text:style-name="P401"><text:span text:style-name="T20">&lt;?</text:span><text:span text:style-name="T21">1&gt;</text:span><text:span text:style-name="T20">儲量</text:span></text:p>
                  <text:list>
                    <text:list-item>
                      <text:p text:style-name="P34">例如：位能。</text:p>
                    </text:list-item>
                  </text:list>
                </text:list-item>
                <text:list-item>
                  <text:p text:style-name="P401"><text:span text:style-name="T20">&lt;?</text:span><text:span text:style-name="T25">2</text:span><text:span text:style-name="T21">&gt;</text:span><text:span text:style-name="T20">儲量</text:span></text:p>
                  <text:list>
                    <text:list-item>
                      <text:p text:style-name="P34">例如：距離。</text:p>
                    </text:list-item>
                  </text:list>
                </text:list-item>
                <text:list-item>
                  <text:p text:style-name="P401"><text:span text:style-name="T20">&lt;?</text:span><text:span text:style-name="T25">3</text:span><text:span text:style-name="T21">&gt;</text:span><text:span text:style-name="T20">儲量</text:span></text:p>
                  <text:list>
                    <text:list-item>
                      <text:p text:style-name="P34">例如：時間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80"><text:bookmark-start text:name="轉換"/>轉換<text:bookmark-end text:name="轉換"/></text:p>
          <text:list>
            <text:list-item>
              <text:p text:style-name="P380">不同 的 能量 種類 之間 轉換。</text:p>
              <text:list>
                <text:list-item>
                  <text:p text:style-name="P188"><text:span text:style-name="T26">例如：馬達（動能 </text:span><text:span text:style-name="T200">↔</text:span><text:span text:style-name="T30"> 磁能（</text:span><text:span text:style-name="T26">磁場））。</text:span></text:p>
                </text:list-item>
              </text:list>
            </text:list-item>
            <text:list-item>
              <text:p text:style-name="P380">能量、儲量 轉換<text:span text:style-name="T3">、映射</text:span>。<text:span text:style-name="T99">（能儲轉換）</text:span></text:p>
              <text:list>
                <text:list-item>
                  <text:p text:style-name="P220"><text:span text:style-name="T26">例如：動能 </text:span><text:span text:style-name="T201">↔</text:span><text:span text:style-name="T27"> 位能。</text:span></text:p>
                </text:list-item>
              </text:list>
            </text:list-item>
            <text:list-item>
              <text:p text:style-name="P395"><text:span text:style-name="T26">&lt;?</text:span><text:span text:style-name="T28">a&gt;個體、&lt;?b&gt;個體 轉換。</text:span></text:p>
              <text:list>
                <text:list-item>
                  <text:p text:style-name="P35">例如：質能互換、e=mc^2。</text:p>
                </text:list-item>
              </text:list>
            </text:list-item>
          </text:list>
        </text:list-item>
        <text:list-item>
          <text:p text:style-name="P381"><text:bookmark-start text:name="光"/>光<text:bookmark-end text:name="光"/></text:p>
          <text:list>
            <text:list-item>
              <text:p text:style-name="P382">光 是 <text:span text:style-name="T3">&lt;?</text:span><text:span text:style-name="T17">1&gt;個體、</text:span>&lt;?<text:span text:style-name="T164">1&gt;能量</text:span>。</text:p>
              <text:list>
                <text:list-item>
                  <text:p text:style-name="P383">光<text:span text:style-name="T3">、電磁波、射線</text:span> 沒有 質量。</text:p>
                  <text:list>
                    <text:list-item>
                      <text:p text:style-name="P36">明顯例子，產生水波現象的 &lt;?<text:span text:style-name="T164">1&gt;</text:span>宗量 沒有 質量。</text:p>
                      <text:list>
                        <text:list-item>
                          <text:p text:style-name="P37">水 有 質量。</text:p>
                        </text:list-item>
                        <text:list-item>
                          <text:p text:style-name="P38">水 蘊含 產生水波現象的 &lt;?<text:span text:style-name="T164">1&gt;</text:span>宗量。</text:p>
                        </text:list-item>
                        <text:list-item>
                          <text:p text:style-name="P39">以 水 為介質 傳遞 的 &lt;?<text:span text:style-name="T164">1&gt;</text:span>宗量 沒有 質量。</text:p>
                        </text:list-item>
                      </text:list>
                    </text:list-item>
                    <text:list-item>
                      <text:p text:style-name="P37">原因很明顯，&lt;?<text:span text:style-name="T169">1&gt;個體</text:span> 沒有 質量。</text:p>
                      <text:list>
                        <text:list-item>
                          <text:p text:style-name="P189"><text:span text:style-name="T31">&lt;?</text:span><text:span text:style-name="T62">1&gt;個體 不蘊含 人類認定的 質量。</text:span></text:p>
                        </text:list-item>
                      </text:list>
                    </text:list-item>
                    <text:list-item>
                      <text:p text:style-name="P103">沒有質量的個體 不會直接 受到外力影響。</text:p>
                      <text:list>
                        <text:list-item>
                          <text:p text:style-name="P103">F = <text:span text:style-name="T168">m * a。</text:span></text:p>
                        </text:list-item>
                        <text:list-item>
                          <text:p text:style-name="P104">沒有質量的個體 有機率間接 受到外力影響。</text:p>
                        </text:list-item>
                        <text:list-item>
                          <text:p text:style-name="P190"><text:span text:style-name="T31">光的</text:span><text:span text:style-name="T60">傳遞</text:span><text:span text:style-name="T31"> </text:span><text:span text:style-name="T61">不會直接 受到萬有引力影響。</text:span></text:p>
                          <text:list>
                            <text:list-item>
                              <text:p text:style-name="P191"><text:span text:style-name="T31">光的</text:span><text:span text:style-name="T60">傳遞</text:span><text:span text:style-name="T31"> </text:span><text:span text:style-name="T61">間接 受到萬有引力影響。</text:span></text:p>
                              <text:list>
                                <text:list-item>
                                  <text:p text:style-name="P192"><text:span text:style-name="T31">光的</text:span><text:span text:style-name="T60">傳遞</text:span><text:span text:style-name="T31"> </text:span><text:span text:style-name="T61">直接 受到</text:span><text:span text:style-name="T31">&lt;_?</text:span><text:span text:style-name="T60">3_&gt;個體的肉質層紋路</text:span><text:span text:style-name="T61">影響。</text:span></text:p>
                                  <text:list>
                                    <text:list-item>
                                      <text:p text:style-name="P193"><text:span text:style-name="T31">&lt;_?</text:span><text:span text:style-name="T60">3_&gt;個體的肉質層紋路 </text:span><text:span text:style-name="T61">直接 受到萬有引力影響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3">人類個體 有機率認定自己 透過 光 看到 東西。</text:p>
                      <text:list>
                        <text:list-item>
                          <text:p text:style-name="P103">人類個體 有機率認定 光 是 物體。</text:p>
                        </text:list-item>
                        <text:list-item>
                          <text:p text:style-name="P105">人類個體 有機率認定 光 應該要有 質量。</text:p>
                        </text:list-item>
                        <text:list-item>
                          <text:p text:style-name="P106">人類個體 有機率認定 眼睛 是 視覺型器官。</text:p>
                        </text:list-item>
                        <text:list-item>
                          <text:p text:style-name="P107">人類個體 有機率認定 眼睛 不是 觸覺型感測器官。</text:p>
                        </text:list-item>
                        <text:list-item>
                          <text:p text:style-name="P108">明顯例子，蝙蝠個體 有機率認定自己 透過 超音波 看到 東西。</text:p>
                          <text:list>
                            <text:list-item>
                              <text:p text:style-name="P109">蝙蝠個體 有機率認定 超音波 是 物體。</text:p>
                            </text:list-item>
                            <text:list-item>
                              <text:p text:style-name="P110">蝙蝠個體 有機率認定 超音波 應該要有 質量。</text:p>
                            </text:list-item>
                            <text:list-item>
                              <text:p text:style-name="P106">蝙蝠個體 有機率認定 耳朵 是 視覺型器官。</text:p>
                            </text:list-item>
                            <text:list-item>
                              <text:p text:style-name="P107">蝙蝠個體 有機率認定 耳朵 不是 觸覺型感測器官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0">明顯例子，&lt;_?<text:span text:style-name="T167">3_&gt;個體 蘊含的 光。</text:span></text:p>
                    </text:list-item>
                    <text:list-item>
                      <text:p text:style-name="P41">明顯例子，&lt;?<text:span text:style-name="T167">2&gt;個體 蘊含的 光。</text:span></text:p>
                    </text:list-item>
                    <text:list-item>
                      <text:p text:style-name="P41">明顯例子，三稜鏡<text:span text:style-name="T167">個體 蘊含的 光。</text:span></text:p>
                    </text:list-item>
                  </text:list>
                </text:list-item>
                <text:list-item>
                  <text:p text:style-name="P42">明顯例子，量子躍遷。</text:p>
                  <text:list>
                    <text:list-item>
                      <text:p text:style-name="P42">電子<text:span text:style-name="T164">個體</text:span> 蘊含 光<text:span text:style-name="T164">個體</text:span>。</text:p>
                      <text:list>
                        <text:list-item>
                          <text:p text:style-name="P43">電子<text:span text:style-name="T164">個體 是 </text:span>&lt;?<text:span text:style-name="T166">2&gt;</text:span>個體。</text:p>
                        </text:list-item>
                        <text:list-item>
                          <text:p text:style-name="P43">光<text:span text:style-name="T164">個體 是 </text:span>&lt;?<text:span text:style-name="T165">1&gt;</text:span>個體。</text:p>
                        </text:list-item>
                      </text:list>
                    </text:list-item>
                    <text:list-item>
                      <text:p text:style-name="P44">電子 吸收 光，能量 轉換成 儲量，發生 量子躍遷。</text:p>
                      <text:list>
                        <text:list-item>
                          <text:p text:style-name="P45">電子能階、電子軌域、原子軌域 是 儲量。</text:p>
                        </text:list-item>
                        <text:list-item>
                          <text:p text:style-name="P46">明顯例子，人類個體 吸收 動能，能量 轉換成 儲量，遠離地球表面、往上爬。</text:p>
                        </text:list-item>
                      </text:list>
                    </text:list-item>
                    <text:list-item>
                      <text:p text:style-name="P46">電子 釋放 光，儲量 轉換成 能量，發生 量子躍遷。</text:p>
                      <text:list>
                        <text:list-item>
                          <text:p text:style-name="P46">明顯例子，人類個體 釋放 動能，儲量 轉換成 能量，接近地球表面、往下掉。</text:p>
                        </text:list-item>
                      </text:list>
                    </text:list-item>
                  </text:list>
                </text:list-item>
                <text:list-item>
                  <text:p text:style-name="P47">（人類認定的）外太空的 光、電磁波、射線，是 &lt;_?3_&gt;個體蘊含的 &lt;?<text:span text:style-name="T165">1&gt;</text:span>個體。</text:p>
                </text:list-item>
              </text:list>
            </text:list-item>
            <text:list-item>
              <text:p text:style-name="P194"><text:span text:style-name="T31">傳遞光的 介質 </text:span><text:span text:style-name="T59">是</text:span><text:span text:style-name="T31"> &lt;_?3_&gt;個體、&lt;?2&gt;個體。</text:span></text:p>
              <text:list>
                <text:list-item>
                  <text:p text:style-name="P48">電子 能夠透過 傳導效應 傳遞 宗量。</text:p>
                  <text:list>
                    <text:list-item>
                      <text:p text:style-name="P49">兩個電子 發生 碰撞，某一特定電子 能夠透過 傳導效應 傳遞 光 到另一個電子。</text:p>
                    </text:list-item>
                    <text:list-item>
                      <text:p text:style-name="P50">電子 產生 量子躍遷現象。</text:p>
                    </text:list-item>
                  </text:list>
                </text:list-item>
              </text:list>
            </text:list-item>
            <text:list-item>
              <text:p text:style-name="P51">&lt;_?3_&gt;個體 蘊含 光、電磁波、電子（原子軌域）。</text:p>
            </text:list-item>
            <text:list-item>
              <text:p text:style-name="P384"><text:span text:style-name="T3">光、電磁波</text:span> 在 &lt;_?3_&gt;個體 作用<text:span text:style-name="T3">、行進、變化 會</text:span> 產生 應變、應力。</text:p>
              <text:list>
                <text:list-item>
                  <text:p text:style-name="P385">&lt;_?3_&gt;個體 不是 剛體。</text:p>
                </text:list-item>
                <text:list-item>
                  <text:p text:style-name="P52">&lt;_?3_&gt;個體 是 彈性體（塑性體）。</text:p>
                </text:list-item>
              </text:list>
            </text:list-item>
            <text:list-item>
              <text:p text:style-name="P53">應變、應力 是 光痕。</text:p>
              <text:list>
                <text:list-item>
                  <text:p text:style-name="P381">光痕：光<text:span text:style-name="T3">、電磁波、波、粒子</text:span> 作用 在 &lt;_?3_&gt;個體，<text:span text:style-name="T3">所</text:span>殘留 的 痕跡<text:span text:style-name="T3">、遺留痕跡</text:span>。</text:p>
                </text:list-item>
                <text:list-item>
                  <text:p text:style-name="P54">光痕：&lt;_?3_&gt;個體 的 應變（顯性特徵）、應力（顯性特徵）。</text:p>
                  <text:list>
                    <text:list-item>
                      <text:p text:style-name="P54">波、粒子 都有機率 造成 應變、應力。</text:p>
                      <text:list>
                        <text:list-item>
                          <text:p text:style-name="P54">明顯例子，地震波 造成 土地、房屋 產生 應變、應力。</text:p>
                        </text:list-item>
                        <text:list-item>
                          <text:p text:style-name="P55">明顯例子，某一特定個體 被嵌入 粒子、雜質、空洞，該個體 產生 應變、應力。</text:p>
                        </text:list-item>
                      </text:list>
                    </text:list-item>
                    <text:list-item>
                      <text:p text:style-name="P402">（接下來的內容 在 <text:span text:style-name="T171">能量、儲量 (第2本)</text:span> 文件的 <text:span text:style-name="T171">光痕</text:span><text:span text:style-name="T170">）</text:span></text:p>
                    </text:list-item>
                  </text:list>
                </text:list-item>
                <text:list-item>
                  <text:p text:style-name="P56">粒子 是 電子、中子、原子、分子、古典粒子、微觀粒子。</text:p>
                </text:list-item>
                <text:list-item>
                  <text:p text:style-name="P56">應力 造成 &lt;_?3_&gt;個體 的 材料特性 發生改變、非完美均勻態。</text:p>
                </text:list-item>
              </text:list>
            </text:list-item>
            <text:list-item>
              <text:p text:style-name="P57">第三方、觀察者 使用 主動式 探測 光 的 一切，會 改變 光 的一切。</text:p>
              <text:list>
                <text:list-item>
                  <text:p text:style-name="P57">使用 是 直接、間接、無意識 使用。</text:p>
                </text:list-item>
                <text:list-item>
                  <text:p text:style-name="P57">主動式 是 侵入式、干擾式、擾動式、粒子碰撞式、能量碰撞式。</text:p>
                </text:list-item>
                <text:list-item>
                  <text:p text:style-name="P58">主動式 是 能夠 直接 觀測 到 該光 的 運動、行進、變化。</text:p>
                </text:list-item>
                <text:list-item>
                  <text:p text:style-name="P57">探測 是 觀察、觀測、量測、測量。</text:p>
                </text:list-item>
                <text:list-item>
                  <text:p text:style-name="P53">一切 是 作用、行進、變化、方向、旋轉。</text:p>
                </text:list-item>
                <text:list-item>
                  <text:p text:style-name="P53">原因很明顯，在 探測 的時候，會 改變 之前的 光群 留下 的 光痕。</text:p>
                  <text:list>
                    <text:list-item>
                      <text:p text:style-name="P53">改變 是 變形、形變、塑形、塑造、抹去、抹除、抹平。</text:p>
                    </text:list-item>
                  </text:list>
                </text:list-item>
                <text:list-item>
                  <text:p text:style-name="P53">明顯例子 是 射出 <text:span text:style-name="T131">n 個 光 之後，對 第（n + 1）個 光 進行 探測。</text:span></text:p>
                  <text:list>
                    <text:list-item>
                      <text:p text:style-name="P386"><text:span text:style-name="T3">這時候，</text:span>主動式 探測 <text:span text:style-name="T3">會</text:span> 改變 <text:span text:style-name="T3">前面 </text:span><text:span text:style-name="T6">n個 光 所遺留 的</text:span><text:span text:style-name="T131"> 光痕。</text:span></text:p>
                      <text:list>
                        <text:list-item>
                          <text:p text:style-name="P59">主動式 探測 有機率 改變 第<text:span text:style-name="T131">（n + 1）個 光 </text:span>的 路徑、行進。</text:p>
                        </text:list-item>
                        <text:list-item>
                          <text:p text:style-name="P60">主動式 探測 有機率 導致 第<text:span text:style-name="T131">（n + 1）個 光 進行 新 的</text:span> 路徑、行進。</text:p>
                        </text:list-item>
                      </text:list>
                    </text:list-item>
                    <text:list-item>
                      <text:p text:style-name="P61">主動式 探測 的 能量 越強大，光痕 越輕易 抹平。</text:p>
                      <text:list>
                        <text:list-item>
                          <text:p text:style-name="P61">抹平 如同 一開始 就 不存在。</text:p>
                        </text:list-item>
                        <text:list-item>
                          <text:p text:style-name="P61">抹平 如同 填平 護城河。</text:p>
                        </text:list-item>
                      </text:list>
                    </text:list-item>
                    <text:list-item>
                      <text:p text:style-name="P62">光痕抹平 之後，<text:span text:style-name="T131">第 1、（n + 1）個 光 行進 的 機率分布 沒有差別。</text:span></text:p>
                    </text:list-item>
                    <text:list-item>
                      <text:p text:style-name="P63">反過來說，光痕 越複雜，光 的 作用、行進 機率 分布 越趨近 常態分佈。</text:p>
                      <text:list>
                        <text:list-item>
                          <text:p text:style-name="P64">常態分佈 是 常態分佈曲線。</text:p>
                          <text:list>
                            <text:list-item>
                              <text:p text:style-name="P64">常態分佈 強烈相依於 &lt;_?3_&gt;個體 的 特性。</text:p>
                              <text:list>
                                <text:list-item>
                                  <text:p text:style-name="P65">特性 是 材料特性、導電特性、導電常數。</text:p>
                                </text:list-item>
                              </text:list>
                            </text:list-item>
                            <text:list-item>
                              <text:p text:style-name="P63">&lt;_?3_&gt;個體 的 特性 改變，常態分佈 會跟著 改變。<text:span text:style-name="T99">（不是 只有 光）</text:span></text:p>
                            </text:list-item>
                          </text:list>
                        </text:list-item>
                        <text:list-item>
                          <text:p text:style-name="P61">原因很明顯，光痕 會 累積、積累、堆疊。</text:p>
                        </text:list-item>
                        <text:list-item>
                          <text:p text:style-name="P195"><text:span text:style-name="T31">第 </text:span><text:span text:style-name="T32">n、</text:span><text:span text:style-name="T33">（n + 1）</text:span><text:span text:style-name="T32"> 個 光 行進 的 機率分布 不同。</text:span></text:p>
                        </text:list-item>
                        <text:list-item>
                          <text:p text:style-name="P66">第<text:span text:style-name="T131">（n + 1）個 光 行進 會受到 所有（殘留）光痕 的 影響。</text:span></text:p>
                        </text:list-item>
                        <text:list-item>
                          <text:p text:style-name="P67">第<text:span text:style-name="T131">（n + 1）個 光 作用、行進 也會 留下 光痕。</text:span></text:p>
                        </text:list-item>
                        <text:list-item>
                          <text:p text:style-name="P67">光痕 是 光、電磁波、粒子 遺留 在 &lt;_?3_&gt;個體 的 應變、應力 的 痕跡。</text:p>
                        </text:list-item>
                        <text:list-item>
                          <text:p text:style-name="P68">光痕 是 光、電磁波、粒子 殘存 在 &lt;_?3_&gt;個體 的 應變、應力 的 痕跡。</text:p>
                        </text:list-item>
                        <text:list-item>
                          <text:p text:style-name="P69">光痕 會 自然而然 逐漸 恢復、半永久性光痕、永久性光痕、穩態光痕。</text:p>
                          <text:list>
                            <text:list-item>
                              <text:p text:style-name="P70">原因很明顯，&lt;_?3_&gt;個體 是 彈性體，所以 會 自然而然 逐漸 恢復。</text:p>
                              <text:list>
                                <text:list-item>
                                  <text:p text:style-name="P70">但是 不可能 100% 完全 恢復 原始狀態。</text:p>
                                </text:list-item>
                                <text:list-item>
                                  <text:p text:style-name="P71">但是 不可能 100% 完全 消除 第<text:span text:style-name="T131">（n + 1）個 光 作用 的 痕跡。</text:span></text:p>
                                </text:list-item>
                              </text:list>
                            </text:list-item>
                            <text:list-item>
                              <text:p text:style-name="P70">原因很明顯，&lt;_?3_&gt;個體 是 塑性體，所以 會 自然而然 殘存 光痕。</text:p>
                              <text:list>
                                <text:list-item>
                                  <text:p text:style-name="P72">&lt;_?3_&gt;個體 會 殘存 半永久性光痕、永久性光痕、穩態光痕。</text:p>
                                </text:list-item>
                                <text:list-item>
                                  <text:p text:style-name="P73">直到 被 其他粒子、觀察者 變形、形變、塑形、塑造、抹去、抹除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4">明顯例子 是 雙狹縫實驗、觀察者效應。</text:p>
                        </text:list-item>
                        <text:list-item>
                          <text:p text:style-name="P221">明顯例子 是 物質波、波粒二象性<text:span text:style-name="T18">、波包、測不準原理</text:span>。<text:span text:style-name="T99">感測偏誤造成的現象</text:span></text:p>
                        </text:list-item>
                        <text:list-item>
                          <text:p text:style-name="P222">明顯例子 是 量子隧穿效應、真空漲落。</text:p>
                          <text:list>
                            <text:list-item>
                              <text:p text:style-name="P223">量子隧穿效應 的 抽象例子<text:span text:style-name="T18">。</text:span></text:p>
                              <text:list>
                                <text:list-item>
                                  <text:p text:style-name="P224">抽象例子，從 間隙、通道、道路 通過。</text:p>
                                  <text:list>
                                    <text:list-item>
                                      <text:p text:style-name="P223">抽象例子，超導體的 電子 從 晶格的 間隙 通過。</text:p>
                                    </text:list-item>
                                  </text:list>
                                </text:list-item>
                                <text:list-item>
                                  <text:p text:style-name="P224">抽象例子，推開、推動（能夠 產生間隙 的）其他個體 通過。</text:p>
                                  <text:list>
                                    <text:list-item>
                                      <text:p text:style-name="P225"><text:span text:style-name="T80">抽象</text:span><text:span text:style-name="T18">例子，推開、推動 彈簧門、旋轉門。</text:span></text:p>
                                      <text:list>
                                        <text:list-item>
                                          <text:p text:style-name="P75">門 有機率 彈性變化、塑性變化、斷裂變化。</text:p>
                                          <text:list>
                                            <text:list-item>
                                              <text:p text:style-name="P225"><text:span text:style-name="T18">彈性變化 </text:span><text:span text:style-name="T194">↔</text:span><text:span text:style-name="T81"> 門 會 </text:span><text:span text:style-name="T18">自己、自動 關閉、復原，沒有 穩態誤差。</text:span></text:p>
                                            </text:list-item>
                                            <text:list-item>
                                              <text:p text:style-name="P225"><text:span text:style-name="T18">塑性變化 </text:span><text:span text:style-name="T194">↔</text:span><text:span text:style-name="T81"> 門 會 </text:span><text:span text:style-name="T18">自己、自動 關閉、復原，有 穩態誤差。</text:span></text:p>
                                            </text:list-item>
                                            <text:list-item>
                                              <text:p text:style-name="P223"><text:span text:style-name="T18">斷裂變化 </text:span><text:span text:style-name="T194">↔</text:span><text:span text:style-name="T81"> 門 不會 </text:span><text:span text:style-name="T18">自己、自動 關閉、復原，有 穩態誤差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6">假定，某一特定&lt;?2&gt;個體 觀測，某一特定個體 通過 某一特定門。</text:p>
                                      <text:list>
                                        <text:list-item>
                                          <text:p text:style-name="P76">假定，該個體 有 打開、通過 該門。</text:p>
                                        </text:list-item>
                                        <text:list-item>
                                          <text:p text:style-name="P76">假定，該門 發生 彈性變化。</text:p>
                                        </text:list-item>
                                        <text:list-item>
                                          <text:p text:style-name="P76">假定，該觀測的 靈敏度、解析度、低於，該門的 變化。</text:p>
                                        </text:list-item>
                                        <text:list-item>
                                          <text:p text:style-name="P76">假定，該觀測的 反應速度 慢於，該門的 變化。</text:p>
                                        </text:list-item>
                                        <text:list-item>
                                          <text:p text:style-name="P226"><text:span text:style-name="T82">該&lt;?2&gt;個體 有機率認定，該個體 有 </text:span><text:span text:style-name="T18">通過 </text:span><text:span text:style-name="T82">該門。</text:span></text:p>
                                        </text:list-item>
                                        <text:list-item>
                                          <text:p text:style-name="P111">該&lt;?2&gt;個體 有機率認定，該個體 沒有 打開 該門。</text:p>
                                        </text:list-item>
                                        <text:list-item>
                                          <text:p text:style-name="P112">該&lt;?2&gt;個體 有機率認定，該門 沒有 發生 變化、彈性變化。</text:p>
                                        </text:list-item>
                                        <text:list-item>
                                          <text:p text:style-name="P223"><text:span text:style-name="T18">該&lt;?</text:span><text:span text:style-name="T82">2&gt;個體 有機率認定，該個體 發生 </text:span>量子隧穿效應、穿牆。</text:p>
                                        </text:list-item>
                                        <text:list-item>
                                          <text:p text:style-name="P227"><text:span text:style-name="T18">該&lt;?</text:span><text:span text:style-name="T82">2&gt;個體 有機率 設計、製造、使用 工具，提升、昇華 該觀測。</text:span></text:p>
                                          <text:list>
                                            <text:list-item>
                                              <text:p text:style-name="P227"><text:span text:style-name="T82">明顯例子，提升、昇華 該觀測</text:span><text:span text:style-name="T18">的 靈敏度、解析度、反應速度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28"><text:span text:style-name="T18">假定，</text:span><text:span text:style-name="T82">該&lt;?2&gt;個體的 本能、傳承 足夠高。</text:span></text:p>
                                          <text:list>
                                            <text:list-item>
                                              <text:p text:style-name="P228"><text:span text:style-name="T18">該&lt;?</text:span><text:span text:style-name="T82">2&gt;個體 有機率觀測到，</text:span><text:span text:style-name="T18">該個體 有 打開、通過 該門。</text:span></text:p>
                                            </text:list-item>
                                            <text:list-item>
                                              <text:p text:style-name="P228"><text:span text:style-name="T18">該&lt;?</text:span><text:span text:style-name="T82">2&gt;個體 有機率觀測到，</text:span><text:span text:style-name="T18">該門 發生 彈性變化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9"><text:span text:style-name="T18">&lt;?</text:span><text:span text:style-name="T83">2&gt;個體 也有 光痕。</text:span><text:span text:style-name="T106">&lt;_?n_&gt; ~ &lt;_?u_&gt; 個體 都有 光痕（特性）。</text:span></text:p>
                          <text:list>
                            <text:list-item>
                              <text:p text:style-name="P230">明顯例子 是 惠勒延遲選擇實驗 的 半透鏡。</text:p>
                              <text:list>
                                <text:list-item>
                                  <text:p text:style-name="P230">（河流彎曲的）彈性曲線。</text:p>
                                </text:list-item>
                              </text:list>
                            </text:list-item>
                            <text:list-item>
                              <text:p text:style-name="P396">能量層級 越<text:span text:style-name="T3">接</text:span>近，光痕<text:span text:style-name="T3">的</text:span>影響 越大。</text:p>
                              <text:list>
                                <text:list-item>
                                  <text:p text:style-name="P196"><text:span text:style-name="T142">明顯例子 </text:span><text:span text:style-name="T31">是 </text:span><text:span text:style-name="T53">&lt;?a&gt;個</text:span><text:span text:style-name="T147">體 觀測 </text:span><text:span text:style-name="T31">雙狹縫實驗。</text:span></text:p>
                                  <text:list>
                                    <text:list-item>
                                      <text:p text:style-name="P196"><text:span text:style-name="T147">光痕影響</text:span><text:span text:style-name="T53">，</text:span><text:span text:style-name="T31">&lt;?</text:span><text:span text:style-name="T53">a</text:span><text:span text:style-name="T54">&gt;個體 &gt; </text:span><text:span text:style-name="T31">&lt;</text:span><text:span text:style-name="T53">?a</text:span><text:span text:style-name="T56">+</text:span><text:span text:style-name="T54">1&gt;、</text:span><text:span text:style-name="T31">&lt;?</text:span><text:span text:style-name="T53">a-1</text:span><text:span text:style-name="T54">&gt; 個體 &gt; </text:span><text:span text:style-name="T31">&lt;?</text:span><text:span text:style-name="T54">a</text:span><text:span text:style-name="T56">+</text:span><text:span text:style-name="T53">2</text:span><text:span text:style-name="T54">&gt;、</text:span><text:span text:style-name="T31">&lt;?</text:span><text:span text:style-name="T54">a-</text:span><text:span text:style-name="T53">2</text:span><text:span text:style-name="T54">&gt;個體。</text:span></text:p>
                                    </text:list-item>
                                    <text:list-item>
                                      <text:p text:style-name="P197"><text:span text:style-name="T31">&lt;?</text:span><text:span text:style-name="T53">a</text:span><text:span text:style-name="T54">&gt;個體</text:span><text:span text:style-name="T55">的</text:span><text:span text:style-name="T147">光痕影響</text:span><text:span text:style-name="T54"> &gt; </text:span><text:span text:style-name="T31">&lt;?</text:span><text:span text:style-name="T53">a</text:span><text:span text:style-name="T56">+</text:span><text:span text:style-name="T53">1</text:span><text:span text:style-name="T54">&gt;、</text:span><text:span text:style-name="T31">&lt;?</text:span><text:span text:style-name="T53">a-1</text:span><text:span text:style-name="T54">&gt; 個體</text:span><text:span text:style-name="T55">的</text:span><text:span text:style-name="T147">光痕影響</text:span><text:span text:style-name="T54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98"><text:span text:style-name="T142">明顯例子 </text:span><text:span text:style-name="T31">是 </text:span><text:span text:style-name="T142">人類</text:span><text:span text:style-name="T53">個</text:span><text:span text:style-name="T147">體 觀測 </text:span><text:span text:style-name="T31">雙狹縫實驗。</text:span></text:p>
                                  <text:list>
                                    <text:list-item>
                                      <text:p text:style-name="P198"><text:span text:style-name="T147">光痕影響</text:span><text:span text:style-name="T53">，</text:span><text:span text:style-name="T142">半透鏡</text:span><text:span text:style-name="T54">個體 &gt; </text:span><text:span text:style-name="T31">空間</text:span><text:span text:style-name="T54">個體、</text:span><text:span text:style-name="T57">時間</text:span><text:span text:style-name="T54">個體、</text:span><text:span text:style-name="T31">動能</text:span><text:span text:style-name="T54">個體、</text:span><text:span text:style-name="T31">位能</text:span><text:span text:style-name="T54">個體。</text:span></text:p>
                                    </text:list-item>
                                    <text:list-item>
                                      <text:p text:style-name="P198"><text:span text:style-name="T142">半透鏡</text:span><text:span text:style-name="T54">個體</text:span><text:span text:style-name="T55">的</text:span><text:span text:style-name="T147">光痕影響</text:span><text:span text:style-name="T54"> &gt; </text:span><text:span text:style-name="T31">空</text:span><text:span text:style-name="T54">間、</text:span><text:span text:style-name="T57">時間、</text:span><text:span text:style-name="T31">動能、位能 </text:span><text:span text:style-name="T54">個體</text:span><text:span text:style-name="T55">的</text:span><text:span text:style-name="T147">光痕影響</text:span><text:span text:style-name="T54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65"><text:span text:style-name="T154">明顯例子，假定，</text:span><text:span text:style-name="T157">某一特定</text:span><text:span text:style-name="T155">個體 觀測 </text:span><text:span text:style-name="T154">雙狹縫實驗</text:span><text:span text:style-name="T156">。</text:span></text:p>
                                  <text:list>
                                    <text:list-item>
                                      <text:p text:style-name="P113">假定，該個體 測量 某一特定量子。</text:p>
                                      <text:list>
                                        <text:list-item>
                                          <text:p text:style-name="P113">該量子 受到 光痕、粒子移 的 影響。</text:p>
                                          <text:list>
                                            <text:list-item>
                                              <text:p text:style-name="P366"><text:span text:style-name="T54">該量子 受到 </text:span><text:span text:style-name="T137">道路型光痕、擾動型光痕</text:span><text:span text:style-name="T54">、波移、粒子移 的 影響。</text:span></text:p>
                                            </text:list-item>
                                            <text:list-item>
                                              <text:p text:style-name="P403"><text:span text:style-name="T54">（</text:span><text:span text:style-name="T137">道路型光痕 的 相關描述在 </text:span><text:span text:style-name="T138">能量、儲量</text:span><text:span text:style-name="T137"> 文件群的 </text:span><text:span text:style-name="T138">光痕</text:span><text:span text:style-name="T54">）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13">該量子 粒子移。</text:p>
                                          <text:list>
                                            <text:list-item>
                                              <text:p text:style-name="P367"><text:span text:style-name="T54">粒子移</text:span><text:span text:style-name="T160"> </text:span><text:span text:style-name="T203">↔</text:span><text:span text:style-name="T161">（人類 認定的）紫移</text:span><text:span text:style-name="T205"> </text:span><text:span text:style-name="T204">↔</text:span><text:span text:style-name="T205"> 凝固、凝結</text:span><text:span text:style-name="T54">。</text:span></text:p>
                                            </text:list-item>
                                            <text:list-item>
                                              <text:p text:style-name="P367"><text:span text:style-name="T54">波移</text:span><text:span text:style-name="T160"> </text:span><text:span text:style-name="T203">↔</text:span><text:span text:style-name="T161">（人類 認定的）紅移</text:span><text:span text:style-name="T205"> </text:span><text:span text:style-name="T204">↔</text:span><text:span text:style-name="T205"> 液化、氣化</text:span><text:span text:style-name="T54">。</text:span></text:p>
                                            </text:list-item>
                                            <text:list-item>
                                              <text:p text:style-name="P368"><text:span text:style-name="T183">明顯例子，液態水 逐漸凝固成 固態水</text:span><text:span text:style-name="T184"> </text:span><text:span text:style-name="T181">↔</text:span><text:span text:style-name="T184"> 波 逐漸凝固成 粒子</text:span><text:span text:style-name="T183">。</text:span></text:p>
                                            </text:list-item>
                                            <text:list-item>
                                              <text:p text:style-name="P369"><text:span text:style-name="T185">明顯例子，</text:span><text:span text:style-name="T187">液態水</text:span><text:span text:style-name="T184"> </text:span><text:span text:style-name="T181">↔</text:span><text:span text:style-name="T182"> </text:span><text:span text:style-name="T183">波</text:span><text:span text:style-name="T54">。</text:span></text:p>
                                            </text:list-item>
                                            <text:list-item>
                                              <text:p text:style-name="P370"><text:span text:style-name="T54">明顯例子，</text:span><text:span text:style-name="T187">固態水</text:span><text:span text:style-name="T184"> </text:span><text:span text:style-name="T181">↔</text:span><text:span text:style-name="T184"> </text:span><text:span text:style-name="T183">粒子</text:span><text:span text:style-name="T54">。</text:span></text:p>
                                            </text:list-item>
                                            <text:list-item>
                                              <text:p text:style-name="P404"><text:span text:style-name="T183">（</text:span><text:span text:style-name="T187">固態水</text:span><text:span text:style-name="T184"> </text:span><text:span text:style-name="T181">↔</text:span><text:span text:style-name="T184"> </text:span><text:span text:style-name="T183">粒子 的 相關描述在 </text:span><text:span text:style-name="T186">能量、儲量</text:span><text:span text:style-name="T183"> 文件群的 </text:span><text:span text:style-name="T186">量子</text:span><text:span text:style-name="T183">）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14">雙狹縫實驗的 結果 更趨向 粒子分佈。</text:p>
                                        </text:list-item>
                                        <text:list-item>
                                          <text:p text:style-name="P114">雙狹縫實驗的 結果 有機率出現 兩組條紋。</text:p>
                                          <text:list>
                                            <text:list-item>
                                              <text:p text:style-name="P114">該量子的 震動頻率、震盪頻率 越高，兩組條紋 越明顯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15">該個體（測量 的時候，）打到、打進 該量子的（測量）能量 越強。</text:p>
                                          <text:list>
                                            <text:list-item>
                                              <text:p text:style-name="P115">該量子 越 量子移。</text:p>
                                            </text:list-item>
                                            <text:list-item>
                                              <text:p text:style-name="P115">兩組條紋 越明顯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6">假定，該個體 沒有測量 某一特定量子。</text:p>
                                      <text:list>
                                        <text:list-item>
                                          <text:p text:style-name="P116">雙狹縫實驗的 結果 有機率出現（波 的）干涉條紋。</text:p>
                                          <text:list>
                                            <text:list-item>
                                              <text:p text:style-name="P116">該量子的 震動頻率、震盪頻率 越低，干涉條紋 越明顯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77">雙狹縫實驗 的 光源。</text:p>
                              <text:list>
                                <text:list-item>
                                  <text:p text:style-name="P77">雙狹縫實驗 的 光源、發光個體（本身）也有 光痕。</text:p>
                                </text:list-item>
                                <text:list-item>
                                  <text:p text:style-name="P78">雙狹縫實驗 的 光源、發光個體（本身）也蘊含 波型特性、某一特定分布。</text:p>
                                  <text:list>
                                    <text:list-item>
                                      <text:p text:style-name="P79">雙狹縫實驗 的 光源 是 使用 某一特定分布，發出 光。</text:p>
                                      <text:list>
                                        <text:list-item>
                                          <text:p text:style-name="P79">明顯例子，常態分布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99"><text:span text:style-name="T31">光源 一顆一顆 打出 光子。</text:span><text:span text:style-name="T104">（人類認定的 一顆一顆、光子）</text:span></text:p>
                                      <text:list>
                                        <text:list-item>
                                          <text:p text:style-name="P80">實驗結果 會形成 波狀、常態分布、某一特定分布。</text:p>
                                          <text:list>
                                            <text:list-item>
                                              <text:p text:style-name="P81">每一顆光子 遵循 該某一特定分布 函數，被 光源 發射出去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00"><text:span text:style-name="T31">假定 光源 是以 </text:span><text:span text:style-name="T63">f(x) 發射 光子。</text:span></text:p>
                                          <text:list>
                                            <text:list-item>
                                              <text:p text:style-name="P374"><text:span text:style-name="T19">f(x) 是 </text:span><text:span text:style-name="T31">常態分布函數、某一特定分布函數、某一特定機率函數。</text:span></text:p>
                                            </text:list-item>
                                            <text:list-item>
                                              <text:p text:style-name="P82">f(x) 是 該光源 的 特性、天性、本能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83">光源 一顆一顆 打出 光子。</text:p>
                                        </text:list-item>
                                        <text:list-item>
                                          <text:p text:style-name="P375"><text:span text:style-name="T31">每一顆光子 都會遵循 </text:span><text:span text:style-name="T19">f(x)。</text:span></text:p>
                                        </text:list-item>
                                        <text:list-item>
                                          <text:p text:style-name="P376"><text:span text:style-name="T19">只要 樣本數 夠多，</text:span><text:span text:style-name="T31">人類個體 會觀測到 實驗結果 遵循 </text:span><text:span text:style-name="T19">f(x)。</text:span></text:p>
                                          <text:list>
                                            <text:list-item>
                                              <text:p text:style-name="P79">大數法則。</text:p>
                                            </text:list-item>
                                            <text:list-item>
                                              <text:p text:style-name="P79">明顯例子，擲硬幣、丟骰子、百家樂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1">實際上，（人類 認定的）乙太 是 <text:span text:style-name="T18">&lt;_?3_&gt;個體的一部分。</text:span></text:p>
                          <text:list>
                            <text:list-item>
                              <text:p text:style-name="P232"><text:span text:style-name="T18">乙太 是 人類對 &lt;_?3_&gt;個體的一部分 的命名。</text:span><text:span text:style-name="T103">（名可名）</text:span></text:p>
                              <text:list>
                                <text:list-item>
                                  <text:p text:style-name="P84">人類的乙太假說 認定 乙太 無所不在。</text:p>
                                </text:list-item>
                                <text:list-item>
                                  <text:p text:style-name="P85">實際上，乙太 不是 無所不在、剛體。</text:p>
                                  <text:list>
                                    <text:list-item>
                                      <text:p text:style-name="P86">明顯例子，動能個體 有機率感受不到 肌肉個體。</text:p>
                                    </text:list-item>
                                    <text:list-item>
                                      <text:p text:style-name="P87">明顯例子，動能個體 有機率否定 肌肉個體 的存在。</text:p>
                                    </text:list-item>
                                    <text:list-item>
                                      <text:p text:style-name="P88">明顯例子，動能個體 有機率發展出 肌肉個體假說。</text:p>
                                      <text:list>
                                        <text:list-item>
                                          <text:p text:style-name="P89">動能個體的肌肉個體假說 認定 肌肉個體 無所不在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85">實際上，肌肉個體 不是 無所不在、剛體。</text:p>
                                    </text:list-item>
                                    <text:list-item>
                                      <text:p text:style-name="P90">動能個體 強烈相依於 肌肉個體的一切。</text:p>
                                      <text:list>
                                        <text:list-item>
                                          <text:p text:style-name="P91">一切 是 材料特性、肌肉、脂肪、神經、蛋白質、鉀、狀態、結構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85">肌肉個體 強烈相依於 人類個體。</text:p>
                                    </text:list-item>
                                    <text:list-item>
                                      <text:p text:style-name="P92">肌肉個體 只存在於 人類個體。</text:p>
                                      <text:list>
                                        <text:list-item>
                                          <text:p text:style-name="P93">肌肉個體 是 該人類個體 的 肌肉個體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4">人類個體 是由 肌肉個體、骨頭個體、神經個體、呼吸系統個體 組成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5">人類自己否定 乙太 的存在。</text:p>
                              <text:list>
                                <text:list-item>
                                  <text:p text:style-name="P85">原因很明顯，人類 的 本能、傳承 還不夠高。</text:p>
                                </text:list-item>
                                <text:list-item>
                                  <text:p text:style-name="P95">明顯例子，人類的航海 本能、傳承 還不夠高，所以 人類自己否定 地圓說。</text:p>
                                  <text:list>
                                    <text:list-item>
                                      <text:p text:style-name="P96">直到 人類的航海 本能、傳承 夠高，人類 非監督式學習、承認 地圓說。</text:p>
                                    </text:list-item>
                                    <text:list-item>
                                      <text:p text:style-name="P97">本能 的 明顯例子 是 信念、魚鰓、水肺。</text:p>
                                    </text:list-item>
                                    <text:list-item>
                                      <text:p text:style-name="P233"><text:span text:style-name="T18">傳承 的 明顯例子 是 船隻建設技術</text:span>、<text:span text:style-name="T18">食物</text:span>保<text:span text:style-name="T18">存技術、航海導向技術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4">粒子 不存在 量子疊加、機率波、疊加原理。</text:p>
                          <text:list>
                            <text:list-item>
                              <text:p text:style-name="P235">某一特定粒子 只會（同時）存在 某一特定自旋方向。<text:span text:style-name="T99">包含沒有自旋方向</text:span></text:p>
                              <text:list>
                                <text:list-item>
                                  <text:p text:style-name="P236">某一特定粒子 不會（同時）存在 某兩（以上）特定自旋方向。</text:p>
                                </text:list-item>
                              </text:list>
                            </text:list-item>
                            <text:list-item>
                              <text:p text:style-name="P235">某一特定粒子 只會（同時）存在於 某一特定位置。</text:p>
                              <text:list>
                                <text:list-item>
                                  <text:p text:style-name="P236">某一特定粒子 不會（同時）存在於 某兩（以上）特定位置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7">粒子 不存在 量子糾纏。<text:span text:style-name="T99">（其餘內容 在 本文件 的 </text:span><text:span text:style-name="T107">量子糾纏）</text:span></text:p>
                        </text:list-item>
                      </text:list>
                    </text:list-item>
                    <text:list-item>
                      <text:p text:style-name="P67">粒子 在 空間 運動、傳遞 如同 自由電子 在 直流電路的電線裡面 運動、傳遞。</text:p>
                      <text:list>
                        <text:list-item>
                          <text:p text:style-name="P67">每一個粒子 的 初始速度、初始蘊含能量 不同。</text:p>
                          <text:list>
                            <text:list-item>
                              <text:p text:style-name="P67">因此 極端難以 估算 粒子 的 位置、速度。</text:p>
                            </text:list-item>
                            <text:list-item>
                              <text:p text:style-name="P98">實時估測，粒子初始條件 極端重要，&lt;_?<text:span text:style-name="T136">3_&gt;個體的 光痕狀態</text:span> 極端重要。</text:p>
                              <text:list>
                                <text:list-item>
                                  <text:p text:style-name="P98">明顯例子，混沌理論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9">取得 該光 在 出門 之後 的 選擇、決策 的 方法 之一。</text:p>
                  <text:list>
                    <text:list-item>
                      <text:p text:style-name="P66">選擇、決策 包含 位置、從哪一道門出來、出門之後的路徑（單點）。</text:p>
                    </text:list-item>
                    <text:list-item>
                      <text:p text:style-name="P66">方法 是 觀測者 射出 光 去 撞擊 該光。</text:p>
                      <text:list>
                        <text:list-item>
                          <text:p text:style-name="P66">該方法 的 目標 是 取得 撞擊 瞬間 的 情報。</text:p>
                        </text:list-item>
                      </text:list>
                    </text:list-item>
                    <text:list-item>
                      <text:p text:style-name="P66">光 平行於 該光。</text:p>
                    </text:list-item>
                    <text:list-item>
                      <text:p text:style-name="P66">持續 觀測 光 的 行進，直到 光 撞擊到 該光。</text:p>
                    </text:list-item>
                    <text:list-item>
                      <text:p text:style-name="P66">撞擊後，第三方、觀察者 可得知 該光 的 位置、選擇、決策。</text:p>
                    </text:list-item>
                    <text:list-item>
                      <text:p text:style-name="P66">當然，光、第三方、觀察者 也會 產生 光痕。</text:p>
                    </text:list-item>
                    <text:list-item>
                      <text:p text:style-name="P66">所以，使用 該方法，每次 觀測、實驗 完成，要再 重新建構 實驗環境。</text:p>
                    </text:list-item>
                    <text:list-item>
                      <text:p text:style-name="P100">該方法 是 極端 原始、低效 的方法，而不是 經過 特化、優化 的方法。</text:p>
                    </text:list-item>
                  </text:list>
                </text:list-item>
                <text:list-item>
                  <text:p text:style-name="P101">建議 使用 被動式 觀測 該光。</text:p>
                  <text:list>
                    <text:list-item>
                      <text:p text:style-name="P344"><text:span text:style-name="T64">明顯例子 是 觀測 該光 所造成 的 &lt;_?</text:span><text:span text:style-name="T65">3_&gt;個體 變化</text:span><text:span text:style-name="T128">。</text:span></text:p>
                      <text:list>
                        <text:list-item>
                          <text:p text:style-name="P102"><text:span text:style-name="T135">變化 是 能量、儲量 變化</text:span>。</text:p>
                        </text:list-item>
                        <text:list-item>
                          <text:p text:style-name="P102"><text:span text:style-name="T135">變化 是 肉質層、意識層 變化</text:span>。</text:p>
                        </text:list-item>
                        <text:list-item>
                          <text:p text:style-name="P102"><text:span text:style-name="T135">變化 是 導體、電阻值 變化</text:span>。</text:p>
                        </text:list-item>
                      </text:list>
                    </text:list-item>
                    <text:list-item>
                      <text:p text:style-name="P238">明顯例子 是 觀測 該光 所造成 的 重力波 變化。</text:p>
                    </text:list-item>
                  </text:list>
                </text:list-item>
              </text:list>
            </text:list-item>
            <text:list-item>
              <text:p text:style-name="P238">光痕</text:p>
              <text:list>
                <text:list-item>
                  <text:p text:style-name="P238">每一瞬間 的 光痕 都不一樣。</text:p>
                  <text:list>
                    <text:list-item>
                      <text:p text:style-name="P238">原因很明顯，實驗環境、地球、太陽系 會 運動。</text:p>
                      <text:list>
                        <text:list-item>
                          <text:p text:style-name="P239">運動 是 移動、自轉、旋轉、作用、反應、交互作用、感測。</text:p>
                        </text:list-item>
                        <text:list-item>
                          <text:p text:style-name="P239">運動 越快，光痕 變化 越快。</text:p>
                          <text:list>
                            <text:list-item>
                              <text:p text:style-name="P239"><text:span text:style-name="T18">原因很明顯，因為 &lt;?</text:span><text:span text:style-name="T84">2&gt;個體 在 光痕圖 </text:span><text:span text:style-name="T151">的 位置 改變。</text:span></text:p>
                              <text:list>
                                <text:list-item>
                                  <text:p text:style-name="P239">即便 光痕圖 沒有 改變。</text:p>
                                  <text:list>
                                    <text:list-item>
                                      <text:p text:style-name="P240">實際上 <text:span text:style-name="T18">&lt;?</text:span><text:span text:style-name="T84">2&gt;個體 </text:span><text:span text:style-name="T151">的 運動 會 改變 光痕圖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40">圖 不是 二維圖、平面圖。</text:p>
                                </text:list-item>
                                <text:list-item>
                                  <text:p text:style-name="P240">圖 是 完整的圖、整個維度的圖。</text:p>
                                </text:list-item>
                                <text:list-item>
                                  <text:p text:style-name="P240">位置 是 座標、方位、方向、狀態。</text:p>
                                </text:list-item>
                              </text:list>
                            </text:list-item>
                            <text:list-item>
                              <text:p text:style-name="P240">明顯例子，動能個體 移動 越快，經過 的 人類個體 的 肌肉 越多。</text:p>
                              <text:list>
                                <text:list-item>
                                  <text:p text:style-name="P240">人類個體 的 每一個 肌肉 紋路 不同。</text:p>
                                </text:list-item>
                                <text:list-item>
                                  <text:p text:style-name="P241">動能個體 移動 越快，動能個體 受到 的 肌肉 紋路 變化 越快。</text:p>
                                  <text:list>
                                    <text:list-item>
                                      <text:p text:style-name="P241">即便 肌肉紋路圖 沒有 變化。</text:p>
                                      <text:list>
                                        <text:list-item>
                                          <text:p text:style-name="P242">實際上，動能個體<text:span text:style-name="T84"> </text:span><text:span text:style-name="T151">的 運動 會 改變 </text:span>肌肉紋路圖<text:span text:style-name="T151">。</text:span></text:p>
                                          <text:list>
                                            <text:list-item>
                                              <text:p text:style-name="P242">肌肉紋路圖 是 肌肉 紋路 本身 的 圖、結構、形態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41">受到 是 被影響、被作用、感知、感測、交互作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01"><text:span text:style-name="T144">假定 </text:span><text:span text:style-name="T31">&lt;_?</text:span><text:span text:style-name="T38">3_&gt;個體 是 剛體，但是 </text:span><text:span text:style-name="T31">&lt;_?</text:span><text:span text:style-name="T38">3_&gt;個體 同時 又是 非剛體。</text:span></text:p>
                          <text:list>
                            <text:list-item>
                              <text:p text:style-name="P117">非剛體 的 原因很明顯，只有 非剛體 蘊含 的 能量 才能 產生 變化。</text:p>
                              <text:list>
                                <text:list-item>
                                  <text:p text:style-name="P117">變化 是 傳遞、傳導、對流、輻射、交互作用。</text:p>
                                </text:list-item>
                              </text:list>
                            </text:list-item>
                            <text:list-item>
                              <text:p text:style-name="P202"><text:span text:style-name="T144">剛體</text:span><text:span text:style-name="T38"> 的 原因很明顯，只有 剛體 才能讓 蘊含 的 能量 不會 變化</text:span><text:span text:style-name="T144">。</text:span></text:p>
                              <text:list>
                                <text:list-item>
                                  <text:p text:style-name="P203"><text:span text:style-name="T144">假定 太陽 是 絕對固定不動</text:span><text:span text:style-name="T38">。</text:span></text:p>
                                </text:list-item>
                              </text:list>
                            </text:list-item>
                            <text:list-item>
                              <text:p text:style-name="P286">剛體、非剛體。</text:p>
                              <text:list>
                                <text:list-item>
                                  <text:p text:style-name="P118">假定 地球 是 絕對繞行太陽、沒有攝動現象、完美自轉。</text:p>
                                  <text:list>
                                    <text:list-item>
                                      <text:p text:style-name="P204"><text:span text:style-name="T38">絕對繞行太陽 是 </text:span><text:span text:style-name="T39">365天 之後，地球 回到 原本位置。</text:span></text:p>
                                    </text:list-item>
                                    <text:list-item>
                                      <text:p text:style-name="P204"><text:span text:style-name="T38">完美自轉 是 </text:span><text:span text:style-name="T39">24小時 之後，地球 回到 原本 位置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05"><text:span text:style-name="T39">假定 以上的假定 發生</text:span><text:span text:style-name="T40">。</text:span></text:p>
                              <text:list>
                                <text:list-item>
                                  <text:p text:style-name="P122">第一次實驗 做完 之後 經過 365天 之後，做 第二次實驗。</text:p>
                                </text:list-item>
                                <text:list-item>
                                  <text:p text:style-name="P122">假定 第一次實驗 沒有 遺留 光痕。</text:p>
                                  <text:list>
                                    <text:list-item>
                                      <text:p text:style-name="P205"><text:span text:style-name="T39">假定 光痕 在 </text:span><text:span text:style-name="T41">365 天 之內 恢復。</text:span></text:p>
                                    </text:list-item>
                                    <text:list-item>
                                      <text:p text:style-name="P124">假定 宇宙輻射、宇宙粒子、行星運行 沒有 產生 光痕。</text:p>
                                    </text:list-item>
                                    <text:list-item>
                                      <text:p text:style-name="P122">兩次實驗 會 經過 相同 的 光痕，產生 一模一樣的實驗結果。</text:p>
                                    </text:list-item>
                                    <text:list-item>
                                      <text:p text:style-name="P122">兩次實驗 的 粒子 變化 過程、結果 會 一模一樣。</text:p>
                                    </text:list-item>
                                  </text:list>
                                </text:list-item>
                                <text:list-item>
                                  <text:p text:style-name="P123">假定 第一次實驗 有 遺留 光痕。</text:p>
                                  <text:list>
                                    <text:list-item>
                                      <text:p text:style-name="P123">第二次實驗 會 受到 第一次實驗 的 光痕 影響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3">實際上，以上 假定 不可能 發生。</text:p>
                          <text:list>
                            <text:list-item>
                              <text:p text:style-name="P243"><text:span text:style-name="T85">除非 &lt;?2&gt;個</text:span><text:span text:style-name="T139">體 感測 </text:span><text:span text:style-name="T18">&lt;_?</text:span><text:span text:style-name="T85">3_&gt;個體 的 光痕，否則 無法預測 粒子。</text:span></text:p>
                              <text:list>
                                <text:list-item>
                                  <text:p text:style-name="P244"><text:span text:style-name="T85">感測 是 </text:span><text:span text:style-name="T139">偵測、觀測、感知、認知、意識、非監督式學習、測試。</text:span></text:p>
                                </text:list-item>
                                <text:list-item>
                                  <text:p text:style-name="P119">粒子 是 粒子 狀態、過程、結果、現象、位置、速度、旋轉、自旋。</text:p>
                                </text:list-item>
                                <text:list-item>
                                  <text:p text:style-name="P243"><text:span text:style-name="T86">原因很明顯，光痕 已經 遺留 在 </text:span><text:span text:style-name="T85">&lt;_?3_&gt;個體。</text:span></text:p>
                                </text:list-item>
                                <text:list-item>
                                  <text:p text:style-name="P120">&lt;?2&gt;個體 運動、變化 越快，感測 難度 越高。</text:p>
                                  <text:list>
                                    <text:list-item>
                                      <text:p text:style-name="P245"><text:span text:style-name="T85">明顯例子，假定 &lt;?2&gt;個體 運動、變化 </text:span><text:span text:style-name="T71">極端趨近於無窮大。</text:span></text:p>
                                      <text:list>
                                        <text:list-item>
                                          <text:p text:style-name="P125">假定 實驗環境 不是 處在 循環系統、封閉性系統 裡面。</text:p>
                                        </text:list-item>
                                        <text:list-item>
                                          <text:p text:style-name="P246"><text:span text:style-name="T85">即便 兩次實驗 間隔 是 </text:span><text:span text:style-name="T71">極端趨近於零。</text:span></text:p>
                                          <text:list>
                                            <text:list-item>
                                              <text:p text:style-name="P126">兩次實驗 在 光痕圖 的 相對距離 是 極端趨近於無窮大。</text:p>
                                            </text:list-item>
                                            <text:list-item>
                                              <text:p text:style-name="P127">假定 光痕分布 相差 極端 不同。</text:p>
                                            </text:list-item>
                                            <text:list-item>
                                              <text:p text:style-name="P127">兩次實驗 所受到 的 光痕 影響 不同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28">實際上，光痕分布 有機率 相似。</text:p>
                                </text:list-item>
                                <text:list-item>
                                  <text:p text:style-name="P397"><text:span text:style-name="T14">實際上，</text:span><text:span text:style-name="T71">對於 </text:span><text:span text:style-name="T18">&lt;?</text:span><text:span text:style-name="T85">2&gt;個</text:span><text:span text:style-name="T139">體 來說，</text:span><text:span text:style-name="T14">光痕分布</text:span><text:span text:style-name="T71"> 是 亂數、動態、不可預測。</text:span></text:p>
                                  <text:list>
                                    <text:list-item>
                                      <text:p text:style-name="P129">亂數 是 天意、命運、運氣、不可違逆、不可抗逆、強風、殘酷。</text:p>
                                    </text:list-item>
                                    <text:list-item>
                                      <text:p text:style-name="P130">亂數 是 天怒、神罰、神蹟、奇蹟、巧合、魔鬼作祟、陰謀論。</text:p>
                                    </text:list-item>
                                    <text:list-item>
                                      <text:p text:style-name="P131">亂數 是 看不見的神、神秘組織、地下組織、大自然、萬物法則。</text:p>
                                    </text:list-item>
                                    <text:list-item>
                                      <text:p text:style-name="P131">個體 有 取得 共通點 的 習性。</text:p>
                                      <text:list>
                                        <text:list-item>
                                          <text:p text:style-name="P132">習性 是 傾向、特性、野性、直覺、本能。</text:p>
                                        </text:list-item>
                                        <text:list-item>
                                          <text:p text:style-name="P133">個體、群體、文明 藉由 非監督式學習、歸納出 共通點。</text:p>
                                        </text:list-item>
                                        <text:list-item>
                                          <text:p text:style-name="P133">取得 共通點 之後，藉由 信念法則 賦予意義、代稱、象徵。</text:p>
                                        </text:list-item>
                                        <text:list-item>
                                          <text:p text:style-name="P134">當 該象徵 出現 之後，反射式 做出 相對應 的 決策、行動。</text:p>
                                        </text:list-item>
                                        <text:list-item>
                                          <text:p text:style-name="P135">最終形成 越來越牢固、堅不可摧的信仰、信念、文化、習俗。</text:p>
                                        </text:list-item>
                                        <text:list-item>
                                          <text:p text:style-name="P136">原因很明顯，省能。<text:span text:style-name="T99">不干涉輸入、運作 ，攝取所有 自然態群 的輸出</text:span></text:p>
                                          <text:list>
                                            <text:list-item>
                                              <text:p text:style-name="P135">省能 是 節省 專注力、決策力、行動力、勞動力。</text:p>
                                            </text:list-item>
                                            <text:list-item>
                                              <text:p text:style-name="P135">省能 是 為了 拓展、建構 其他 未知、還未到手 的事物。</text:p>
                                            </text:list-item>
                                            <text:list-item>
                                              <text:p text:style-name="P137">省能 是 為了 將 責任 外放、丟棄、轉移 給 其他個體。</text:p>
                                            </text:list-item>
                                            <text:list-item>
                                              <text:p text:style-name="P138">省能 是 為了 什麼事都不做，就能 享受 權利、權力。</text:p>
                                            </text:list-item>
                                            <text:list-item>
                                              <text:p text:style-name="P138">省能 是 為了 將 權利、權力 最大化、系統化、繁殖化。</text:p>
                                            </text:list-item>
                                            <text:list-item>
                                              <text:p text:style-name="P139">省能 是 自然態、自然而然、自然無為、無為而治。</text:p>
                                            </text:list-item>
                                            <text:list-item>
                                              <text:p text:style-name="P140">省能 是 只攝取自然態輸出，不干涉 輸入、運作。<text:span text:style-name="T99">明例 特斯拉</text:span></text:p>
                                            </text:list-item>
                                            <text:list-item>
                                              <text:p text:style-name="P140">自然態 輸出 的 明顯例子 是 閃電 的 能量 輸出。<text:span text:style-name="T99">攝取 靜電</text:span></text:p>
                                            </text:list-item>
                                            <text:list-item>
                                              <text:p text:style-name="P141">自然態 輸出 的 明顯例子 是 太陽風 的 能量 輸出。<text:span text:style-name="T99">電漿</text:span></text:p>
                                            </text:list-item>
                                            <text:list-item>
                                              <text:p text:style-name="P352"><text:span text:style-name="T127">自然態 輸出 的 明顯例子 是 地球地磁 的 能量 輸出。</text:span><text:span text:style-name="T105">磁場</text:span></text:p>
                                            </text:list-item>
                                            <text:list-item>
                                              <text:p text:style-name="P352"><text:span text:style-name="T127">自然態 輸出 的 明顯例子 是 宇宙射線 的 能量 輸出。</text:span><text:span text:style-name="T108">電漿</text:span></text:p>
                                            </text:list-item>
                                            <text:list-item>
                                              <text:p text:style-name="P287">自然態 輸出 的 明顯例子 是 重力波 的 能量 輸出。<text:span text:style-name="T99">萬有引能</text:span></text:p>
                                            </text:list-item>
                                            <text:list-item>
                                              <text:p text:style-name="P247"><text:span text:style-name="T71">&lt;?</text:span><text:span text:style-name="T72">2&gt;個體 要做的 只是 能量、儲量 轉換裝置。</text:span></text:p>
                                            </text:list-item>
                                            <text:list-item>
                                              <text:p text:style-name="P248"><text:span text:style-name="T71">閃電、太陽風、</text:span><text:span text:style-name="T162">地球地磁、宇宙射線、重力波 輸入到 </text:span><text:span text:style-name="T72">轉換裝置。</text:span></text:p>
                                            </text:list-item>
                                            <text:list-item>
                                              <text:p text:style-name="P248"><text:span text:style-name="T72">轉換裝置 輸出成 </text:span><text:span text:style-name="T71">&lt;?</text:span><text:span text:style-name="T72">2&gt;個體 能夠 使用 的 </text:span><text:span text:style-name="T71">&lt;?</text:span><text:span text:style-name="T72">2&gt;能量種類。</text:span></text:p>
                                            </text:list-item>
                                            <text:list-item>
                                              <text:p text:style-name="P289">明顯例子 是 輸出成 人類個體 在用的 機械能、交流電、直流電。</text:p>
                                            </text:list-item>
                                            <text:list-item>
                                              <text:p text:style-name="P290">做好 之後，什麼事都不用做，就有 源源不盡 的 資源 可以享用。</text:p>
                                            </text:list-item>
                                            <text:list-item>
                                              <text:p text:style-name="P345"><text:span text:style-name="T66">&lt;?2&gt;個體 完全不用 干涉 閃電、太陽風、地球地磁 輸入、運作</text:span><text:span text:style-name="T130">。</text:span></text:p>
                                            </text:list-item>
                                            <text:list-item>
                                              <text:p text:style-name="P346"><text:span text:style-name="T66">&lt;?2&gt;個體 只要 自然而然、無為而治 的攝取 閃電、太陽風 輸出</text:span><text:span text:style-name="T130">。</text:span></text:p>
                                            </text:list-item>
                                            <text:list-item>
                                              <text:p text:style-name="P347"><text:span text:style-name="T66">&lt;?2&gt;個體 要做的只有 設計、製造、使用、監控、維護 轉換裝置</text:span><text:span text:style-name="T130">。</text:span></text:p>
                                            </text:list-item>
                                            <text:list-item>
                                              <text:p text:style-name="P291">能量、儲量 來源，從來 不是 第二層級文明（以上）在意的事。</text:p>
                                            </text:list-item>
                                            <text:list-item>
                                              <text:p text:style-name="P348"><text:span text:style-name="T66">&lt;?2&gt;個體 全數投入 發展文明，不是 浪費資源 產生 能量、儲量</text:span><text:span text:style-name="T130">。</text:span></text:p>
                                            </text:list-item>
                                            <text:list-item>
                                              <text:p text:style-name="P290">資源 是 個體數量、勞動力、浪費資源去輸入、浪費資源去處理。</text:p>
                                            </text:list-item>
                                            <text:list-item>
                                              <text:p text:style-name="P349"><text:span text:style-name="T69">浪費a資源 產生b資源，再用b資源發展文明；跟 打內戰 一樣</text:span><text:span text:style-name="T188">。</text:span></text:p>
                                            </text:list-item>
                                            <text:list-item>
                                              <text:p text:style-name="P292">對 第二層級文明（以上）的 個體 來說，是 愚蠢至極 的 決策。</text:p>
                                            </text:list-item>
                                            <text:list-item>
                                              <text:p text:style-name="P350"><text:span text:style-name="T66">&lt;?2&gt;個體 要做的是 設計、製造、使用、監控、維護 轉換裝置</text:span><text:span text:style-name="T130">。</text:span></text:p>
                                            </text:list-item>
                                            <text:list-item>
                                              <text:p text:style-name="P351"><text:span text:style-name="T66">&lt;?2&gt;個體 要做的是 自然態 攝取a資源，直接 轉換成b資源</text:span><text:span text:style-name="T130">。</text:span></text:p>
                                            </text:list-item>
                                            <text:list-item>
                                              <text:p text:style-name="P293">直接 轉換成 是 透過 轉換裝置 自然而然、理所當然 轉換。</text:p>
                                            </text:list-item>
                                            <text:list-item>
                                              <text:p text:style-name="P294">明顯例子 是 自然態 攝取 閃電，直接轉換成 直流電，存入電容。</text:p>
                                            </text:list-item>
                                            <text:list-item>
                                              <text:p text:style-name="P294">明顯例子 是 用力踩腳踏車踏板，直接轉換成 旋動能，存入車輪。</text:p>
                                            </text:list-item>
                                            <text:list-item>
                                              <text:p text:style-name="P295">假定 每次耗損一樣，則 轉換 次數越少，有效功率 的 耗損越低。</text:p>
                                            </text:list-item>
                                            <text:list-item>
                                              <text:p text:style-name="P371"><text:span text:style-name="T45">明顯例子 是a→</text:span><text:span text:style-name="T48">b→c轉換2次，</text:span><text:span text:style-name="T45">a→</text:span><text:span text:style-name="T48">c轉換1次，</text:span><text:span text:style-name="T50">a=</text:span><text:span text:style-name="T49">c</text:span><text:span text:style-name="T48">轉換</text:span><text:span text:style-name="T49">0次</text:span><text:span text:style-name="T153">。</text:span></text:p>
                                            </text:list-item>
                                            <text:list-item>
                                              <text:p text:style-name="P372"><text:span text:style-name="T44">&lt;?</text:span><text:span text:style-name="T45">2&gt;個體 不做 非自然態 採收</text:span><text:span text:style-name="T46">a</text:span><text:span text:style-name="T45">資源，藉由b資源，產生</text:span><text:span text:style-name="T47">c</text:span><text:span text:style-name="T45">資源</text:span><text:span text:style-name="T152">。</text:span></text:p>
                                            </text:list-item>
                                            <text:list-item>
                                              <text:p text:style-name="P296">明顯例子 是 非自然態 採收 煤礦，藉由 蒸氣，產生 機械能。</text:p>
                                            </text:list-item>
                                            <text:list-item>
                                              <text:p text:style-name="P297">個體 要做的是 全數投入 發展 文明，不是 浪費 資源 生產資源。</text:p>
                                            </text:list-item>
                                            <text:list-item>
                                              <text:p text:style-name="P298">明顯例子 是 企業 要 員工 全數投入 發展企業，而不是 籌錢。</text:p>
                                            </text:list-item>
                                            <text:list-item>
                                              <text:p text:style-name="P299">明顯例子 是 電信業 依靠 自然態 的 授權，月租 就能 攝取 錢。</text:p>
                                            </text:list-item>
                                            <text:list-item>
                                              <text:p text:style-name="P150">明顯例子 是 手機業 依靠 非自然態 的 販售，有售出 才有 錢。</text:p>
                                            </text:list-item>
                                            <text:list-item>
                                              <text:p text:style-name="P247"><text:span text:style-name="T71">省能 是 與 &lt;_?</text:span><text:span text:style-name="T87">3_&gt;個體、道 平穩相處、雙贏、互利。</text:span></text:p>
                                            </text:list-item>
                                            <text:list-item>
                                              <text:p text:style-name="P288">省能 是 萬物法則、自然法則、個體天性。</text:p>
                                            </text:list-item>
                                            <text:list-item>
                                              <text:p text:style-name="P249"><text:span text:style-name="T71">省能 是 不危害&lt;_?</text:span><text:span text:style-name="T87">3_&gt;個體、</text:span><text:span text:style-name="T71">不被&lt;_?</text:span><text:span text:style-name="T87">3_&gt;個體殲滅。</text:span></text:p>
                                            </text:list-item>
                                            <text:list-item>
                                              <text:p text:style-name="P250"><text:span text:style-name="T71">省能 是 </text:span><text:span text:style-name="T87">不逆天、不受到神罰、跟其他個體平穩相處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98"><text:span text:style-name="T14">但是 隨著 實驗 次數 增加，實驗結果 會逐漸形成 </text:span><text:span text:style-name="T71">常態分佈。</text:span></text:p>
                                      <text:list>
                                        <text:list-item>
                                          <text:p text:style-name="P387">原因很明顯，大數法則。</text:p>
                                        </text:list-item>
                                        <text:list-item>
                                          <text:p text:style-name="P142">常態分佈 不一定 是 標準的常態分佈。</text:p>
                                        </text:list-item>
                                        <text:list-item>
                                          <text:p text:style-name="P143">常態分佈 有機率 是 某一特定分布。</text:p>
                                        </text:list-item>
                                        <text:list-item>
                                          <text:p text:style-name="P251"><text:span text:style-name="T71">分佈 強烈相依於 &lt;_?</text:span><text:span text:style-name="T88">3_&gt;個體、</text:span><text:span text:style-name="T71">光痕分布。</text:span></text:p>
                                          <text:list>
                                            <text:list-item>
                                              <text:p text:style-name="P252"><text:span text:style-name="T71">分佈 強烈相依於 &lt;_?</text:span><text:span text:style-name="T88">3_&gt;個體、</text:span><text:span text:style-name="T71">光痕分布 的 一切。</text:span></text:p>
                                            </text:list-item>
                                            <text:list-item>
                                              <text:p text:style-name="P143">明顯例子，人類個體 的 手部肌肉、腿部肌肉 紋路 不同。</text:p>
                                            </text:list-item>
                                            <text:list-item>
                                              <text:p text:style-name="P144">動能個體 在 手部肌肉、腿部肌肉 實驗 的分布結果不同。</text:p>
                                            </text:list-item>
                                            <text:list-item>
                                              <text:p text:style-name="P144">由於都是 肌肉個體，因此實驗結果有 某一特定相似分布。</text:p>
                                            </text:list-item>
                                            <text:list-item>
                                              <text:p text:style-name="P145">假定在 手部肌肉、手部骨頭 做實驗，則 分布 差異極大。</text:p>
                                            </text:list-item>
                                            <text:list-item>
                                              <text:p text:style-name="P146">差異 是 只有 分布曲線 的 大小 的 差異。</text:p>
                                            </text:list-item>
                                            <text:list-item>
                                              <text:p text:style-name="P147">差異 是 只有 分布曲線 的 機率分布、分布圖 的 差異。</text:p>
                                            </text:list-item>
                                            <text:list-item>
                                              <text:p text:style-name="P146">差異 是 同時有 分布曲線 的 大小、機率分布 的 差異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99"><text:span text:style-name="T71">對於 </text:span><text:span text:style-name="T18">&lt;?</text:span><text:span text:style-name="T89">3</text:span><text:span text:style-name="T85">&gt;個</text:span><text:span text:style-name="T139">體 來說，</text:span><text:span text:style-name="T14">光痕分布 </text:span><text:span text:style-name="T71">是 定數、靜態、動態、可預測。</text:span></text:p>
                                      <text:list>
                                        <text:list-item>
                                          <text:p text:style-name="P253"><text:span text:style-name="T71">靜態 是 </text:span><text:span text:style-name="T85">人類個體、肌肉個體 沒有 在 變化，</text:span><text:span text:style-name="T71">靜靜著不動。</text:span></text:p>
                                        </text:list-item>
                                        <text:list-item>
                                          <text:p text:style-name="P253"><text:span text:style-name="T71">動態 是 </text:span><text:span text:style-name="T85">人類個體、肌肉個體 有 在 變化，動態 運作</text:span><text:span text:style-name="T71">。</text:span></text:p>
                                          <text:list>
                                            <text:list-item>
                                              <text:p text:style-name="P148">動態 運作 是 規律、亂數、週期性、非週期性 運作。</text:p>
                                            </text:list-item>
                                            <text:list-item>
                                              <text:p text:style-name="P148">運作 是 運動、作動、作用、反應、行動、改變、變化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49">原因很明顯，光痕分布 就在 那裏，靜靜著不動。</text:p>
                                        </text:list-item>
                                        <text:list-item>
                                          <text:p text:style-name="P254"><text:span text:style-name="T71">原因很明顯，透過 </text:span><text:span text:style-name="T18">&lt;?</text:span><text:span text:style-name="T89">3</text:span><text:span text:style-name="T85">&gt;法則、</text:span><text:span text:style-name="T18">&lt;?</text:span><text:span text:style-name="T89">3</text:span><text:span text:style-name="T85">&gt;工具 就能 量測、預測。</text:span></text:p>
                                          <text:list>
                                            <text:list-item>
                                              <text:p text:style-name="P121">量測 是 使用 本能、工具 感知、感測、測量、度量。</text:p>
                                            </text:list-item>
                                            <text:list-item>
                                              <text:p text:style-name="P121">預測 是 公式、估測、估算、數學模型、系統模擬、預言。</text:p>
                                            </text:list-item>
                                            <text:list-item>
                                              <text:p text:style-name="P255"><text:span text:style-name="T85">對於 &lt;?</text:span><text:span text:style-name="T90">3&gt;個體 來說，</text:span><text:span text:style-name="T71">光痕分布</text:span><text:span text:style-name="T90"> 完全 </text:span><text:span text:style-name="T71">可預測、可預言。</text:span></text:p>
                                            </text:list-item>
                                            <text:list-item>
                                              <text:p text:style-name="P256"><text:span text:style-name="T71">光痕分布</text:span><text:span text:style-name="T90"> 不僅 可預測，還可以產生、創造、</text:span><text:span text:style-name="T91">修改、消除。</text:span></text:p>
                                            </text:list-item>
                                            <text:list-item>
                                              <text:p text:style-name="P257"><text:span text:style-name="T71">光痕分布</text:span><text:span text:style-name="T90"> 還可以 預判、回饋、控制、操控、發散、收斂。</text:span></text:p>
                                            </text:list-item>
                                            <text:list-item>
                                              <text:p text:style-name="P400"><text:span text:style-name="T90">光痕分布 </text:span><text:span text:style-name="T15">只</text:span><text:span text:style-name="T90">是 &lt;_?</text:span><text:span text:style-name="T92">3_&gt;個體 的 一</text:span><text:span text:style-name="T16">小</text:span><text:span text:style-name="T92">部分。</text:span></text:p>
                                            </text:list-item>
                                            <text:list-item>
                                              <text:p text:style-name="P258"><text:span text:style-name="T71">光痕分布</text:span><text:span text:style-name="T90"> 是 &lt;_?</text:span><text:span text:style-name="T92">3_&gt;個體 的 內部物質 的 表象。</text:span></text:p>
                                            </text:list-item>
                                            <text:list-item>
                                              <text:p text:style-name="P259"><text:span text:style-name="T71">&lt;?</text:span><text:span text:style-name="T93">2&gt;個體 只要本能、傳承 足夠發達，就能觀測</text:span><text:span text:style-name="T71">光痕分布。</text:span></text:p>
                                            </text:list-item>
                                            <text:list-item>
                                              <text:p text:style-name="P260"><text:span text:style-name="T90">本能 是 </text:span><text:span text:style-name="T71">&lt;?</text:span><text:span text:style-name="T93">2&gt;個體、外在環境 的 本能、資源、原物料。</text:span></text:p>
                                            </text:list-item>
                                            <text:list-item>
                                              <text:p text:style-name="P260"><text:span text:style-name="T93">傳承 是 </text:span><text:span text:style-name="T71">&lt;?</text:span><text:span text:style-name="T93">2&gt; 個體、群體、文明 的 科學、科技、工具。</text:span></text:p>
                                            </text:list-item>
                                            <text:list-item>
                                              <text:p text:style-name="P300">觀測 是 量測、感測、非監督式學習、測試、產生、消除。</text:p>
                                            </text:list-item>
                                            <text:list-item>
                                              <text:p text:style-name="P261"><text:span text:style-name="T71">光痕分布 只</text:span><text:span text:style-name="T90">是 &lt;_?</text:span><text:span text:style-name="T92">3_&gt;個體 的 表象。</text:span></text:p>
                                            </text:list-item>
                                            <text:list-item>
                                              <text:p text:style-name="P262"><text:span text:style-name="T71">光痕應力分布 </text:span><text:span text:style-name="T90">是 產生、形成 </text:span><text:span text:style-name="T71">光痕分布 的第零層級原因</text:span><text:span text:style-name="T92">。</text:span></text:p>
                                            </text:list-item>
                                            <text:list-item>
                                              <text:p text:style-name="P263"><text:span text:style-name="T92">產生</text:span><text:span text:style-name="T71">光痕應力分布的明顯例子是 </text:span><text:span text:style-name="T90">&lt;?</text:span><text:span text:style-name="T94">2</text:span><text:span text:style-name="T92">&gt;個體 運動、作用。</text:span></text:p>
                                            </text:list-item>
                                            <text:list-item>
                                              <text:p text:style-name="P264"><text:span text:style-name="T92">產生</text:span><text:span text:style-name="T71">光痕應力分布的明顯例子是 </text:span><text:span text:style-name="T90">&lt;_?</text:span><text:span text:style-name="T92">3_&gt;個體 運動、作用。</text:span></text:p>
                                            </text:list-item>
                                            <text:list-item>
                                              <text:p text:style-name="P265"><text:span text:style-name="T92">產生</text:span><text:span text:style-name="T71">光痕應力分布的明顯例子是 </text:span><text:span text:style-name="T90">&lt;_?</text:span><text:span text:style-name="T92">3_&gt;個體 被施加外力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21">明顯例子，人類個體 透過 工具 就能 隨時量測 肌肉分布。</text:p>
                                          <text:list>
                                            <text:list-item>
                                              <text:p text:style-name="P266"><text:span text:style-name="T85">人類個體 沒有 在 運動 的 時候，肌肉分布 是 </text:span><text:span text:style-name="T71">定數。</text:span></text:p>
                                            </text:list-item>
                                            <text:list-item>
                                              <text:p text:style-name="P267"><text:span text:style-name="T71">對於 動能個體 來說，</text:span><text:span text:style-name="T85">肌肉分布 是 </text:span><text:span text:style-name="T71">亂數、動態</text:span><text:span text:style-name="T85">。</text:span></text:p>
                                            </text:list-item>
                                            <text:list-item>
                                              <text:p text:style-name="P268"><text:span text:style-name="T85">更不用說，人類個體 在 運動 的 時候，</text:span><text:span text:style-name="T71">動能個體的認知。</text:span></text:p>
                                            </text:list-item>
                                            <text:list-item>
                                              <text:p text:style-name="P269"><text:span text:style-name="T71">動能個體 極端難以 量測、預言 </text:span><text:span text:style-name="T85">肌肉分布。</text:span></text:p>
                                            </text:list-item>
                                            <text:list-item>
                                              <text:p text:style-name="P269"><text:span text:style-name="T85">原因很明顯，</text:span><text:span text:style-name="T71">動能個體 和 </text:span><text:span text:style-name="T85">肌肉分布 的 尺度 相差太大。</text:span></text:p>
                                            </text:list-item>
                                            <text:list-item>
                                              <text:p text:style-name="P269"><text:span text:style-name="T85">原因很明顯，</text:span><text:span text:style-name="T71">動能個體 被 </text:span><text:span text:style-name="T85">肌肉個體、人類個體 蘊含。</text:span></text:p>
                                            </text:list-item>
                                            <text:list-item>
                                              <text:p text:style-name="P270"><text:span text:style-name="T85">原因很明顯，</text:span><text:span text:style-name="T71">動能個體 運動 越快，</text:span><text:span text:style-name="T85">肌肉紋路 變化越快。</text:span></text:p>
                                            </text:list-item>
                                            <text:list-item>
                                              <text:p text:style-name="P270"><text:span text:style-name="T85">即便 肌肉紋路 是 </text:span><text:span text:style-name="T71">定數，動能個體 會有 這個錯覺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8">光痕 是<text:span text:style-name="T18"> 遺留 在 &lt;_?</text:span><text:span text:style-name="T85">3_&gt;個體</text:span><text:span text:style-name="T139"> 的 痕跡。</text:span></text:p>
                    </text:list-item>
                    <text:list-item>
                      <text:p text:style-name="P271"><text:span text:style-name="T18">&lt;?</text:span><text:span text:style-name="T85">2&gt;個</text:span><text:span text:style-name="T139">體 </text:span>運動 有機率 改變 <text:span text:style-name="T18">&lt;_?</text:span><text:span text:style-name="T85">3_&gt;個體、</text:span>光痕 運動變化<text:span text:style-name="T139">。</text:span></text:p>
                      <text:list>
                        <text:list-item>
                          <text:p text:style-name="P271">改變 是 帶動、驅動、增加、減少、非零、暫態、動態、非穩態、非靜態。</text:p>
                        </text:list-item>
                      </text:list>
                    </text:list-item>
                    <text:list-item>
                      <text:p text:style-name="P271"><text:span text:style-name="T18">&lt;_?</text:span><text:span text:style-name="T85">3_&gt;個體、</text:span>光痕 運動變化 會 改變 <text:span text:style-name="T18">&lt;?</text:span><text:span text:style-name="T85">2&gt;個</text:span><text:span text:style-name="T139">體 </text:span>運動。</text:p>
                      <text:list>
                        <text:list-item>
                          <text:p text:style-name="P272"><text:span text:style-name="T18">&lt;?</text:span><text:span text:style-name="T85">2&gt;個</text:span><text:span text:style-name="T139">體 極端難以 判斷</text:span><text:span text:style-name="T85"> </text:span>光痕 運動變化 帶動 <text:span text:style-name="T18">&lt;?</text:span><text:span text:style-name="T85">2&gt;個</text:span><text:span text:style-name="T139">體 </text:span>運動 比例。</text:p>
                          <text:list>
                            <text:list-item>
                              <text:p text:style-name="P273">光痕 是 <text:span text:style-name="T18">&lt;_?</text:span><text:span text:style-name="T85">3_&gt;個體 本身、應變、應力、形變、力。</text:span></text:p>
                            </text:list-item>
                            <text:list-item>
                              <text:p text:style-name="P274">判斷 是 感覺、感知、感測、認定、分辨、辨識。</text:p>
                            </text:list-item>
                            <text:list-item>
                              <text:p text:style-name="P275">比例 是 <text:span text:style-name="T18">&lt;_?</text:span><text:span text:style-name="T85">3_&gt;個體</text:span>運動變化 <text:span text:style-name="T18">/ </text:span><text:span text:style-name="T70">(</text:span><text:span text:style-name="T18">&lt;_?</text:span><text:span text:style-name="T85">3_&gt;個體</text:span>運動變化 <text:span text:style-name="T140">+ </text:span><text:span text:style-name="T18">&lt;?</text:span><text:span text:style-name="T85">2&gt;個</text:span><text:span text:style-name="T139">體</text:span>運動<text:span text:style-name="T70">)。</text:span></text:p>
                            </text:list-item>
                            <text:list-item>
                              <text:p text:style-name="P276"><text:span text:style-name="T70">&lt;?</text:span><text:span text:style-name="T85">2&gt;個體 直覺認為 </text:span><text:span text:style-name="T18">&lt;?</text:span><text:span text:style-name="T85">2&gt;個</text:span><text:span text:style-name="T139">體 </text:span>運動 是 <text:span text:style-name="T18">100% &lt;?</text:span><text:span text:style-name="T85">2&gt;個</text:span><text:span text:style-name="T139">體</text:span>運動。</text:p>
                            </text:list-item>
                            <text:list-item>
                              <text:p text:style-name="P206"><text:span text:style-name="T37">&lt;?</text:span><text:span text:style-name="T38">2&gt;個體 直覺認為 </text:span><text:span text:style-name="T31">&lt;?</text:span><text:span text:style-name="T38">2&gt;個</text:span><text:span text:style-name="T141">體 </text:span><text:span text:style-name="T142">運動 是 </text:span><text:span text:style-name="T31">0% &lt;_?</text:span><text:span text:style-name="T38">3_&gt;個</text:span><text:span text:style-name="T141">體</text:span><text:span text:style-name="T142">運動變化。</text:span></text:p>
                            </text:list-item>
                            <text:list-item>
                              <text:p text:style-name="P207"><text:span text:style-name="T142">實際上，</text:span><text:span text:style-name="T31">&lt;_?</text:span><text:span text:style-name="T38">3_&gt;個</text:span><text:span text:style-name="T141">體 </text:span><text:span text:style-name="T142">運動變化 會 改變 </text:span><text:span text:style-name="T31">&lt;?</text:span><text:span text:style-name="T38">2&gt;個</text:span><text:span text:style-name="T141">體 </text:span><text:span text:style-name="T142">運動。</text:span></text:p>
                              <text:list>
                                <text:list-item>
                                  <text:p text:style-name="P277">會 是 容易、輕易、極端容易、極端輕易、無意識、潛意識、有意識。</text:p>
                                </text:list-item>
                                <text:list-item>
                                  <text:p text:style-name="P277">改變 是 變化、偏向、帶動、驅動、趨勢、大趨勢、頻率、振幅。</text:p>
                                </text:list-item>
                                <text:list-item>
                                  <text:p text:style-name="P208"><text:span text:style-name="T142">運動 是 自旋、旋轉、萬物法則、定律、反應、常數、</text:span><text:span text:style-name="T31">&lt;_?</text:span><text:span text:style-name="T42">3_&gt;</text:span><text:span text:style-name="T143">的</text:span><text:span text:style-name="T142">投影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78">明顯例子，人類個體 坐在 飛機個體 裡面，飛機個體 運動變化。</text:p>
                          <text:list>
                            <text:list-item>
                              <text:p text:style-name="P278">變化 是 非靜態、非等速、加速、減速、變速。</text:p>
                            </text:list-item>
                            <text:list-item>
                              <text:p text:style-name="P278">人類個體 跟著 飛機個體 運動變化。</text:p>
                            </text:list-item>
                            <text:list-item>
                              <text:p text:style-name="P278">人類個體 運動變化 會 改變 動能個體 運動。</text:p>
                            </text:list-item>
                            <text:list-item>
                              <text:p text:style-name="P279">動能個體<text:span text:style-name="T139"> </text:span>運動 有機率 改變 人類個體、肌肉紋路 運動變化<text:span text:style-name="T139">。</text:span></text:p>
                              <text:list>
                                <text:list-item>
                                  <text:p text:style-name="P280">明顯例子，肌肉個體 蘊含 的 動能個體 會 改變 肌肉紋路。</text:p>
                                  <text:list>
                                    <text:list-item>
                                      <text:p text:style-name="P281">改變 是 突波、暫時性、持有性、永久性、暫態、穩態 改變。</text:p>
                                    </text:list-item>
                                  </text:list>
                                </text:list-item>
                                <text:list-item>
                                  <text:p text:style-name="P282">明顯例子，肌肉個體 蘊含 的 動能個體 有機率 改變 人類個體。</text:p>
                                </text:list-item>
                                <text:list-item>
                                  <text:p text:style-name="P282">明顯例子，肌肉個體 蘊含 的 動能個體 有機率 改變 血球個體。</text:p>
                                </text:list-item>
                                <text:list-item>
                                  <text:p text:style-name="P280">明顯例子，血球個體 蘊含 的 動能個體 會 改變 血球個體。</text:p>
                                </text:list-item>
                                <text:list-item>
                                  <text:p text:style-name="P283">明顯例子，血球個體 蘊含 的 動能個體 有機率 改變 人類個體。</text:p>
                                </text:list-item>
                                <text:list-item>
                                  <text:p text:style-name="P284">明顯例子，血球個體 蘊含 的 動能個體 有機率 改變 肌肉紋路。</text:p>
                                </text:list-item>
                              </text:list>
                            </text:list-item>
                            <text:list-item>
                              <text:p text:style-name="P285">動能個體 極端難以判斷 自身的運動 有多少比例是 人類個體 運動變化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88">光速<text:span text:style-name="T3">；光、光源 的 運動 相依性</text:span>。</text:p>
              <text:list>
                <text:list-item>
                  <text:p text:style-name="P151">光、光源 的 運動 完全 沒有 相依性。<text:span text:style-name="T99">（假定 磁能型運動 不存在）</text:span></text:p>
                </text:list-item>
                <text:list-item>
                  <text:p text:style-name="P152">光源 的 運動 不會改變 光（電磁波）的 速度。</text:p>
                </text:list-item>
                <text:list-item>
                  <text:p text:style-name="P152">光源 是 發射 光 的 來源、物體、物質。</text:p>
                </text:list-item>
                <text:list-item>
                  <text:p text:style-name="P153">光源 的 運動 是 靜止、自轉、公轉、等速運動、加速度運動、不定速運動。</text:p>
                </text:list-item>
                <text:list-item>
                  <text:p text:style-name="P389">光源 的 運動 是 動能<text:span text:style-name="T3">型運動</text:span>。</text:p>
                  <text:list>
                    <text:list-item>
                      <text:p text:style-name="P154">動能型運動 是 動能型、物質型 運動、作用、變化、移動。</text:p>
                    </text:list-item>
                    <text:list-item>
                      <text:p text:style-name="P154">明顯例子 是 速度（物質、物體 在 空間 的 移動速度）。</text:p>
                    </text:list-item>
                    <text:list-item>
                      <text:p text:style-name="P154">明顯例子 是 萬有引力常數 是 動能型運動 的 常數。<text:span text:style-name="T99">（常數 不是 剛體）</text:span></text:p>
                      <text:list>
                        <text:list-item>
                          <text:p text:style-name="P155">運動 是 傳遞<text:span text:style-name="T139">、移動、轉換、傳導、對流、輻射、感測、交互作用、反應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390"><text:span text:style-name="T3">不會改變 的 原因很明顯，</text:span>光<text:span text:style-name="T3"> 的 運動</text:span> 是 <text:span text:style-name="T3">&lt;_?3_&gt;個體 的</text:span> 電能<text:span text:style-name="T3">型運動</text:span>。</text:p>
                  <text:list>
                    <text:list-item>
                      <text:p text:style-name="P156">&lt;?a&gt;個體 透過 電能型運動 在 &lt;_?3_&gt;個體 運動、作用、變化、移動。</text:p>
                      <text:list>
                        <text:list-item>
                          <text:p text:style-name="P209"><text:span text:style-name="T34">3 </text:span><text:span text:style-name="T58">&gt; a &gt;= u。</text:span></text:p>
                        </text:list-item>
                      </text:list>
                    </text:list-item>
                    <text:list-item>
                      <text:p text:style-name="P391">電能<text:span text:style-name="T3">型運動</text:span>、動能<text:span text:style-name="T3">型運動</text:span> 無法 <text:span text:style-name="T3">直接</text:span> 交互作用。</text:p>
                      <text:list>
                        <text:list-item>
                          <text:p text:style-name="P157">假定 磁能型運動 不存在、不會產生、不會出現。</text:p>
                          <text:list>
                            <text:list-item>
                              <text:p text:style-name="P158">兩個 物體 相對運動 才會 發生 磁能型運動 的 可能性。</text:p>
                              <text:list>
                                <text:list-item>
                                  <text:p text:style-name="P158">相對運動 是 動能型運動 造成 的 相對運動。</text:p>
                                </text:list-item>
                                <text:list-item>
                                  <text:p text:style-name="P158">相對運動 是 兩個 物體 之間 發生 任何 改變、變化。</text:p>
                                </text:list-item>
                              </text:list>
                            </text:list-item>
                            <text:list-item>
                              <text:p text:style-name="P157">明顯例子 是 飛機 起飛、降落、直線前進、轉彎、盤旋、自轉。</text:p>
                              <text:list>
                                <text:list-item>
                                  <text:p text:style-name="P159">飛機、飛機儀表板一起 起飛、降落、直線前進。</text:p>
                                </text:list-item>
                                <text:list-item>
                                  <text:p text:style-name="P159">飛機、飛機儀表板 被視為 一個 個體。</text:p>
                                </text:list-item>
                                <text:list-item>
                                  <text:p text:style-name="P159">飛機、飛機儀表板 沒有 相對運動。</text:p>
                                </text:list-item>
                                <text:list-item>
                                  <text:p text:style-name="P159">飛機、飛機儀表板 之間 不會 產生 磁能型運動。</text:p>
                                  <text:list>
                                    <text:list-item>
                                      <text:p text:style-name="P160">假定 電磁波、飛機無線電 不存在。</text:p>
                                    </text:list-item>
                                    <text:list-item>
                                      <text:p text:style-name="P159">只關注在 飛機、飛機儀表板 的 動能、電能 相依性。</text:p>
                                    </text:list-item>
                                  </text:list>
                                </text:list-item>
                                <text:list-item>
                                  <text:p text:style-name="P157">飛機儀表板 不會 發生 過電流、間歇供電 的 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61">即便 電流 從 零 到 無窮大，速度 仍然 不會發生 任何 改變。</text:p>
                          <text:list>
                            <text:list-item>
                              <text:p text:style-name="P162">電流 是 電荷 的 移動速度。</text:p>
                            </text:list-item>
                            <text:list-item>
                              <text:p text:style-name="P161">速度 是 物體 的 移動速度。</text:p>
                            </text:list-item>
                          </text:list>
                        </text:list-item>
                        <text:list-item>
                          <text:p text:style-name="P163">即便 速度 從 零 到 無窮大，電流 仍然 不會發生 任何 改變。</text:p>
                        </text:list-item>
                      </text:list>
                    </text:list-item>
                    <text:list-item>
                      <text:p text:style-name="P164">電能型運動、動能型運動 必須透過 磁場 作為 轉換器 才能 交互作用。</text:p>
                      <text:list>
                        <text:list-item>
                          <text:p text:style-name="P165">電能型運動 是 電能型、電荷型 運動、變化、移動。</text:p>
                          <text:list>
                            <text:list-item>
                              <text:p text:style-name="P166">明顯例子，電能型運動 是 電流（電荷 在 電線 的 移動速度）。</text:p>
                            </text:list-item>
                          </text:list>
                        </text:list-item>
                        <text:list-item>
                          <text:p text:style-name="P167">轉換器 是 電荷、電能、電場 <text:span text:style-name="T189">↔</text:span> 磁能、磁場 <text:span text:style-name="T189">↔</text:span> 動能（機械能）。</text:p>
                        </text:list-item>
                        <text:list-item>
                          <text:p text:style-name="P392">電能<text:span text:style-name="T3">型運動</text:span> <text:span text:style-name="T189">↔</text:span> 磁能<text:span text:style-name="T3">型運動</text:span> <text:span text:style-name="T189">↔</text:span> 動能<text:span text:style-name="T3">型運動</text:span>。</text:p>
                          <text:list>
                            <text:list-item>
                              <text:p text:style-name="P168">原因很明顯，儲量 <text:span text:style-name="T189">↔</text:span> 能量 <text:span text:style-name="T189">↔</text:span> 能量。</text:p>
                            </text:list-item>
                            <text:list-item>
                              <text:p text:style-name="P168">實際上，封閉迴圈電路 本身 就會 產生 磁場。</text:p>
                              <text:list>
                                <text:list-item>
                                  <text:p text:style-name="P168">但是 該磁場 不會跟 該動能型運動 發生 交互作用。</text:p>
                                </text:list-item>
                                <text:list-item>
                                  <text:p text:style-name="P169">原因很明顯，該動能型運動 是 驅動 整個 物體 運動。</text:p>
                                </text:list-item>
                                <text:list-item>
                                  <text:p text:style-name="P169">意即 整個 物體 被視為 一個 個體。</text:p>
                                </text:list-item>
                                <text:list-item>
                                  <text:p text:style-name="P170">兩個 個體 相對運動 才 有機率 發生 磁能 <text:span text:style-name="T189">↔</text:span> 動能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1">假定 磁能型運動 不存在、不會產生、不會出現。</text:p>
                          <text:list>
                            <text:list-item>
                              <text:p text:style-name="P172">電能型運動、動能型運動 不會 交互作用。</text:p>
                            </text:list-item>
                            <text:list-item>
                              <text:p text:style-name="P172">電能型運動、動能型運動 不會 相互影響。</text:p>
                            </text:list-item>
                            <text:list-item>
                              <text:p text:style-name="P172">電能型運動 的 變化 不會 影響 動能型運動。</text:p>
                            </text:list-item>
                            <text:list-item>
                              <text:p text:style-name="P172">動能型運動 的 變化 不會 影響 電能型運動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2">明顯例子，電荷 在 電線 的 移動速度 不會 受到 電路 位移 的 影響。</text:p>
                    </text:list-item>
                    <text:list-item>
                      <text:p text:style-name="P152">明顯例子，電流 的 大小 跟 電路 的 動能 無關。</text:p>
                    </text:list-item>
                    <text:list-item>
                      <text:p text:style-name="P152">明顯例子，石頭 掉進 水中，產生 水波。</text:p>
                      <text:list>
                        <text:list-item>
                          <text:p text:style-name="P173">水 是 水波的 介質。</text:p>
                        </text:list-item>
                        <text:list-item>
                          <text:p text:style-name="P152">水波的速度、石頭 無相關性。</text:p>
                        </text:list-item>
                        <text:list-item>
                          <text:p text:style-name="P152">水波的速度、水的材料特性 有相關性。</text:p>
                          <text:list>
                            <text:list-item>
                              <text:p text:style-name="P182">水 <text:span text:style-name="T189">↔</text:span> 空間。</text:p>
                            </text:list-item>
                            <text:list-item>
                              <text:p text:style-name="P183">石頭 <text:span text:style-name="T195">↔</text:span> 光源。</text:p>
                            </text:list-item>
                            <text:list-item>
                              <text:p text:style-name="P184">水波 <text:span text:style-name="T189">↔</text:span> 光、電磁波。</text:p>
                            </text:list-item>
                            <text:list-item>
                              <text:p text:style-name="P184">水波的速度 <text:span text:style-name="T189">↔</text:span> 光速。</text:p>
                            </text:list-item>
                            <text:list-item>
                              <text:p text:style-name="P184">水的材料特性 <text:span text:style-name="T189">↔</text:span> 空間的材料特性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10"><text:span text:style-name="T34">&lt;?</text:span><text:span text:style-name="T35">a</text:span><text:span text:style-name="T36">&gt;個體 在 </text:span><text:span text:style-name="T34">&lt;?a</text:span><text:span text:style-name="T36">+1</text:span><text:span text:style-name="T34">&gt;個體 運動、作用、變化、移動。</text:span></text:p>
                  <text:list>
                    <text:list-item>
                      <text:p text:style-name="P211"><text:span text:style-name="T19">&lt;?</text:span><text:span text:style-name="T35">a&gt;個體 在 </text:span><text:span text:style-name="T19">&lt;?3&gt;個體 運動、作用、變化、移動。</text:span></text:p>
                      <text:list>
                        <text:list-item>
                          <text:p text:style-name="P185">3 &gt; a &gt;= u。</text:p>
                        </text:list-item>
                        <text:list-item>
                          <text:p text:style-name="P174">&lt;?3&gt;個體 是 空間。</text:p>
                          <text:list>
                            <text:list-item>
                              <text:p text:style-name="P175">光、電磁波、物質、物體 在 空間 運動、作用、變化、移動。</text:p>
                              <text:list>
                                <text:list-item>
                                  <text:p text:style-name="P176">光、電磁波 透過 電能型運動 在 空間 運動、作用、變化。</text:p>
                                </text:list-item>
                                <text:list-item>
                                  <text:p text:style-name="P176">物質、物體 透過 動能型運動 在 空間 運動、作用、變化。</text:p>
                                </text:list-item>
                              </text:list>
                            </text:list-item>
                            <text:list-item>
                              <text:p text:style-name="P393"><text:span text:style-name="T3">因此</text:span> 不論 光源 如何 運動，光 <text:span text:style-name="T3">的 運動 都</text:span> 不會 受到 影響。</text:p>
                              <text:list>
                                <text:list-item>
                                  <text:p text:style-name="P177">假定 磁能型運動 不存在、不會產生、不會出現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78">明顯例子，對於 光、電磁波、射線 來說。</text:p>
                  <text:list>
                    <text:list-item>
                      <text:p text:style-name="P179"><text:span text:style-name="T133">沒有 &lt;?2&gt;個體 的 區域（</text:span>&lt;_?<text:span text:style-name="T133">3_&gt;個體、</text:span>宇宙）是 電線、導體、導電體。</text:p>
                    </text:list-item>
                    <text:list-item>
                      <text:p text:style-name="P180">行星、衛星、彗星、小行星、宇宙塵埃 是 電線裡面的雜質、電阻。</text:p>
                    </text:list-item>
                    <text:list-item>
                      <text:p text:style-name="P181">光 是 電荷、自由電子。</text:p>
                    </text:list-item>
                  </text:list>
                </text:list-item>
                <text:list-item>
                  <text:p text:style-name="P394">光 <text:span text:style-name="T3">的</text:span> 速<text:span text:style-name="T3">度</text:span><text:span text:style-name="T134">上限</text:span><text:span text:style-name="T3"> 強烈</text:span>相依於 &lt;_?<text:span text:style-name="T133">3_&gt;個體</text:span><text:span text:style-name="T9">（本身）</text:span><text:span text:style-name="T133">的 導電特性</text:span><text:span text:style-name="T9">、導電常數</text:span><text:span text:style-name="T133">。</text:span></text:p>
                  <text:list>
                    <text:list-item>
                      <text:p text:style-name="P353"><text:span text:style-name="T127">改變 光 的 速度 的 方法 是 改</text:span><text:span text:style-name="T64">變 &lt;_?</text:span><text:span text:style-name="T68">3_&gt;個</text:span><text:span text:style-name="T129">體 的 材料特性。</text:span></text:p>
                      <text:list>
                        <text:list-item>
                          <text:p text:style-name="P353"><text:span text:style-name="T129">材料特性 是 導電特性</text:span><text:span text:style-name="T67">、導電常數</text:span><text:span text:style-name="T127">。</text:span></text:p>
                        </text:list-item>
                        <text:list-item>
                          <text:p text:style-name="P354"><text:span text:style-name="T64">&lt;_?</text:span><text:span text:style-name="T68">3_&gt;個</text:span><text:span text:style-name="T129">體 的 導電特性 越高，</text:span><text:span text:style-name="T127">光 的 速度 越高。</text:span></text:p>
                          <text:list>
                            <text:list-item>
                              <text:p text:style-name="P355"><text:span text:style-name="T129">明顯例子 是 光 傳導 到 </text:span><text:span text:style-name="T68">&lt;_?3_&gt;個</text:span><text:span text:style-name="T129">體 的 超導體型 材料特性 的 區域。</text:span></text:p>
                            </text:list-item>
                            <text:list-item>
                              <text:p text:style-name="P301">速度 是 傳遞、傳導、對流、輻射、感測、交互作用、反應、反射、折射 速度。</text:p>
                            </text:list-item>
                          </text:list>
                        </text:list-item>
                        <text:list-item>
                          <text:p text:style-name="P356"><text:span text:style-name="T68">&lt;_?3_&gt;個</text:span><text:span text:style-name="T129">體 的 導電特性 越低，光 的 速度 越低。</text:span></text:p>
                          <text:list>
                            <text:list-item>
                              <text:p text:style-name="P357"><text:span text:style-name="T129">明顯例子 是 光 傳導 到 </text:span><text:span text:style-name="T68">&lt;_?3_&gt;個</text:span><text:span text:style-name="T129">體 的 絕緣體型 材料特性 的 區域。</text:span></text:p>
                            </text:list-item>
                          </text:list>
                        </text:list-item>
                        <text:list-item>
                          <text:p text:style-name="P302">實際上，星際 的 距離，不是 人類 所認定 的 距離。</text:p>
                          <text:list>
                            <text:list-item>
                              <text:p text:style-name="P302">星際 是 恆星、行星、黑洞、星系、宇宙、載具、能量、儲量、暗能量、暗物質。</text:p>
                            </text:list-item>
                            <text:list-item>
                              <text:p text:style-name="P303">距離 是 兩點一線的距離、尺寸大小、規模、形成時間、存活時間、剩餘時間。</text:p>
                            </text:list-item>
                            <text:list-item>
                              <text:p text:style-name="P302">認定 是 認為、估算、估測、計算、反推、反導、模擬、數學模型、信念法則。</text:p>
                            </text:list-item>
                            <text:list-item>
                              <text:p text:style-name="P304">人類 用 望遠鏡 接收到 光譜，藉由 紅移現象 反推出 距離。</text:p>
                              <text:list>
                                <text:list-item>
                                  <text:p text:style-name="P358"><text:span text:style-name="T129">望遠鏡 是 鏡片製成簡易望遠鏡、電磁波感測器</text:span><text:span text:style-name="T127">、地面望遠</text:span><text:span text:style-name="T129">鏡、太空望遠鏡。</text:span></text:p>
                                </text:list-item>
                                <text:list-item>
                                  <text:p text:style-name="P305">人類 用 望遠鏡 接收到 光譜，藉由 電磁波特性 反推出 宇宙 的 一切。</text:p>
                                  <text:list>
                                    <text:list-item>
                                      <text:p text:style-name="P359"><text:span text:style-name="T129">（可見）光 是 電磁波。</text:span><text:span text:style-name="T109">（為了 省能，本書 會 使用 光 代替 電磁波）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60"><text:span text:style-name="T129">實際上 在 不同 的 </text:span><text:span text:style-name="T64">&lt;_?</text:span><text:span text:style-name="T68">3_&gt;個</text:span><text:span text:style-name="T129">體 的 材料特性 導致 光 的 速度 不同。</text:span></text:p>
                                  <text:list>
                                    <text:list-item>
                                      <text:p text:style-name="P306">光 的 速度 不是 常數、均勻、剛體。</text:p>
                                    </text:list-item>
                                    <text:list-item>
                                      <text:p text:style-name="P306">光 的 速度 是 常態分佈。</text:p>
                                      <text:list>
                                        <text:list-item>
                                          <text:p text:style-name="P306">大數法則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60"><text:span text:style-name="T129">光 的 速度 強烈 相依於 </text:span><text:span text:style-name="T64">&lt;_?</text:span><text:span text:style-name="T68">3_&gt;個</text:span><text:span text:style-name="T129">體 的 材料特性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61"><text:span text:style-name="T129">傳導 相同距離，在 不同的 </text:span><text:span text:style-name="T64">&lt;_?</text:span><text:span text:style-name="T68">3_&gt;個</text:span><text:span text:style-name="T129">體 的 材料特性，光 所需時間 不同。</text:span></text:p>
                                  <text:list>
                                    <text:list-item>
                                      <text:p text:style-name="P307">傳導性 越高，光速 越高，實際距離 越高於 人類認定的距離。</text:p>
                                    </text:list-item>
                                    <text:list-item>
                                      <text:p text:style-name="P308">傳導性 越低，光速 越低，實際距離 越低於 人類認定的距離。</text:p>
                                    </text:list-item>
                                    <text:list-item>
                                      <text:p text:style-name="P212"><text:span text:style-name="T34">&lt;?</text:span><text:span text:style-name="T43">2&gt;個</text:span><text:span text:style-name="T145">體 的 邊界透鏡效應（擾動）、重力透鏡效應 也會 造成 誤差。</text:span></text:p>
                                    </text:list-item>
                                    <text:list-item>
                                      <text:p text:style-name="P309">距離 越遠，人類認定的宇宙的一切 誤差 有機率 越大。</text:p>
                                    </text:list-item>
                                    <text:list-item>
                                      <text:p text:style-name="P309">距離 越遠，人類認定的宇宙的一切 誤差 有機率 是 穩態誤差。</text:p>
                                      <text:list>
                                        <text:list-item>
                                          <text:p text:style-name="P310">常態分佈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09">距離 越遠，人類認定的宇宙的一切 誤差 有機率 是 某一特定恆等式。</text:p>
                                      <text:list>
                                        <text:list-item>
                                          <text:p text:style-name="P310">常態分佈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62"><text:span text:style-name="T129">實際上，</text:span><text:span text:style-name="T64">&lt;_?</text:span><text:span text:style-name="T68">3_&gt;個</text:span><text:span text:style-name="T129">體 的 傳導性 不是 均勻分布。</text:span></text:p>
                                      <text:list>
                                        <text:list-item>
                                          <text:p text:style-name="P311">原因很明顯，傳導性 強烈相依於 材料特性。</text:p>
                                        </text:list-item>
                                        <text:list-item>
                                          <text:p text:style-name="P363"><text:span text:style-name="T129">原因很明顯，不存在 完美均勻</text:span>、<text:span text:style-name="T129">永恆不變、剛體型 材料特性。</text:span></text:p>
                                        </text:list-item>
                                        <text:list-item>
                                          <text:p text:style-name="P312">理想的材料特性 是 完美均勻、永恆不變、剛體型 材料特性。</text:p>
                                        </text:list-item>
                                        <text:list-item>
                                          <text:p text:style-name="P313">實際的材料特性 只會 劣於 理想的材料特性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14">望遠鏡 接收到 的 光譜 是 光 到達 望遠鏡 的 鏡頭 的 瞬態。</text:p>
                              <text:list>
                                <text:list-item>
                                  <text:p text:style-name="P315">瞬態 是 瞬間的狀態、快照、某一特定的當下的狀態、最終結果、沒有過程。</text:p>
                                </text:list-item>
                                <text:list-item>
                                  <text:p text:style-name="P316">瞬態 是 單點、不是多點、不是線、不是面、不是體、不是其他能量層級。</text:p>
                                </text:list-item>
                              </text:list>
                            </text:list-item>
                            <text:list-item>
                              <text:p text:style-name="P314">望遠鏡 接收到 的 光譜 無法 反推出 光 在 行進過程 的 一切。</text:p>
                              <text:list>
                                <text:list-item>
                                  <text:p text:style-name="P364"><text:span text:style-name="T129">行進過程 的 一切 是 </text:span><text:span text:style-name="T64">&lt;_?</text:span><text:span text:style-name="T68">3_&gt;個</text:span><text:span text:style-name="T129">體的材料特性的分布圖、光速變化狀態圖。</text:span></text:p>
                                </text:list-item>
                                <text:list-item>
                                  <text:p text:style-name="P314">一切 是 感測、交互作用、分布圖、能量增減圖、狀態轉移圖、型態轉移圖。</text:p>
                                </text:list-item>
                              </text:list>
                            </text:list-item>
                            <text:list-item>
                              <text:p text:style-name="P315">望遠鏡 只能 得到 光 到達 望遠鏡 的 鏡頭 的 瞬態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15">明顯例子，牛頓的 水桶實驗。</text:p>
                  <text:list>
                    <text:list-item>
                      <text:p text:style-name="P315">假定，水桶裡面的 水，存在 某一特定動能個體。</text:p>
                    </text:list-item>
                    <text:list-item>
                      <text:p text:style-name="P315">該動能個體 產生 水 擾動、震盪、旋轉 現象。</text:p>
                    </text:list-item>
                    <text:list-item>
                      <text:p text:style-name="P315">假定，該動能個體 產生 水 旋轉 現象。</text:p>
                    </text:list-item>
                    <text:list-item>
                      <text:p text:style-name="P315">水桶裡面的 水，剛開始 旋轉，暫態。</text:p>
                      <text:list>
                        <text:list-item>
                          <text:p text:style-name="P317">水、<text:span text:style-name="T95">該</text:span>動能個體 的 相對速度 不為 零。</text:p>
                        </text:list-item>
                        <text:list-item>
                          <text:p text:style-name="P317">水、該動能個體 有 相對運動。</text:p>
                        </text:list-item>
                        <text:list-item>
                          <text:p text:style-name="P318"><text:span text:style-name="T95">該</text:span>動能<text:span text:style-name="T95">個體 </text:span><text:span text:style-name="T172">有機率檢測到 水的流動。</text:span></text:p>
                        </text:list-item>
                      </text:list>
                    </text:list-item>
                    <text:list-item>
                      <text:p text:style-name="P315">水桶裡面的 水，旋轉 一段時間，暫態 →<text:span text:style-name="T173"> </text:span>穩態。</text:p>
                      <text:list>
                        <text:list-item>
                          <text:p text:style-name="P319">水、<text:span text:style-name="T95">該</text:span>動能個體 的 相對速度 逐漸 收斂。</text:p>
                        </text:list-item>
                        <text:list-item>
                          <text:p text:style-name="P320">水、該動能個體 有 相對運動。</text:p>
                        </text:list-item>
                        <text:list-item>
                          <text:p text:style-name="P318"><text:span text:style-name="T95">該</text:span>動能<text:span text:style-name="T95">個體 </text:span><text:span text:style-name="T172">有機率檢測到 水的流動。</text:span></text:p>
                        </text:list-item>
                      </text:list>
                    </text:list-item>
                    <text:list-item>
                      <text:p text:style-name="P315">水桶裡面的 水，旋轉 時間 足夠長，穩態。</text:p>
                      <text:list>
                        <text:list-item>
                          <text:p text:style-name="P315">水、該動能個體 的 相對速度 為 零。</text:p>
                        </text:list-item>
                        <text:list-item>
                          <text:p text:style-name="P320">水、該動能個體 沒有 相對運動。</text:p>
                        </text:list-item>
                        <text:list-item>
                          <text:p text:style-name="P321"><text:span text:style-name="T95">該動能個</text:span><text:span text:style-name="T172">體 檢測不到 水的流動。</text:span></text:p>
                        </text:list-item>
                      </text:list>
                    </text:list-item>
                    <text:list-item>
                      <text:p text:style-name="P321">水桶裡面的 水，出現 擾動、渦流相撞、擾動和渦流交互作用，穩態 →<text:span text:style-name="T173"> 暫</text:span>態。</text:p>
                      <text:list>
                        <text:list-item>
                          <text:p text:style-name="P322">擾動 的 明顯例子<text:span text:style-name="T18">，該動能</text:span><text:span text:style-name="T96">個</text:span><text:span text:style-name="T174">體的 變化、變化變化、變化變化變化，產生 擾動。</text:span></text:p>
                        </text:list-item>
                        <text:list-item>
                          <text:p text:style-name="P323">渦流相撞 的 明顯例子，兩個 漩渦 相撞。</text:p>
                        </text:list-item>
                        <text:list-item>
                          <text:p text:style-name="P323">擾動和渦流交互作用 的 明顯例子，該動能個體的變化產生的擾動、漩渦 交互作用。</text:p>
                        </text:list-item>
                        <text:list-item>
                          <text:p text:style-name="P319">水、<text:span text:style-name="T95">該</text:span>動能個體 的 相對速度 不為 零。</text:p>
                        </text:list-item>
                        <text:list-item>
                          <text:p text:style-name="P324">水、該動能個體 沒有 相對運動。</text:p>
                        </text:list-item>
                        <text:list-item>
                          <text:p text:style-name="P318"><text:span text:style-name="T95">該</text:span>動能<text:span text:style-name="T95">個體 </text:span><text:span text:style-name="T172">有機率檢測到 水的流動。</text:span></text:p>
                        </text:list-item>
                      </text:list>
                    </text:list-item>
                    <text:list-item>
                      <text:p text:style-name="P318">水 <text:span text:style-name="T189">↔</text:span><text:span text:style-name="T175"> 空間</text:span></text:p>
                      <text:list>
                        <text:list-item>
                          <text:p text:style-name="P318">水桶 <text:span text:style-name="T189">↔</text:span><text:span text:style-name="T97"> &lt;?3&gt;</text:span><text:span text:style-name="T176">個體。</text:span></text:p>
                        </text:list-item>
                        <text:list-item>
                          <text:p text:style-name="P318">動能個體 <text:span text:style-name="T196">↔</text:span><text:span text:style-name="T98"> &lt;?2&gt;</text:span><text:span text:style-name="T177">個體。</text:span></text:p>
                          <text:list>
                            <text:list-item>
                              <text:p text:style-name="P318"><text:span text:style-name="T18">&lt;?</text:span><text:span text:style-name="T78">2&gt;</text:span><text:span text:style-name="T178">個體的 明顯例子，沙子、地球、太陽系。</text:span></text:p>
                            </text:list-item>
                          </text:list>
                        </text:list-item>
                        <text:list-item>
                          <text:p text:style-name="P318">水的旋轉 <text:span text:style-name="T197">↔</text:span><text:span text:style-name="T179"> 空間的旋轉。</text:span></text:p>
                        </text:list-item>
                        <text:list-item>
                          <text:p text:style-name="P337">水的流動 <text:span text:style-name="T189">↔</text:span>（人類認定的）以太風。</text:p>
                        </text:list-item>
                        <text:list-item>
                          <text:p text:style-name="P325">擾動 <text:span text:style-name="T198">↔</text:span><text:span text:style-name="T79"> &lt;?2&gt;個</text:span><text:span text:style-name="T180">體 速度、加速度、加加速度 運動。</text:span></text:p>
                        </text:list-item>
                        <text:list-item>
                          <text:p text:style-name="P325">擾動 <text:span text:style-name="T198">↔</text:span><text:span text:style-name="T79"> 重力波。</text:span></text:p>
                        </text:list-item>
                        <text:list-item>
                          <text:p text:style-name="P326">擾動 <text:span text:style-name="T198">↔</text:span><text:span text:style-name="T79"> 哈雷彗星、隕石、火箭 運動，產生 衝量、力，產生 空間 擾動</text:span><text:span text:style-name="T180">。</text:span></text:p>
                        </text:list-item>
                        <text:list-item>
                          <text:p text:style-name="P325">渦流相撞<text:span text:style-name="T172"> </text:span><text:span text:style-name="T199">↔</text:span><text:span text:style-name="T172"> </text:span>黑洞相撞、星系相撞、宇宙胞相撞。</text:p>
                        </text:list-item>
                        <text:list-item>
                          <text:p text:style-name="P213"><text:span text:style-name="T145">擾動和渦流交互作用 </text:span><text:span text:style-name="T202">↔</text:span><text:span text:style-name="T148"> </text:span><text:span text:style-name="T145">哈雷彗星、隕石掉到地球、火箭脫離</text:span><text:span text:style-name="T149">地球</text:span><text:span text:style-name="T145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5">電磁波、光、磁場、磁力、電場、電力 有機率是<text:span text:style-name="T18"> &lt;?</text:span><text:span text:style-name="T73">1&gt;個體</text:span><text:span text:style-name="T163">。</text:span></text:p>
              <text:list>
                <text:list-item>
                  <text:p text:style-name="P327">明顯例子，肌肉個體 接收到 大腦個體 命令 之後，產生 肌肉收縮現象，產生 動能個體。</text:p>
                </text:list-item>
                <text:list-item>
                  <text:p text:style-name="P328">明顯例子，<text:span text:style-name="T18">&lt;?</text:span><text:span text:style-name="T73">3&gt;個體</text:span><text:span text:style-name="T18"> 有機率產生極端渺小的 空間收縮現象。</text:span><text:span text:style-name="T103">（</text:span><text:span text:style-name="T110">粒子海起落）</text:span></text:p>
                  <text:list>
                    <text:list-item>
                      <text:p text:style-name="P329"><text:span text:style-name="T18">空間收縮（本身）過程 蘊含 &lt;?</text:span><text:span text:style-name="T73">2&gt;</text:span><text:span text:style-name="T163">個體認定的 動能。</text:span></text:p>
                    </text:list-item>
                    <text:list-item>
                      <text:p text:style-name="P330"><text:span text:style-name="T18">&lt;?</text:span><text:span text:style-name="T73">2&gt;</text:span><text:span text:style-name="T163">個體的存在 導致 </text:span><text:span text:style-name="T18">空間收縮。</text:span></text:p>
                    </text:list-item>
                    <text:list-item>
                      <text:p text:style-name="P330"><text:span text:style-name="T18">空間收縮過程 蘊含 </text:span><text:span text:style-name="T163">動能。</text:span></text:p>
                    </text:list-item>
                    <text:list-item>
                      <text:p text:style-name="P330">明顯例子，<text:span text:style-name="T74">空間個體 從 10000立方公尺 被收縮到 1立方公尺。</text:span></text:p>
                      <text:list>
                        <text:list-item>
                          <text:p text:style-name="P331"><text:span text:style-name="T74">該空間收縮過程 </text:span><text:span text:style-name="T18">蘊含 </text:span><text:span text:style-name="T163">動能。</text:span></text:p>
                        </text:list-item>
                        <text:list-item>
                          <text:p text:style-name="P332"><text:span text:style-name="T74">該空間收縮過程 的 明顯例子，10000 →</text:span><text:span text:style-name="T75"> 9999 → 9998 → … → 1 </text:span><text:span text:style-name="T74">立方公尺</text:span><text:span text:style-name="T75">。</text:span></text:p>
                        </text:list-item>
                        <text:list-item>
                          <text:p text:style-name="P333"><text:span text:style-name="T74">空間收縮過程，該空間個體</text:span><text:span text:style-name="T76"> 同時蘊含 </text:span><text:span text:style-name="T18">&lt;?</text:span><text:span text:style-name="T73">2&gt;</text:span><text:span text:style-name="T163">個體、動能個體。</text:span></text:p>
                        </text:list-item>
                        <text:list-item>
                          <text:p text:style-name="P186">空間穩態，該空間個體 沒有蘊含 <text:span text:style-name="T150">動能個體</text:span>。<text:span text:style-name="T99">不是剛體，所以蘊含極端渺小動能個體</text:span></text:p>
                        </text:list-item>
                        <text:list-item>
                          <text:p text:style-name="P187">空間穩態，該空間個體 蘊含 &lt;?2&gt;個體。</text:p>
                        </text:list-item>
                        <text:list-item>
                          <text:p text:style-name="P334"><text:span text:style-name="T18">&lt;?</text:span><text:span text:style-name="T73">2&gt;</text:span><text:span text:style-name="T163">個體 作用在 </text:span><text:span text:style-name="T74">該空間個體。</text:span></text:p>
                        </text:list-item>
                        <text:list-item>
                          <text:p text:style-name="P334"><text:span text:style-name="T74">該空間個體 產生、蘊含 </text:span><text:span text:style-name="T163">動能個體。</text:span></text:p>
                        </text:list-item>
                        <text:list-item>
                          <text:p text:style-name="P214"><text:span text:style-name="T52">空間個體 蘊含 的</text:span><text:span text:style-name="T146">動能個體 不是 </text:span><text:span text:style-name="T51">&lt;?2&gt;</text:span><text:span text:style-name="T146">個體。</text:span></text:p>
                          <text:list>
                            <text:list-item>
                              <text:p text:style-name="P215"><text:span text:style-name="T146">原因很明顯，其他</text:span><text:span text:style-name="T51">&lt;?2&gt;</text:span><text:span text:style-name="T146">個體、該動能個體 能重疊。</text:span></text:p>
                              <text:list>
                                <text:list-item>
                                  <text:p text:style-name="P338">另外，動能個體、生物電流個體 能 重疊。</text:p>
                                  <text:list>
                                    <text:list-item>
                                      <text:p text:style-name="P339">另外 是 該內容、上下文 沒有直接相關，但是 順帶一提 該內容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16"><text:span text:style-name="T146">原因很明顯，其他</text:span><text:span text:style-name="T51">&lt;?2&gt;</text:span><text:span text:style-name="T146">個體蘊含的動能個體、該動能個體 能 疊加。</text:span></text:p>
                              <text:list>
                                <text:list-item>
                                  <text:p text:style-name="P340">疊加 是 作用、反應、相加、建設性干涉、破壞性干涉。</text:p>
                                </text:list-item>
                                <text:list-item>
                                  <text:p text:style-name="P341">另外，動能個體 有機率不蘊含 生物電流個體。</text:p>
                                </text:list-item>
                              </text:list>
                            </text:list-item>
                            <text:list-item>
                              <text:p text:style-name="P217"><text:span text:style-name="T146">原因很明顯，其他</text:span><text:span text:style-name="T51">&lt;?2&gt;</text:span><text:span text:style-name="T146">個體 能 感測、交互作用 該動能個體。</text:span></text:p>
                              <text:list>
                                <text:list-item>
                                  <text:p text:style-name="P341">另外，假定 動能個體 不蘊含 生物電流個體。</text:p>
                                  <text:list>
                                    <text:list-item>
                                      <text:p text:style-name="P342">動能個體 不能 感測、交互作用 生物電流個體。</text:p>
                                    </text:list-item>
                                  </text:list>
                                </text:list-item>
                                <text:list-item>
                                  <text:p text:style-name="P341">另外，假定 動能個體 蘊含 生物電流個體。</text:p>
                                  <text:list>
                                    <text:list-item>
                                      <text:p text:style-name="P342">動能個體 能 感測、交互作用 生物電流個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8"><text:span text:style-name="T52">空間個體 蘊含 的</text:span><text:span text:style-name="T146">動能個體 是 </text:span><text:span text:style-name="T51">&lt;?1&gt;</text:span><text:span text:style-name="T146">個體。</text:span></text:p>
                        </text:list-item>
                      </text:list>
                    </text:list-item>
                    <text:list-item>
                      <text:p text:style-name="P335"><text:span text:style-name="T18">&lt;?</text:span><text:span text:style-name="T73">2&gt;</text:span><text:span text:style-name="T163">個體蘊含的動能 是 </text:span><text:span text:style-name="T73">&lt;?1&gt;</text:span><text:span text:style-name="T163">個體。</text:span></text:p>
                    </text:list-item>
                    <text:list-item>
                      <text:p text:style-name="P335"><text:span text:style-name="T18">&lt;?</text:span><text:span text:style-name="T73">3&gt;個體蘊含的動能 也是 &lt;?1&gt;個</text:span><text:span text:style-name="T163">體。</text:span></text:p>
                    </text:list-item>
                  </text:list>
                </text:list-item>
              </text:list>
            </text:list-item>
            <text:list-item>
              <text:p text:style-name="P335">光、電磁波 與 重力波。</text:p>
              <text:list>
                <text:list-item>
                  <text:p text:style-name="P336">光、電磁波 是 <text:span text:style-name="T77">電能型運動。</text:span></text:p>
                </text:list-item>
                <text:list-item>
                  <text:p text:style-name="P373"><text:span text:style-name="T158">重力波 是 </text:span><text:span text:style-name="T159">動能型運動。</text:span></text:p>
                </text:list-item>
              </text:list>
            </text:list-item>
            <text:list-item>
              <text:p text:style-name="P343">聲音。</text:p>
              <text:list>
                <text:list-item>
                  <text:p text:style-name="P343">光、電磁波 在 運動，也會 產生 聲音。</text:p>
                  <text:list>
                    <text:list-item>
                      <text:p text:style-name="P343">光 有機率（在 不是絕緣<text:span text:style-name="T64">體的 &lt;?3&gt;個體</text:span>）產生 重力波。</text:p>
                    </text:list-item>
                  </text:list>
                </text:list-item>
                <text:list-item>
                  <text:p text:style-name="P343">已知，光 會產生 磁力。</text:p>
                  <text:list>
                    <text:list-item>
                      <text:p text:style-name="P343">光 在（不是 絕緣體的）空氣 運動，空氣 產生 擾動現象。</text:p>
                    </text:list-item>
                  </text:list>
                </text:list-item>
                <text:list-item>
                  <text:p text:style-name="P343">已知，人類的 聽力範圍。</text:p>
                  <text:list>
                    <text:list-item>
                      <text:p text:style-name="P343">人類 聽不到，光 產生的 聲音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標楷體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22:48:59.321000000</dc:date>
    <meta:editing-duration>P11DT18H13M21S</meta:editing-duration>
    <meta:editing-cycles>7227</meta:editing-cycles>
    <meta:document-statistic meta:table-count="0" meta:image-count="0" meta:object-count="0" meta:page-count="1" meta:paragraph-count="709" meta:word-count="14389" meta:character-count="18611" meta:non-whitespace-character-count="15929"/>
  </office:meta>
</office:document-meta>
</file>